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50000000377E152E4243A7DCE61.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Times" svg:font-family="Time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0000" draw:textarea-horizontal-align="center" draw:textarea-vertical-align="middle" draw:auto-grow-height="false" draw:auto-grow-width="true"/>
    </style:style>
    <style:style style:name="gr2" style:family="graphic" style:parent-style-name="standard">
      <style:graphic-properties svg:stroke-color="#000000" draw:fill="gradient" draw:fill-color="#000000" draw:fill-gradient-name="Rectangular_20_red_2f_white" draw:textarea-horizontal-align="justify" draw:textarea-vertical-align="middle" draw:auto-grow-height="false"/>
    </style:style>
    <style:style style:name="gr3" style:family="graphic" style:parent-style-name="standard">
      <style:graphic-properties draw:fill="solid" draw:fill-color="#0000ff" draw:textarea-horizontal-align="center" draw:textarea-vertical-align="middle"/>
    </style:style>
    <style:style style:name="gr4" style:family="graphic" style:parent-style-name="standard">
      <style:graphic-properties svg:stroke-width="0.051cm" svg:stroke-color="#0000ff" draw:marker-start-width="0.276cm" draw:marker-end="Arrow" draw:marker-end-width="0.376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textarea-vertical-align="justify" draw:auto-grow-height="false" draw:auto-grow-width="true" fo:min-width="1.281cm"/>
    </style:style>
    <style:style style:name="gr6"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7" style:family="graphic" style:parent-style-name="standard">
      <style:graphic-properties svg:stroke-color="#000000" draw:fill="gradient" draw:fill-color="#000000" draw:fill-gradient-name="Gradient_20_9" draw:textarea-horizontal-align="justify" draw:textarea-vertical-align="middle" draw:auto-grow-height="false"/>
    </style:style>
    <style:style style:name="gr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1.695cm"/>
    </style:style>
    <style:style style:name="gr12"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graphic-properties draw:stroke="dash" draw:stroke-dash="Fine_20_Dashed" svg:stroke-width="0.102cm" draw:marker-start-width="0.352cm" draw:marker-end-width="0.352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fo:min-height="1.027cm"/>
    </style:style>
    <style:style style:name="gr16" style:family="graphic" style:parent-style-name="standard">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8" style:family="graphic" style:parent-style-name="standard">
      <style:graphic-properties draw:stroke="none" draw:fill="none" fo:min-height="0.637cm"/>
    </style:style>
    <style:style style:name="gr19" style:family="graphic" style:parent-style-name="standard">
      <style:graphic-properties draw:fill="solid" draw:fill-color="#ff0000" draw:textarea-horizontal-align="center" draw:textarea-vertical-align="middle" draw:auto-grow-height="false" draw:auto-grow-width="true"/>
      <style:paragraph-properties style:writing-mode="tb-rl"/>
    </style:style>
    <style:style style:name="gr20" style:family="graphic" style:parent-style-name="standard">
      <style:graphic-properties svg:stroke-width="0.102cm" draw:marker-start-width="0.352cm" draw:marker-end-width="0.352cm" draw:fill="none" draw:fill-color="#000000" draw:textarea-horizontal-align="justify" draw:textarea-vertical-align="middle" draw:auto-grow-height="false" fo:padding-top="0.175cm" fo:padding-bottom="0.175cm" fo:padding-left="0.3cm" fo:padding-right="0.3cm"/>
    </style:style>
    <style:style style:name="gr2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graphic-properties draw:stroke="none" svg:stroke-color="#000000" draw:fill="none" draw:fill-color="#ffffff" fo:min-height="1.824cm"/>
    </style:style>
    <style:style style:name="gr24" style:family="graphic" style:parent-style-name="standard">
      <style:graphic-properties svg:stroke-width="0.051cm" svg:stroke-color="#ff0000" draw:marker-start-width="0.276cm" draw:marker-end="Arrow" draw:marker-end-width="0.376cm" draw:fill="none" draw:fill-color="#000000" draw:textarea-horizontal-align="center" draw:textarea-vertical-align="middle" fo:padding-top="0.15cm" fo:padding-bottom="0.15cm" fo:padding-left="0.275cm" fo:padding-right="0.275cm"/>
    </style:style>
    <style:style style:name="gr25" style:family="graphic" style:parent-style-name="standard">
      <style:graphic-properties draw:stroke="solid" draw:stroke-dash="Ultrafine_20_2_20_Dots_20_3_20_Dashes" svg:stroke-width="0.051cm" svg:stroke-color="#ff0000" draw:marker-start-width="0.276cm" draw:marker-end="Arrow" draw:marker-end-width="0.376cm" draw:textarea-horizontal-align="center" draw:textarea-vertical-align="middle" fo:padding-top="0.15cm" fo:padding-bottom="0.15cm" fo:padding-left="0.275cm" fo:padding-right="0.275cm" draw:shadow-offset-x="0.305cm" draw:shadow-offset-y="0.305cm"/>
    </style:style>
    <style:style style:name="gr26" style:family="graphic" style:parent-style-name="standard">
      <style:graphic-properties svg:stroke-color="#000000" draw:fill="gradient" draw:fill-color="#b3b3b3" draw:fill-gradient-name="Gradient_20_8" draw:textarea-horizontal-align="center" draw:textarea-vertical-align="middle" draw:shadow="hidden"/>
    </style:style>
    <style:style style:name="gr2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graphic-properties svg:stroke-width="0.051cm" svg:stroke-color="#ff0000" draw:marker-start-width="0.276cm" draw:marker-end-width="0.276cm" draw:textarea-horizontal-align="center" draw:textarea-vertical-align="middle" fo:padding-top="0.15cm" fo:padding-bottom="0.15cm" fo:padding-left="0.275cm" fo:padding-right="0.275cm"/>
    </style:style>
    <style:style style:name="gr31"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0.705cm"/>
    </style:style>
    <style:style style:name="gr36" style:family="graphic" style:parent-style-name="standard">
      <style:graphic-properties draw:stroke="none" svg:stroke-color="#000000" draw:fill="none" draw:fill-color="#ffffff" draw:textarea-horizontal-align="left" draw:auto-grow-height="true" draw:auto-grow-width="true" fo:min-height="0.713cm" fo:min-width="0.658cm"/>
    </style:style>
    <style:style style:name="gr3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graphic-properties svg:stroke-color="#000000" draw:fill="solid" draw:fill-color="#ff0000" draw:textarea-horizontal-align="justify" draw:textarea-vertical-align="middle" draw:auto-grow-height="false"/>
    </style:style>
    <style:style style:name="gr40" style:family="graphic" style:parent-style-name="standard">
      <style:graphic-properties svg:stroke-color="#000000" draw:fill="solid" draw:fill-color="#0000ff" draw:textarea-horizontal-align="justify" draw:textarea-vertical-align="middle" draw:auto-grow-height="false"/>
    </style:style>
    <style:style style:name="gr4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graphic-properties draw:stroke="none" svg:stroke-color="#000000" draw:fill="none" draw:fill-color="#ffffff" fo:min-height="0.713cm"/>
    </style:style>
    <style:style style:name="gr50" style:family="graphic" style:parent-style-name="standard">
      <style:graphic-properties draw:fill="solid" draw:fill-color="#ffffff" draw:textarea-vertical-align="middle" draw:auto-grow-height="false" fo:min-height="0.749cm" fo:min-width="0.499cm"/>
    </style:style>
    <style:style style:name="gr5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graphic-properties draw:stroke="none" svg:stroke-color="#000000" draw:fill="none" draw:fill-color="#ffffff" draw:textarea-horizontal-align="left" draw:auto-grow-height="true" draw:auto-grow-width="true" fo:min-height="0.713cm" fo:min-width="1.691cm"/>
    </style:style>
    <style:style style:name="gr57"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graphic-properties draw:fill="solid" draw:fill-color="#ffffff" draw:textarea-vertical-align="middle" draw:auto-grow-height="false" fo:min-height="1.222cm" fo:min-width="3.954cm"/>
    </style:style>
    <style:style style:name="gr62"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538cm" fo:min-width="0.7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2.609cm" fo:min-width="2.18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graphic-properties svg:stroke-color="#000000" draw:fill="gradient" draw:fill-color="#000000" draw:fill-gradient-name="Rectangular_20_red_2f_white" draw:textarea-horizontal-align="justify" draw:textarea-vertical-align="middle" draw:auto-grow-height="false" fo:min-height="1.033cm" fo:min-width="0.795cm"/>
    </style:style>
    <style:style style:name="gr65" style:family="graphic" style:parent-style-name="standard">
      <style:graphic-properties svg:stroke-color="#000000" draw:fill="gradient" draw:fill-color="#000000" draw:fill-gradient-name="Gradient_20_9" draw:textarea-horizontal-align="justify" draw:textarea-vertical-align="middle" draw:auto-grow-height="false" fo:min-height="1.033cm" fo:min-width="0.475cm"/>
    </style:style>
    <style:style style:name="gr6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graphic-properties svg:stroke-width="0.102cm" draw:marker-start-width="0.352cm" draw:marker-end-width="0.352cm" draw:fill="solid" draw:fill-color="#000000" draw:textarea-horizontal-align="justify" draw:textarea-vertical-align="middle" draw:auto-grow-height="false" fo:padding-top="0.175cm" fo:padding-bottom="0.175cm" fo:padding-left="0.3cm" fo:padding-right="0.3cm"/>
    </style:style>
    <style:style style:name="gr7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graphic-properties draw:fill="solid" draw:fill-color="#0000ff" draw:textarea-horizontal-align="justify" draw:textarea-vertical-align="middle" draw:auto-grow-height="false"/>
    </style:style>
    <style:style style:name="gr83" style:family="graphic" style:parent-style-name="standard">
      <style:graphic-properties draw:stroke="dash" draw:stroke-dash="Ultrafine_20_2_20_Dots_20_3_20_Dash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84"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graphic-properties draw:stroke="none" svg:stroke-color="#000000" draw:fill="none" draw:fill-color="#ffffff" draw:textarea-horizontal-align="left" draw:auto-grow-height="true" draw:auto-grow-width="false" fo:min-height="2.16cm" fo:min-width="2.757cm"/>
    </style:style>
    <style:style style:name="gr87" style:family="graphic" style:parent-style-name="standard">
      <style:graphic-properties draw:stroke="none" svg:stroke-color="#000000" draw:fill="none" draw:fill-color="#ffffff" fo:min-height="0.865cm"/>
    </style:style>
    <style:style style:name="gr8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graphic-properties draw:fill="solid" draw:fill-color="#0000ff" draw:textarea-horizontal-align="center" draw:textarea-vertical-align="middle" draw:auto-grow-height="false" draw:auto-grow-width="true"/>
      <style:paragraph-properties style:writing-mode="tb-rl"/>
    </style:style>
    <style:style style:name="gr9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graphic-properties draw:stroke="none" svg:stroke-color="#000000" draw:fill="none" draw:fill-color="#ffffff" draw:textarea-horizontal-align="left" draw:auto-grow-height="true" draw:auto-grow-width="true" fo:min-height="0.713cm" fo:min-width="3.909cm"/>
    </style:style>
    <style:style style:name="gr11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dash" draw:stroke-dash="Fine_20_Dashed"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115" style:family="graphic" style:parent-style-name="standard">
      <style:graphic-properties draw:stroke="dash" draw:stroke-dash="Ultrafine_20_Dashed"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116"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117" style:family="graphic" style:parent-style-name="standard">
      <style:graphic-properties draw:stroke="dash" draw:stroke-dash="Fine_20_Dashed"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118" style:family="graphic" style:parent-style-name="standard">
      <style:graphic-properties draw:stroke="dash" draw:stroke-dash="Ultrafine_20_Dashed"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119" style:family="graphic" style:parent-style-name="standard">
      <style:graphic-properties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120"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7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74" style:family="graphic" style:parent-style-name="standard">
      <style:graphic-properties draw:textarea-horizontal-align="center" draw:textarea-vertical-align="middle"/>
    </style:style>
    <style:style style:name="gr175" style:family="graphic" style:parent-style-name="standard">
      <style:graphic-properties draw:fill="solid" draw:fill-color="#000000" draw:textarea-vertical-align="middle" draw:auto-grow-height="false" fo:min-height="0.749cm" fo:min-width="0.499cm"/>
    </style:style>
    <style:style style:name="gr17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graphic-properties draw:stroke="none" svg:stroke-color="#000000" draw:fill="none" draw:fill-color="#ffffff" draw:textarea-horizontal-align="right" draw:textarea-vertical-align="top" draw:auto-grow-height="true" draw:auto-grow-width="true" fo:min-height="0.002cm" fo:min-width="0.97cm"/>
    </style:style>
    <style:style style:name="gr185" style:family="graphic" style:parent-style-name="standard">
      <style:graphic-properties draw:stroke="none" svg:stroke-color="#000000" draw:fill="none" draw:fill-color="#ffffff" draw:textarea-horizontal-align="right" draw:textarea-vertical-align="justify" draw:auto-grow-height="false" draw:auto-grow-width="true" fo:min-width="0.97cm"/>
    </style:style>
    <style:style style:name="gr186"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graphic-properties draw:stroke="none" svg:stroke-color="#000000" draw:fill="none" draw:fill-color="#ffffff" draw:textarea-horizontal-align="left" draw:auto-grow-height="true" draw:auto-grow-width="true" fo:min-height="1.425cm" fo:min-width="1.551cm"/>
    </style:style>
    <style:style style:name="P1" style:family="paragraph">
      <loext:graphic-properties draw:fill="solid" draw:fill-color="#ff0000"/>
      <style:paragraph-properties fo:margin-left="0cm" fo:margin-right="0cm" fo:text-align="center" fo:text-indent="0cm" style:writing-mode="tb-rl"/>
      <style:text-properties fo:color="#ffffff" fo:font-size="18pt"/>
    </style:style>
    <style:style style:name="P2" style:family="paragraph">
      <loext:graphic-properties draw:fill="gradient" draw:fill-color="#000000" draw:fill-gradient-name="Rectangular_20_red_2f_white"/>
      <style:paragraph-properties fo:text-align="center"/>
    </style:style>
    <style:style style:name="P3" style:family="paragraph">
      <style:paragraph-properties fo:margin-left="0cm" fo:margin-right="0cm" fo:text-align="center" fo:text-indent="0cm"/>
    </style:style>
    <style:style style:name="P4" style:family="paragraph">
      <loext:graphic-properties draw:fill="solid" draw:fill-color="#0000ff"/>
      <style:paragraph-properties fo:margin-left="0cm" fo:margin-right="0cm" fo:text-align="center" fo:text-indent="0cm"/>
      <style:text-properties fo:color="#ffffff" style:font-name="Times" fo:font-size="18pt"/>
    </style:style>
    <style:style style:name="P5" style:family="paragraph">
      <style:paragraph-properties fo:text-align="center"/>
    </style:style>
    <style:style style:name="P6" style:family="paragraph">
      <loext:graphic-properties draw:fill="none" draw:fill-color="#ffffff"/>
      <style:paragraph-properties fo:margin-left="0cm" fo:margin-right="0cm" fo:text-indent="0cm"/>
    </style:style>
    <style:style style:name="P7" style:family="paragraph">
      <loext:graphic-properties draw:fill="gradient" draw:fill-color="#000000" draw:fill-gradient-name="Gradient_20_9"/>
      <style:paragraph-properties fo:text-align="center"/>
    </style:style>
    <style:style style:name="P8" style:family="paragraph">
      <loext:graphic-properties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9" style:family="paragraph">
      <style:paragraph-properties fo:margin-left="0cm" fo:margin-right="0cm" fo:text-indent="0cm"/>
    </style:style>
    <style:style style:name="P10" style:family="paragraph">
      <loext:graphic-properties draw:fill="none" draw:fill-color="#ffffff"/>
    </style:style>
    <style:style style:name="P1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2" style:family="paragraph">
      <loext:graphic-properties draw:fill="none"/>
      <style:paragraph-properties fo:text-align="center"/>
    </style:style>
    <style:style style:name="P13" style:family="paragraph">
      <loext:graphic-properties draw:fill="none" draw:fill-color="#ffffff"/>
      <style:paragraph-properties fo:margin-left="0cm" fo:margin-right="0cm" fo:text-align="center" fo:text-indent="0cm"/>
      <style:text-properties fo:font-size="18pt"/>
    </style:style>
    <style:style style:name="P14" style:family="paragraph">
      <loext:graphic-properties draw:fill="none"/>
      <style:paragraph-properties fo:margin-left="0cm" fo:margin-right="0cm" fo:text-align="center" fo:text-indent="0cm"/>
      <style:text-properties style:font-name="Times"/>
    </style:style>
    <style:style style:name="P15" style:family="paragraph">
      <style:paragraph-properties fo:margin-left="0cm" fo:margin-right="0cm" fo:text-align="center" fo:text-indent="0cm" style:writing-mode="tb-rl"/>
      <style:text-properties fo:color="#ffffff"/>
    </style:style>
    <style:style style:name="P16" style:family="paragraph">
      <loext:graphic-properties draw:fill="solid" draw:fill-color="#ff0000"/>
      <style:paragraph-properties fo:margin-left="0cm" fo:margin-right="0cm" fo:text-align="center" fo:text-indent="0cm" style:writing-mode="tb-rl"/>
      <style:text-properties fo:color="#ffffff"/>
    </style:style>
    <style:style style:name="P17" style:family="paragraph">
      <loext:graphic-properties draw:fill="none" draw:fill-color="#000000"/>
      <style:paragraph-properties fo:text-align="center"/>
    </style:style>
    <style:style style:name="P18" style:family="paragraph">
      <loext:graphic-properties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9" style:family="paragraph">
      <loext:graphic-properties draw:fill="none" draw:fill-color="#ffffff"/>
      <style:paragraph-properties fo:margin-left="0cm" fo:margin-right="0cm" fo:text-align="center" fo:text-indent="0cm"/>
      <style:text-properties fo:font-size="15pt"/>
    </style:style>
    <style:style style:name="P20" style:family="paragraph">
      <loext:graphic-properties draw:fill="solid" draw:fill-color="#0000ff"/>
      <style:paragraph-properties fo:margin-left="0cm" fo:margin-right="0cm" fo:text-align="center" fo:text-indent="0cm"/>
      <style:text-properties fo:color="#ffffff"/>
    </style:style>
    <style:style style:name="P21" style:family="paragraph">
      <loext:graphic-properties draw:fill="gradient" draw:fill-color="#b3b3b3" draw:fill-gradient-name="Gradient_20_8"/>
      <style:paragraph-properties fo:text-align="center"/>
      <style:text-properties fo:color="#ffffff"/>
    </style:style>
    <style:style style:name="P22" style:family="paragraph">
      <loext:graphic-properties draw:fill="none" draw:fill-color="#ffffff"/>
      <style:paragraph-properties fo:margin-left="0cm" fo:margin-right="0cm" fo:text-align="center" fo:text-indent="0cm"/>
    </style:style>
    <style:style style:name="P23" style:family="paragraph">
      <style:paragraph-properties fo:margin-left="0cm" fo:margin-right="0cm" fo:text-align="center" fo:text-indent="0cm" style:writing-mode="tb-rl"/>
      <style:text-properties fo:color="#ffffff" fo:font-size="18pt"/>
    </style:style>
    <style:style style:name="P24" style:family="paragraph">
      <loext:graphic-properties draw:fill="solid" draw:fill-color="#ff0000"/>
      <style:paragraph-properties fo:text-align="center"/>
    </style:style>
    <style:style style:name="P25" style:family="paragraph">
      <loext:graphic-properties draw:fill="solid" draw:fill-color="#0000ff"/>
      <style:paragraph-properties fo:margin-left="0cm" fo:margin-right="0cm" fo:text-align="center" fo:text-indent="0cm"/>
      <style:text-properties fo:color="#ffffff" fo:font-size="18pt"/>
    </style:style>
    <style:style style:name="P26" style:family="paragraph">
      <loext:graphic-properties draw:fill="gradient" draw:fill-color="#b3b3b3" draw:fill-gradient-name="Gradient_20_8"/>
      <style:paragraph-properties fo:margin-left="0cm" fo:margin-right="0cm" fo:text-align="center" fo:text-indent="0cm"/>
      <style:text-properties fo:color="#ffffff" fo:font-size="18pt"/>
    </style:style>
    <style:style style:name="P27" style:family="paragraph">
      <loext:graphic-properties draw:fill="solid" draw:fill-color="#0000ff"/>
      <style:paragraph-properties fo:text-align="center"/>
    </style:style>
    <style:style style:name="P28" style:family="paragraph">
      <loext:graphic-properties draw:fill="none" draw:fill-color="#ffffff"/>
      <style:paragraph-properties fo:margin-left="0cm" fo:margin-right="0cm" fo:text-indent="0cm"/>
      <style:text-properties fo:font-size="18pt"/>
    </style:style>
    <style:style style:name="P29" style:family="paragraph">
      <loext:graphic-properties draw:fill="solid" draw:fill-color="#ffffff"/>
      <style:paragraph-properties fo:text-align="center"/>
      <style:text-properties fo:font-size="20pt" style:font-size-asian="20pt" style:font-size-complex="20pt"/>
    </style:style>
    <style:style style:name="P30" style:family="paragraph">
      <loext:graphic-properties draw:fill="none" draw:fill-color="#ffffff"/>
      <style:paragraph-properties fo:margin-left="0cm" fo:margin-right="0cm" fo:text-align="center" fo:text-indent="0cm"/>
      <style:text-properties style:font-name="Times" fo:font-size="18pt" style:font-size-asian="18pt" style:font-size-complex="18pt"/>
    </style:style>
    <style:style style:name="P31" style:family="paragraph">
      <loext:graphic-properties draw:fill="none" draw:fill-color="#ffffff"/>
      <style:text-properties style:font-name="Times"/>
    </style:style>
    <style:style style:name="P32" style:family="paragraph">
      <loext:graphic-properties draw:fill="none" draw:fill-color="#ffffff"/>
      <style:paragraph-properties fo:margin-left="0cm" fo:margin-right="0cm" fo:text-align="center" fo:text-indent="0cm"/>
      <style:text-properties style:font-name="Times" fo:font-size="18pt"/>
    </style:style>
    <style:style style:name="P33" style:family="paragraph">
      <loext:graphic-properties draw:fill="solid" draw:fill-color="#000000"/>
      <style:paragraph-properties fo:text-align="center"/>
    </style:style>
    <style:style style:name="P34"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35" style:family="paragraph">
      <loext:graphic-properties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36" style:family="paragraph">
      <loext:graphic-properties draw:fill="solid" draw:fill-color="#0000ff"/>
      <style:paragraph-properties fo:margin-left="0cm" fo:margin-right="0cm" fo:text-align="center" fo:text-indent="0cm" style:writing-mode="tb-rl"/>
      <style:text-properties fo:color="#ffffff" fo:font-size="18pt"/>
    </style:style>
    <style:style style:name="P37" style:family="paragraph">
      <loext:graphic-properties draw:fill="none" draw:fill-color="#ffffff"/>
      <style:paragraph-properties fo:margin-left="0cm" fo:margin-right="0cm" fo:text-align="center" fo:text-indent="0cm"/>
      <style:text-properties fo:font-size="20pt" style:font-size-asian="20pt" style:font-size-complex="20pt"/>
    </style:style>
    <style:style style:name="T1" style:family="text">
      <style:text-properties fo:color="#ffffff" style:font-name="Times" fo:font-size="18pt"/>
    </style:style>
    <style:style style:name="T2" style:family="text">
      <style:text-properties fo:font-size="18pt"/>
    </style:style>
    <style:style style:name="T3" style:family="text">
      <style:text-properties fo:color="#ffffff"/>
    </style:style>
    <style:style style:name="T4" style:family="text">
      <style:text-properties fo:font-size="15pt"/>
    </style:style>
    <style:style style:name="T5" style:family="text">
      <style:text-properties fo:color="#ffffff" fo:font-size="18pt"/>
    </style:style>
    <style:style style:name="T6" style:family="text">
      <style:text-properties fo:font-size="20pt" style:font-size-asian="20pt" style:font-size-complex="20pt"/>
    </style:style>
    <style:style style:name="T7" style:family="text">
      <style:text-properties style:text-position="sub 58%" fo:font-size="20pt" style:font-size-asian="20pt" style:font-size-complex="20pt"/>
    </style:style>
    <style:style style:name="T8" style:family="text">
      <style:text-properties style:font-name="Times" fo:font-size="18pt" style:font-size-asian="18pt" style:font-size-complex="18pt"/>
    </style:style>
    <style:style style:name="T9" style:family="text">
      <style:text-properties style:font-name="Times"/>
    </style:style>
    <style:style style:name="T10" style:family="text">
      <style:text-properties style:font-name="Tim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xml:id="id4" draw:id="id4" draw:layer="layout" svg:width="1.381cm" svg:height="5.023cm" draw:transform="rotate (1.5707963267949) translate (14.441cm 7.123cm)">
          <text:p/>
        </draw:rect>
        <draw:custom-shape draw:style-name="gr2" draw:text-style-name="P2" draw:layer="layout" svg:width="1.748cm" svg:height="2.705cm" draw:transform="rotate (-1.5707963267949) translate (18.243cm 7.398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4" xml:id="id2" draw:id="id2" draw:layer="layout" svg:width="4.508cm" svg:height="1.558cm" svg:x="3.377cm" svg:y="11.053cm">
          <text:p text:style-name="P3"><text:span text:style-name="T1">Evaporator</text:span></text:p>
        </draw:rect>
        <draw:connector draw:style-name="gr4" draw:text-style-name="P5" draw:layer="layout" svg:x1="2.393cm" svg:y1="9.506cm" svg:x2="3.377cm" svg:y2="11.832cm" draw:start-shape="id1" draw:start-glue-point="2" draw:end-shape="id2" draw:end-glue-point="3" svg:d="M2393 9506v2326h984" svg:viewBox="0 0 985 2327">
          <text:p/>
        </draw:connector>
        <draw:connector draw:style-name="gr4" draw:text-style-name="P5" draw:layer="layout" svg:x1="7.885cm" svg:y1="11.832cm" svg:x2="24.922cm" svg:y2="10.539cm" draw:start-shape="id2" draw:start-glue-point="1" draw:end-shape="id3" draw:end-glue-point="2" svg:d="M7885 11832h17037v-1293" svg:viewBox="0 0 17038 1294">
          <text:p/>
        </draw:connector>
        <draw:frame draw:style-name="gr5" draw:text-style-name="P6" draw:layer="layout" svg:width="1.781cm" svg:height="0.093cm" svg:x="4.163cm" svg:y="6.19cm">
          <draw:text-box>
            <text:p/>
          </draw:text-box>
        </draw:frame>
        <draw:connector draw:style-name="gr6" draw:text-style-name="P5" draw:layer="layout" svg:x1="24.922cm" svg:y1="8.149cm" svg:x2="19.464cm" svg:y2="6.433cm" draw:start-shape="id3" draw:start-glue-point="0" draw:end-shape="id4" draw:end-glue-point="2" svg:d="M24922 8149v-1716h-5458" svg:viewBox="0 0 5459 1717">
          <text:p/>
        </draw:connector>
        <draw:connector draw:style-name="gr6" draw:text-style-name="P5" draw:layer="layout" svg:x1="14.441cm" svg:y1="6.433cm" svg:x2="2.393cm" svg:y2="8.236cm" draw:start-shape="id4" draw:start-glue-point="0" draw:end-shape="id1" draw:end-glue-point="0" svg:d="M14441 6433h-12048v1803" svg:viewBox="0 0 12049 1804">
          <text:p/>
        </draw:connector>
        <draw:custom-shape draw:style-name="gr7" draw:text-style-name="P7" draw:layer="layout" svg:width="1.316cm" svg:height="2.705cm" draw:transform="rotate (-1.5707963267949) translate (7.019cm 9.458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3" draw:id="id3">
          <draw:g>
            <draw:circle draw:style-name="gr8" draw:text-style-name="P8" draw:layer="layout" svg:width="2.39cm" svg:height="2.39cm" draw:transform="rotate (-3.14159265358979) translate (26.117cm 10.539cm)">
              <text:p/>
            </draw:circle>
            <draw:line draw:style-name="gr9" draw:text-style-name="P8" draw:layer="layout" svg:x1="24.068cm" svg:y1="10.196cm" svg:x2="25.993cm" svg:y2="9.877cm">
              <text:p/>
            </draw:line>
            <draw:line draw:style-name="gr10" draw:text-style-name="P8" draw:layer="layout" svg:x1="26.045cm" svg:y1="8.929cm" svg:x2="23.998cm" svg:y2="8.588cm">
              <text:p/>
            </draw:line>
          </draw:g>
          <draw:frame draw:style-name="gr11" draw:text-style-name="P10" draw:layer="layout" svg:width="2.195cm" svg:height="0.963cm" svg:x="23.846cm" svg:y="8.91cm">
            <draw:text-box>
              <text:p text:style-name="P9">Comp</text:p>
            </draw:text-box>
          </draw:frame>
        </draw:g>
        <draw:g xml:id="id1" draw:id="id1">
          <draw:custom-shape draw:style-name="gr12" draw:text-style-name="P11" draw:layer="layout" svg:width="0.641cm" svg:height="0.641cm" svg:x="2.073cm" svg:y="8.8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1" draw:layer="layout" svg:width="0.641cm" svg:height="0.641cm" draw:transform="rotate (-3.14159265358979) translate (2.714cm 8.87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12" draw:layer="layout" svg:width="18.087cm" svg:height="11.4cm" svg:x="8.406cm" svg:y="3.167cm">
          <text:p/>
        </draw:rect>
        <draw:frame draw:style-name="gr15" draw:text-style-name="P13" draw:layer="layout" svg:width="18.009cm" svg:height="1.277cm" svg:x="8.444cm" svg:y="14.716cm">
          <draw:text-box>
            <text:p text:style-name="P3"><text:span text:style-name="T2">Condensing Unit</text:span></text:p>
          </draw:text-box>
        </draw:frame>
        <draw:rect draw:style-name="gr16" draw:text-style-name="P12" draw:layer="layout" svg:width="6.437cm" svg:height="8.648cm" svg:x="1.732cm" svg:y="5.828cm">
          <text:p/>
        </draw:rect>
        <draw:frame draw:style-name="gr15" draw:text-style-name="P13" draw:layer="layout" svg:width="6.319cm" svg:height="1.277cm" svg:x="1.811cm" svg:y="14.835cm">
          <draw:text-box>
            <text:p text:style-name="P3"><text:span text:style-name="T2">Cooling Load</text:span></text:p>
          </draw:text-box>
        </draw:frame>
        <draw:frame draw:style-name="gr17" draw:text-style-name="P10" draw:layer="layout" svg:width="0.853cm" svg:height="0.963cm" svg:x="25.268cm" svg:y="11.594cm">
          <draw:text-box>
            <text:p text:style-name="P9">1</text:p>
          </draw:text-box>
        </draw:frame>
        <draw:frame draw:style-name="gr17" draw:text-style-name="P10" draw:layer="layout" svg:width="0.853cm" svg:height="0.963cm" svg:x="25.189cm" svg:y="6.302cm">
          <draw:text-box>
            <text:p text:style-name="P9">2</text:p>
          </draw:text-box>
        </draw:frame>
        <draw:frame draw:style-name="gr17" draw:text-style-name="P10" draw:layer="layout" svg:width="0.853cm" svg:height="0.963cm" svg:x="2.469cm" svg:y="6.581cm">
          <draw:text-box>
            <text:p text:style-name="P9">3</text:p>
          </draw:text-box>
        </draw:frame>
        <draw:frame draw:style-name="gr17" draw:text-style-name="P10" draw:layer="layout" svg:width="0.853cm" svg:height="0.963cm" svg:x="1.848cm" svg:y="11.886cm">
          <draw:text-box>
            <text:p text:style-name="P9">4</text:p>
          </draw:text-box>
        </draw:frame>
        <draw:frame draw:style-name="gr18" draw:text-style-name="P14" draw:layer="layout" svg:width="3.321cm" svg:height="0.887cm" svg:x="15.301cm" svg:y="6.014cm">
          <draw:text-box>
            <text:p text:style-name="P3"><text:span text:style-name="T1">Condenser</text:span></text:p>
          </draw:text-box>
        </draw:frame>
      </draw:page>
      <draw:page draw:name="page2" draw:style-name="dp1" draw:master-page-name="Default">
        <office:forms form:automatic-focus="false" form:apply-design-mode="false"/>
        <draw:rect draw:style-name="gr19" draw:text-style-name="P16" xml:id="id13" draw:id="id13" draw:layer="layout" svg:width="1.381cm" svg:height="5.023cm" draw:transform="rotate (1.5707963267949) translate (14.481cm 5.699cm)">
          <text:p text:style-name="P15"><text:span text:style-name="T3">Condenser</text:span></text:p>
        </draw:rect>
        <draw:custom-shape draw:style-name="gr20" draw:text-style-name="P17" xml:id="id8" draw:id="id8" draw:layer="layout" svg:width="0.857cm" svg:height="0.798cm" svg:x="24.516cm" svg:y="10.08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5" draw:id="id5">
          <draw:glue-point draw:id="4" svg:x="-4.945cm" svg:y="-3.918cm"/>
          <draw:glue-point draw:id="5" svg:x="4.94cm" svg:y="-3.299cm"/>
          <draw:g>
            <draw:custom-shape draw:style-name="gr21" draw:text-style-name="P18" draw:layer="layout" svg:width="2.784cm" svg:height="1.776cm" svg:x="21.249cm" svg:y="5.93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22" draw:text-style-name="P8" draw:layer="layout" svg:width="2.784cm" svg:height="2.959cm" svg:x="21.249cm" svg:y="2.977cm">
              <text:p/>
              <draw:enhanced-geometry svg:viewBox="0 0 21600 21600" draw:mirror-horizontal="false" draw:mirror-vertical="false" draw:type="rectangle" draw:enhanced-path="M 0 0 L 21600 0 21600 21600 0 21600 0 0 Z N"/>
            </draw:custom-shape>
            <draw:frame draw:style-name="gr23" draw:text-style-name="P19" draw:layer="layout" svg:width="2.812cm" svg:height="2.074cm" svg:x="21.226cm" svg:y="3.49cm">
              <draw:text-box>
                <text:p text:style-name="P3"><text:span text:style-name="T4">Liquid</text:span></text:p>
                <text:p text:style-name="P3"><text:span text:style-name="T4">Sep</text:span></text:p>
              </draw:text-box>
            </draw:frame>
          </draw:g>
        </draw:g>
        <draw:connector draw:style-name="gr24" draw:text-style-name="P17" draw:layer="layout" svg:x1="22.632cm" svg:y1="7.712cm" svg:x2="19.515cm" svg:y2="6.589cm" draw:start-shape="id5" draw:start-glue-point="2" draw:end-shape="id6" draw:end-glue-point="2" svg:d="M22632 7712v552h-2275v-1675h-842" svg:viewBox="0 0 3118 1676">
          <text:p/>
        </draw:connector>
        <draw:connector draw:style-name="gr24" draw:text-style-name="P17" draw:layer="layout" svg:x1="18.011cm" svg:y1="10.481cm" svg:x2="24.516cm" svg:y2="10.481cm" draw:start-shape="id7" draw:start-glue-point="1" draw:end-shape="id8" draw:end-glue-point="6" svg:d="M18011 10481h6505" svg:viewBox="0 0 6506 1">
          <text:p/>
        </draw:connector>
        <draw:custom-shape draw:style-name="gr2" draw:text-style-name="P2" draw:layer="layout" svg:width="1.748cm" svg:height="2.705cm" draw:transform="rotate (-1.5707963267949) translate (18.362cm 7.47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4.945cm" svg:y1="10.082cm" svg:x2="24.962cm" svg:y2="9.115cm" draw:start-shape="id8" draw:start-glue-point="4" draw:end-shape="id9" draw:end-glue-point="2" svg:d="M24945 10082v-551l17 135v-551" svg:viewBox="0 0 18 968">
          <text:p/>
        </draw:connector>
        <draw:rect draw:style-name="gr3" draw:text-style-name="P20" xml:id="id11" draw:id="id11" draw:layer="layout" svg:width="4.508cm" svg:height="1.558cm" svg:x="3.417cm" svg:y="9.629cm">
          <text:p text:style-name="P3"><text:span text:style-name="T3">Evaporator</text:span></text:p>
        </draw:rect>
        <draw:connector draw:style-name="gr4" draw:text-style-name="P5" draw:layer="layout" svg:x1="2.433cm" svg:y1="8.782cm" svg:x2="3.417cm" svg:y2="10.408cm" draw:start-shape="id10" draw:start-glue-point="2" draw:end-shape="id11" draw:end-glue-point="3" svg:d="M2433 8782v1626h984" svg:viewBox="0 0 985 1627">
          <text:p/>
        </draw:connector>
        <draw:connector draw:style-name="gr4" draw:text-style-name="P5" draw:layer="layout" svg:x1="7.925cm" svg:y1="10.408cm" svg:x2="9.748cm" svg:y2="8.63cm" draw:start-shape="id11" draw:start-glue-point="1" draw:end-shape="id12" draw:end-glue-point="6" svg:d="M7925 10408h911v-1778h912" svg:viewBox="0 0 1824 1779">
          <text:p/>
        </draw:connector>
        <draw:connector draw:style-name="gr6" draw:text-style-name="P5" draw:layer="layout" svg:x1="22.632cm" svg:y1="2.977cm" svg:x2="19.504cm" svg:y2="5.009cm" draw:start-shape="id5" draw:start-glue-point="0" draw:end-shape="id13" draw:end-glue-point="2" svg:d="M22632 2977v-552h-2280v2584h-848" svg:viewBox="0 0 3129 2585">
          <text:p/>
        </draw:connector>
        <draw:frame draw:style-name="gr5" draw:text-style-name="P6" draw:layer="layout" svg:width="1.781cm" svg:height="0.093cm" svg:x="4.203cm" svg:y="4.766cm">
          <draw:text-box>
            <text:p/>
          </draw:text-box>
        </draw:frame>
        <draw:connector draw:style-name="gr25" draw:text-style-name="P5" draw:layer="layout" svg:x1="24.962cm" svg:y1="6.725cm" svg:x2="24.021cm" svg:y2="3.782cm" draw:start-shape="id9" draw:start-glue-point="0" draw:end-shape="id5" draw:end-glue-point="5" svg:d="M24962 6725v-2943h-941" svg:viewBox="0 0 942 2944">
          <text:p/>
        </draw:connector>
        <draw:rect draw:style-name="gr26" draw:text-style-name="P21" xml:id="id12" draw:id="id12" draw:layer="layout" svg:width="2.861cm" svg:height="4.688cm" svg:x="9.747cm" svg:y="4.957cm">
          <draw:glue-point draw:id="4" svg:x="5.002cm" svg:y="-2.543cm"/>
          <draw:glue-point draw:id="5" svg:x="-4.997cm" svg:y="-2.672cm"/>
          <draw:glue-point draw:id="6" svg:x="-4.997cm" svg:y="2.835cm"/>
          <draw:glue-point draw:id="7" svg:x="5.002cm" svg:y="2.669cm"/>
          <text:p text:style-name="P3"><text:span text:style-name="T3">Reg</text:span></text:p>
        </draw:rect>
        <draw:connector draw:style-name="gr6" draw:text-style-name="P5" draw:layer="layout" svg:x1="9.748cm" svg:y1="6.049cm" svg:x2="2.433cm" svg:y2="7.512cm" draw:start-shape="id12" draw:start-glue-point="5" draw:end-shape="id10" draw:end-glue-point="0" svg:d="M9748 6049h-7315v1463" svg:viewBox="0 0 7316 1464">
          <text:p/>
        </draw:connector>
        <draw:connector draw:style-name="gr4" draw:text-style-name="P5" draw:layer="layout" draw:line-skew="-5.156cm 0.16cm" svg:x1="12.608cm" svg:y1="8.552cm" svg:x2="24.945cm" svg:y2="10.88cm" draw:start-shape="id12" draw:start-glue-point="7" draw:end-shape="id8" draw:end-glue-point="8" svg:d="M12608 8552h773v3040h11564v-712" svg:viewBox="0 0 12338 3041">
          <text:p/>
        </draw:connector>
        <draw:custom-shape draw:style-name="gr7" draw:text-style-name="P7" draw:layer="layout" svg:width="1.316cm" svg:height="2.705cm" draw:transform="rotate (-1.5707963267949) translate (7.059cm 8.03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9" draw:id="id9">
            <draw:circle draw:style-name="gr27" draw:text-style-name="P8" draw:layer="layout" svg:width="2.39cm" svg:height="2.39cm" draw:transform="rotate (-3.14159265358979) translate (26.157cm 9.115cm)">
              <text:p/>
            </draw:circle>
            <draw:line draw:style-name="gr28" draw:text-style-name="P8" draw:layer="layout" svg:x1="24.108cm" svg:y1="8.772cm" svg:x2="26.033cm" svg:y2="8.453cm">
              <text:p/>
            </draw:line>
            <draw:line draw:style-name="gr29" draw:text-style-name="P8" draw:layer="layout" svg:x1="26.085cm" svg:y1="7.505cm" svg:x2="24.038cm" svg:y2="7.164cm">
              <text:p/>
            </draw:line>
          </draw:g>
          <draw:frame draw:style-name="gr11" draw:text-style-name="P10" draw:layer="layout" svg:width="2.195cm" svg:height="0.963cm" svg:x="23.886cm" svg:y="7.486cm">
            <draw:text-box>
              <text:p text:style-name="P9">Comp</text:p>
            </draw:text-box>
          </draw:frame>
        </draw:g>
        <draw:rect draw:style-name="gr19" draw:text-style-name="P16" xml:id="id6" draw:id="id6" draw:layer="layout" svg:width="1.372cm" svg:height="5.029cm" draw:transform="rotate (1.5707963267949) translate (14.486cm 7.275cm)">
          <text:p text:style-name="P15"><text:span text:style-name="T3">Oil Cooler</text:span></text:p>
        </draw:rect>
        <draw:connector draw:style-name="gr30" draw:text-style-name="P5" draw:layer="layout" svg:x1="14.486cm" svg:y1="6.589cm" svg:x2="16.741cm" svg:y2="10.481cm" draw:start-shape="id6" draw:start-glue-point="0" draw:end-shape="id7" draw:end-glue-point="3" svg:d="M14486 6589h-501v3892h2756" svg:viewBox="0 0 2757 3893">
          <text:p/>
        </draw:connector>
        <draw:connector draw:style-name="gr30" draw:text-style-name="P5" draw:layer="layout" svg:x1="14.481cm" svg:y1="5.009cm" svg:x2="12.608cm" svg:y2="6.109cm" draw:start-shape="id13" draw:start-glue-point="0" draw:end-shape="id12" draw:end-glue-point="4" svg:d="M14481 5009h-936v1100h-937" svg:viewBox="0 0 1874 1101">
          <text:p/>
        </draw:connector>
        <draw:g xml:id="id10" draw:id="id10">
          <draw:custom-shape draw:style-name="gr31" draw:text-style-name="P11" draw:layer="layout" svg:width="0.641cm" svg:height="0.641cm" svg:x="2.113cm" svg:y="8.1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11" draw:layer="layout" svg:width="0.641cm" svg:height="0.641cm" draw:transform="rotate (-3.14159265358979) translate (2.754cm 8.1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7" draw:id="id7">
          <draw:custom-shape draw:style-name="gr33" draw:text-style-name="P11" draw:layer="layout" svg:width="0.641cm" svg:height="0.641cm" draw:transform="rotate (1.5707963267949) translate (17.37cm 10.8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1" draw:layer="layout" svg:width="0.641cm" svg:height="0.641cm" draw:transform="rotate (-1.5707963267949) translate (17.382cm 10.16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12" draw:layer="layout" svg:width="18.087cm" svg:height="11.4cm" svg:x="8.446cm" svg:y="1.692cm">
          <text:p/>
        </draw:rect>
        <draw:frame draw:style-name="gr15" draw:text-style-name="P22" draw:layer="layout" svg:width="18.009cm" svg:height="1.277cm" svg:x="8.484cm" svg:y="13.292cm">
          <draw:text-box>
            <text:p text:style-name="P3">Condensing Unit</text:p>
          </draw:text-box>
        </draw:frame>
        <draw:rect draw:style-name="gr16" draw:text-style-name="P12" draw:layer="layout" svg:width="6.437cm" svg:height="8.648cm" svg:x="1.772cm" svg:y="4.404cm">
          <text:p/>
        </draw:rect>
        <draw:frame draw:style-name="gr15" draw:text-style-name="P22" draw:layer="layout" svg:width="6.319cm" svg:height="1.277cm" svg:x="1.851cm" svg:y="13.411cm">
          <draw:text-box>
            <text:p text:style-name="P3">Cooling Load</text:p>
          </draw:text-box>
        </draw:frame>
        <draw:frame draw:style-name="gr17" draw:text-style-name="P10" draw:layer="layout" svg:width="0.853cm" svg:height="0.963cm" svg:x="25.427cm" svg:y="9.222cm">
          <draw:text-box>
            <text:p text:style-name="P9">1</text:p>
          </draw:text-box>
        </draw:frame>
        <draw:frame draw:style-name="gr17" draw:text-style-name="P10" draw:layer="layout" svg:width="0.853cm" svg:height="0.963cm" svg:x="25.269cm" svg:y="5.747cm">
          <draw:text-box>
            <text:p text:style-name="P9">2</text:p>
          </draw:text-box>
        </draw:frame>
        <draw:frame draw:style-name="gr17" draw:text-style-name="P10" draw:layer="layout" svg:width="0.853cm" svg:height="0.963cm" svg:x="19.266cm" svg:y="2.114cm">
          <draw:text-box>
            <text:p text:style-name="P9">3</text:p>
          </draw:text-box>
        </draw:frame>
        <draw:frame draw:style-name="gr17" draw:text-style-name="P10" draw:layer="layout" svg:width="0.853cm" svg:height="0.963cm" svg:x="13.382cm" svg:y="4.009cm">
          <draw:text-box>
            <text:p text:style-name="P9">4</text:p>
          </draw:text-box>
        </draw:frame>
        <draw:frame draw:style-name="gr17" draw:text-style-name="P10" draw:layer="layout" svg:width="0.853cm" svg:height="0.963cm" svg:x="5.322cm" svg:y="5.038cm">
          <draw:text-box>
            <text:p text:style-name="P9">5</text:p>
          </draw:text-box>
        </draw:frame>
        <draw:frame draw:style-name="gr17" draw:text-style-name="P10" draw:layer="layout" svg:width="0.853cm" svg:height="0.963cm" svg:x="2.246cm" svg:y="11.354cm">
          <draw:text-box>
            <text:p text:style-name="P9">6</text:p>
          </draw:text-box>
        </draw:frame>
        <draw:frame draw:style-name="gr17" draw:text-style-name="P10" draw:layer="layout" svg:width="0.853cm" svg:height="0.963cm" svg:x="8.952cm" svg:y="10.134cm">
          <draw:text-box>
            <text:p text:style-name="P9">7</text:p>
          </draw:text-box>
        </draw:frame>
        <draw:frame draw:style-name="gr17" draw:text-style-name="P10" draw:layer="layout" svg:width="0.853cm" svg:height="0.963cm" svg:x="12.472cm" svg:y="11.258cm">
          <draw:text-box>
            <text:p text:style-name="P9">8</text:p>
          </draw:text-box>
        </draw:frame>
        <draw:frame draw:style-name="gr17" draw:text-style-name="P10" draw:layer="layout" svg:width="0.853cm" svg:height="0.963cm" svg:x="21.13cm" svg:y="7.363cm">
          <draw:text-box>
            <text:p text:style-name="P9">9</text:p>
          </draw:text-box>
        </draw:frame>
        <draw:frame draw:style-name="gr35" draw:text-style-name="P10" draw:layer="layout" svg:width="1.205cm" svg:height="0.963cm" svg:x="14.133cm" svg:y="7.524cm">
          <draw:text-box>
            <text:p text:style-name="P9">10</text:p>
          </draw:text-box>
        </draw:frame>
        <draw:frame draw:style-name="gr36" draw:text-style-name="P10" draw:layer="layout" svg:width="1.158cm" svg:height="0.963cm" svg:x="22.702cm" svg:y="9.345cm">
          <draw:text-box>
            <text:p text:style-name="P9">11</text:p>
          </draw:text-box>
        </draw:frame>
      </draw:page>
      <draw:page draw:name="page3" draw:style-name="dp1" draw:master-page-name="Default">
        <office:forms form:automatic-focus="false" form:apply-design-mode="false"/>
        <draw:rect draw:style-name="gr19" draw:text-style-name="P1" xml:id="id21" draw:id="id21" draw:layer="layout" svg:width="1.381cm" svg:height="5.023cm" draw:transform="rotate (1.5707963267949) translate (14.481cm 5.699cm)">
          <text:p text:style-name="P23"><text:span text:style-name="T5">Condenser</text:span></text:p>
        </draw:rect>
        <draw:custom-shape draw:style-name="gr20" draw:text-style-name="P17" xml:id="id17" draw:id="id17" draw:layer="layout" svg:width="0.857cm" svg:height="0.798cm" svg:x="24.516cm" svg:y="10.68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14" draw:id="id14">
          <draw:glue-point draw:id="4" svg:x="-4.945cm" svg:y="-3.918cm"/>
          <draw:glue-point draw:id="5" svg:x="4.94cm" svg:y="-3.299cm"/>
          <draw:g>
            <draw:custom-shape draw:style-name="gr37" draw:text-style-name="P18" draw:layer="layout" svg:width="2.784cm" svg:height="1.776cm" svg:x="21.249cm" svg:y="5.93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38" draw:text-style-name="P8" draw:layer="layout" svg:width="2.784cm" svg:height="2.959cm" svg:x="21.249cm" svg:y="2.977cm">
              <text:p/>
              <draw:enhanced-geometry svg:viewBox="0 0 21600 21600" draw:mirror-horizontal="false" draw:mirror-vertical="false" draw:type="rectangle" draw:enhanced-path="M 0 0 L 21600 0 21600 21600 0 21600 0 0 Z N"/>
            </draw:custom-shape>
            <draw:frame draw:style-name="gr23" draw:text-style-name="P19" draw:layer="layout" svg:width="2.812cm" svg:height="2.074cm" svg:x="21.226cm" svg:y="3.49cm">
              <draw:text-box>
                <text:p text:style-name="P3"><text:span text:style-name="T4">Liquid</text:span></text:p>
                <text:p text:style-name="P3"><text:span text:style-name="T4">Sep</text:span></text:p>
              </draw:text-box>
            </draw:frame>
          </draw:g>
        </draw:g>
        <draw:connector draw:style-name="gr24" draw:text-style-name="P17" draw:layer="layout" svg:x1="22.632cm" svg:y1="7.712cm" svg:x2="19.515cm" svg:y2="6.589cm" draw:start-shape="id14" draw:start-glue-point="2" draw:end-shape="id15" draw:end-glue-point="2" svg:d="M22632 7712v552h-2275v-1675h-842" svg:viewBox="0 0 3118 1676">
          <text:p/>
        </draw:connector>
        <draw:connector draw:style-name="gr24" draw:text-style-name="P17" draw:layer="layout" svg:x1="20.609cm" svg:y1="11.082cm" svg:x2="24.516cm" svg:y2="11.081cm" draw:start-shape="id16" draw:start-glue-point="1" draw:end-shape="id17" draw:end-glue-point="6" svg:d="M20609 11082h1953v-1h1954" svg:viewBox="0 0 3908 2">
          <text:p/>
        </draw:connector>
        <draw:custom-shape draw:style-name="gr39" draw:text-style-name="P24" draw:layer="layout" svg:width="1.748cm" svg:height="2.705cm" draw:transform="rotate (-1.5707963267949) translate (18.362cm 7.47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4.945cm" svg:y1="10.682cm" svg:x2="24.962cm" svg:y2="9.115cm" draw:start-shape="id17" draw:start-glue-point="4" svg:d="M24945 10682v-551l17-1016" svg:viewBox="0 0 18 1568">
          <text:p/>
        </draw:connector>
        <draw:rect draw:style-name="gr3" draw:text-style-name="P25" xml:id="id19" draw:id="id19" draw:layer="layout" svg:width="4.508cm" svg:height="1.558cm" svg:x="3.417cm" svg:y="9.629cm">
          <text:p text:style-name="P3"><text:span text:style-name="T5">Evaporator</text:span></text:p>
        </draw:rect>
        <draw:connector draw:style-name="gr4" draw:text-style-name="P5" draw:layer="layout" svg:x1="2.433cm" svg:y1="8.782cm" svg:x2="3.417cm" svg:y2="10.408cm" draw:start-shape="id18" draw:start-glue-point="2" draw:end-shape="id19" draw:end-glue-point="3" svg:d="M2433 8782v1626h984" svg:viewBox="0 0 985 1627">
          <text:p/>
        </draw:connector>
        <draw:connector draw:style-name="gr4" draw:text-style-name="P5" draw:layer="layout" svg:x1="7.925cm" svg:y1="10.408cm" svg:x2="9.748cm" svg:y2="8.63cm" draw:start-shape="id19" draw:start-glue-point="1" draw:end-shape="id20" draw:end-glue-point="6" svg:d="M7925 10408h911v-1778h912" svg:viewBox="0 0 1824 1779">
          <text:p/>
        </draw:connector>
        <draw:connector draw:style-name="gr6" draw:text-style-name="P5" draw:layer="layout" svg:x1="22.632cm" svg:y1="2.977cm" svg:x2="19.504cm" svg:y2="5.009cm" draw:start-shape="id14" draw:start-glue-point="0" draw:end-shape="id21" draw:end-glue-point="2" svg:d="M22632 2977v-552h-2280v2584h-848" svg:viewBox="0 0 3129 2585">
          <text:p/>
        </draw:connector>
        <draw:frame draw:style-name="gr5" draw:text-style-name="P6" draw:layer="layout" svg:width="1.781cm" svg:height="0.093cm" svg:x="4.203cm" svg:y="4.766cm">
          <draw:text-box>
            <text:p/>
          </draw:text-box>
        </draw:frame>
        <draw:connector draw:style-name="gr25" draw:text-style-name="P5" draw:layer="layout" svg:x1="24.962cm" svg:y1="6.725cm" svg:x2="24.021cm" svg:y2="3.782cm" draw:end-shape="id14" draw:end-glue-point="5" svg:d="M24962 6725h-188v-2943h-753" svg:viewBox="0 0 942 2944">
          <text:p/>
        </draw:connector>
        <draw:rect draw:style-name="gr26" draw:text-style-name="P26" xml:id="id20" draw:id="id20" draw:layer="layout" svg:width="2.861cm" svg:height="4.688cm" svg:x="9.747cm" svg:y="4.957cm">
          <draw:glue-point draw:id="4" svg:x="5.002cm" svg:y="-2.543cm"/>
          <draw:glue-point draw:id="5" svg:x="-4.997cm" svg:y="-2.672cm"/>
          <draw:glue-point draw:id="6" svg:x="-4.997cm" svg:y="2.835cm"/>
          <draw:glue-point draw:id="7" svg:x="5.002cm" svg:y="2.669cm"/>
          <text:p text:style-name="P3"><text:span text:style-name="T5">Reg</text:span></text:p>
        </draw:rect>
        <draw:connector draw:style-name="gr6" draw:text-style-name="P5" draw:layer="layout" svg:x1="9.748cm" svg:y1="6.049cm" svg:x2="2.433cm" svg:y2="7.512cm" draw:start-shape="id20" draw:start-glue-point="5" draw:end-shape="id18" draw:end-glue-point="0" svg:d="M9748 6049h-7315v1463" svg:viewBox="0 0 7316 1464">
          <text:p/>
        </draw:connector>
        <draw:connector draw:style-name="gr4" draw:text-style-name="P5" draw:layer="layout" draw:line-skew="-5.156cm 0.277cm" svg:x1="12.608cm" svg:y1="8.552cm" svg:x2="24.945cm" svg:y2="11.48cm" draw:start-shape="id20" draw:start-glue-point="7" draw:end-shape="id17" draw:end-glue-point="8" svg:d="M12608 8552h773v3758h11564v-830" svg:viewBox="0 0 12338 3759">
          <text:p/>
        </draw:connector>
        <draw:custom-shape draw:style-name="gr40" draw:text-style-name="P27" draw:layer="layout" svg:width="1.316cm" svg:height="2.705cm" draw:transform="rotate (-1.5707963267949) translate (7.059cm 8.23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ircle draw:style-name="gr41" draw:text-style-name="P8" draw:layer="layout" svg:width="2.39cm" svg:height="2.39cm" draw:transform="rotate (-3.14159265358979) translate (26.157cm 9.115cm)">
              <text:p/>
            </draw:circle>
            <draw:line draw:style-name="gr42" draw:text-style-name="P8" draw:layer="layout" svg:x1="24.108cm" svg:y1="8.772cm" svg:x2="26.033cm" svg:y2="8.453cm">
              <text:p/>
            </draw:line>
            <draw:line draw:style-name="gr43" draw:text-style-name="P8" draw:layer="layout" svg:x1="26.085cm" svg:y1="7.505cm" svg:x2="24.038cm" svg:y2="7.164cm">
              <text:p/>
            </draw:line>
          </draw:g>
          <draw:frame draw:style-name="gr11" draw:text-style-name="P10" draw:layer="layout" svg:width="2.195cm" svg:height="0.963cm" svg:x="23.886cm" svg:y="7.486cm">
            <draw:text-box>
              <text:p text:style-name="P9">Comp</text:p>
            </draw:text-box>
          </draw:frame>
        </draw:g>
        <draw:rect draw:style-name="gr19" draw:text-style-name="P1" xml:id="id15" draw:id="id15" draw:layer="layout" svg:width="1.372cm" svg:height="5.029cm" draw:transform="rotate (1.5707963267949) translate (14.486cm 7.275cm)">
          <text:p text:style-name="P23"><text:span text:style-name="T5">Oil Cooler</text:span></text:p>
        </draw:rect>
        <draw:connector draw:style-name="gr30" draw:text-style-name="P5" draw:layer="layout" svg:x1="14.486cm" svg:y1="6.589cm" svg:x2="19.53cm" svg:y2="11.082cm" draw:start-shape="id15" draw:start-glue-point="0" draw:end-shape="id16" draw:end-glue-point="3" svg:d="M14486 6589h-501v4493h5545" svg:viewBox="0 0 5546 4494">
          <text:p/>
        </draw:connector>
        <draw:connector draw:style-name="gr30" draw:text-style-name="P5" draw:layer="layout" svg:x1="14.481cm" svg:y1="5.009cm" svg:x2="12.608cm" svg:y2="6.109cm" draw:start-shape="id21" draw:start-glue-point="0" draw:end-shape="id20" draw:end-glue-point="4" svg:d="M14481 5009h-936v1100h-937" svg:viewBox="0 0 1874 1101">
          <text:p/>
        </draw:connector>
        <draw:g xml:id="id18" draw:id="id18">
          <draw:custom-shape draw:style-name="gr44" draw:text-style-name="P11" draw:layer="layout" svg:width="0.641cm" svg:height="0.641cm" svg:x="2.113cm" svg:y="8.1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11" draw:layer="layout" svg:width="0.641cm" svg:height="0.641cm" draw:transform="rotate (-3.14159265358979) translate (2.754cm 8.1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12" draw:layer="layout" svg:width="18.087cm" svg:height="11.4cm" svg:x="8.446cm" svg:y="1.692cm">
          <text:p/>
        </draw:rect>
        <draw:frame draw:style-name="gr15" draw:text-style-name="P13" draw:layer="layout" svg:width="18.009cm" svg:height="1.277cm" svg:x="8.484cm" svg:y="13.292cm">
          <draw:text-box>
            <text:p text:style-name="P3"><text:span text:style-name="T2">Condensing Unit</text:span></text:p>
          </draw:text-box>
        </draw:frame>
        <draw:rect draw:style-name="gr16" draw:text-style-name="P12" draw:layer="layout" svg:width="6.437cm" svg:height="8.648cm" svg:x="1.772cm" svg:y="4.404cm">
          <text:p/>
        </draw:rect>
        <draw:frame draw:style-name="gr15" draw:text-style-name="P13" draw:layer="layout" svg:width="6.319cm" svg:height="1.277cm" svg:x="1.851cm" svg:y="13.411cm">
          <draw:text-box>
            <text:p text:style-name="P3"><text:span text:style-name="T2">Cooling Load</text:span></text:p>
          </draw:text-box>
        </draw:frame>
        <draw:frame draw:style-name="gr17" draw:text-style-name="P28" draw:layer="layout" svg:width="0.853cm" svg:height="0.963cm" svg:x="25.427cm" svg:y="9.222cm">
          <draw:text-box>
            <text:p text:style-name="P9"><text:span text:style-name="T2">1</text:span></text:p>
          </draw:text-box>
        </draw:frame>
        <draw:frame draw:style-name="gr17" draw:text-style-name="P28" draw:layer="layout" svg:width="0.853cm" svg:height="0.963cm" svg:x="25.269cm" svg:y="5.747cm">
          <draw:text-box>
            <text:p text:style-name="P9"><text:span text:style-name="T2">2</text:span></text:p>
          </draw:text-box>
        </draw:frame>
        <draw:frame draw:style-name="gr17" draw:text-style-name="P28" draw:layer="layout" svg:width="0.853cm" svg:height="0.963cm" svg:x="19.266cm" svg:y="2.114cm">
          <draw:text-box>
            <text:p text:style-name="P9"><text:span text:style-name="T2">3</text:span></text:p>
          </draw:text-box>
        </draw:frame>
        <draw:frame draw:style-name="gr17" draw:text-style-name="P28" draw:layer="layout" svg:width="0.853cm" svg:height="0.963cm" svg:x="13.382cm" svg:y="4.009cm">
          <draw:text-box>
            <text:p text:style-name="P9"><text:span text:style-name="T2">4</text:span></text:p>
          </draw:text-box>
        </draw:frame>
        <draw:frame draw:style-name="gr17" draw:text-style-name="P28" draw:layer="layout" svg:width="0.853cm" svg:height="0.963cm" svg:x="5.322cm" svg:y="5.038cm">
          <draw:text-box>
            <text:p text:style-name="P9"><text:span text:style-name="T2">5</text:span></text:p>
          </draw:text-box>
        </draw:frame>
        <draw:frame draw:style-name="gr17" draw:text-style-name="P28" draw:layer="layout" svg:width="0.853cm" svg:height="0.963cm" svg:x="2.246cm" svg:y="11.354cm">
          <draw:text-box>
            <text:p text:style-name="P9"><text:span text:style-name="T2">6</text:span></text:p>
          </draw:text-box>
        </draw:frame>
        <draw:frame draw:style-name="gr17" draw:text-style-name="P28" draw:layer="layout" svg:width="0.853cm" svg:height="0.963cm" svg:x="8.952cm" svg:y="10.134cm">
          <draw:text-box>
            <text:p text:style-name="P9"><text:span text:style-name="T2">7</text:span></text:p>
          </draw:text-box>
        </draw:frame>
        <draw:frame draw:style-name="gr17" draw:text-style-name="P28" draw:layer="layout" svg:width="0.853cm" svg:height="0.963cm" svg:x="12.472cm" svg:y="11.258cm">
          <draw:text-box>
            <text:p text:style-name="P9"><text:span text:style-name="T2">8</text:span></text:p>
          </draw:text-box>
        </draw:frame>
        <draw:frame draw:style-name="gr17" draw:text-style-name="P28" draw:layer="layout" svg:width="0.853cm" svg:height="0.963cm" svg:x="21.13cm" svg:y="7.363cm">
          <draw:text-box>
            <text:p text:style-name="P9"><text:span text:style-name="T2">9</text:span></text:p>
          </draw:text-box>
        </draw:frame>
        <draw:frame draw:style-name="gr35" draw:text-style-name="P28" draw:layer="layout" svg:width="1.205cm" svg:height="0.963cm" svg:x="14.133cm" svg:y="7.524cm">
          <draw:text-box>
            <text:p text:style-name="P9"><text:span text:style-name="T2">10</text:span></text:p>
          </draw:text-box>
        </draw:frame>
        <draw:frame draw:style-name="gr36" draw:text-style-name="P28" draw:layer="layout" svg:width="1.158cm" svg:height="0.963cm" svg:x="23.564cm" svg:y="9.643cm">
          <draw:text-box>
            <text:p text:style-name="P9"><text:span text:style-name="T2">11</text:span></text:p>
          </draw:text-box>
        </draw:frame>
        <draw:g xml:id="id16" draw:id="id16">
          <draw:g>
            <draw:ellipse draw:style-name="gr46" draw:text-style-name="P8" draw:layer="layout" svg:width="1.079cm" svg:height="1.001cm" draw:transform="rotate (-3.14159265358979) translate (20.609cm 11.583cm)">
              <text:p/>
            </draw:ellipse>
            <draw:line draw:style-name="gr47" draw:text-style-name="P8" draw:layer="layout" svg:x1="19.684cm" svg:y1="11.44cm" svg:x2="20.553cm" svg:y2="11.306cm">
              <text:p/>
            </draw:line>
            <draw:line draw:style-name="gr48" draw:text-style-name="P8" draw:layer="layout" svg:x1="20.576cm" svg:y1="10.909cm" svg:x2="19.652cm" svg:y2="10.766cm">
              <text:p/>
            </draw:line>
          </draw:g>
        </draw:g>
        <draw:frame draw:style-name="gr49" draw:text-style-name="P13" draw:layer="layout" svg:width="3.465cm" svg:height="0.963cm" svg:x="20.05cm" svg:y="9.7cm">
          <draw:text-box>
            <text:p text:style-name="P3"><text:span text:style-name="T2">Expander</text:span></text:p>
          </draw:text-box>
        </draw:frame>
        <draw:custom-shape draw:style-name="gr50" draw:text-style-name="P29" draw:layer="layout" svg:width="4.454cm" svg:height="1.472cm" svg:x="3.316cm" svg:y="6.633cm">
          <text:p text:style-name="P5"><text:span text:style-name="T6">T</text:span><text:span text:style-name="T7">sour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0" draw:text-style-name="P29" draw:layer="layout" svg:width="4.454cm" svg:height="1.472cm" svg:x="14.737cm" svg:y="9.312cm">
          <text:p text:style-name="P5"><text:span text:style-name="T6">T</text:span><text:span text:style-name="T7">sin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4" draw:style-name="dp1" draw:master-page-name="Default">
        <office:forms form:automatic-focus="false" form:apply-design-mode="false"/>
        <draw:rect draw:style-name="gr1" draw:text-style-name="P1" xml:id="id26" draw:id="id26" draw:layer="layout" svg:width="1.381cm" svg:height="5.023cm" draw:transform="rotate (1.5707963267949) translate (18.669cm 4.557cm)">
          <text:p/>
        </draw:rect>
        <draw:g xml:id="id25" draw:id="id25">
          <draw:glue-point draw:id="4" svg:x="-4.945cm" svg:y="-3.918cm"/>
          <draw:glue-point draw:id="5" svg:x="4.94cm" svg:y="-3.299cm"/>
          <draw:g>
            <draw:glue-point draw:id="4" svg:x="-5.088cm" svg:y="-3.227cm"/>
            <draw:custom-shape draw:style-name="gr51" draw:text-style-name="P18" draw:layer="layout" svg:width="2.784cm" svg:height="1.776cm" svg:x="12.012cm" svg:y="6.428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52" draw:text-style-name="P8" draw:layer="layout" svg:width="2.784cm" svg:height="2.959cm" svg:x="12.012cm" svg:y="3.469cm">
              <text:p/>
              <draw:enhanced-geometry svg:viewBox="0 0 21600 21600" draw:mirror-horizontal="false" draw:mirror-vertical="false" draw:type="rectangle" draw:enhanced-path="M 0 0 L 21600 0 21600 21600 0 21600 0 0 Z N"/>
            </draw:custom-shape>
            <draw:frame draw:style-name="gr23" draw:text-style-name="P30" draw:layer="layout" svg:width="2.812cm" svg:height="2.074cm" svg:x="11.989cm" svg:y="3.982cm">
              <draw:text-box>
                <text:p text:style-name="P3"><text:span text:style-name="T8">Flash</text:span></text:p>
                <text:p text:style-name="P3"><text:span text:style-name="T8">Econ.</text:span></text:p>
              </draw:text-box>
            </draw:frame>
          </draw:g>
        </draw:g>
        <draw:custom-shape draw:style-name="gr2" draw:text-style-name="P2" draw:layer="layout" svg:width="1.748cm" svg:height="2.705cm" draw:transform="rotate (-1.5707963267949) translate (22.719cm 4.72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4" xml:id="id23" draw:id="id23" draw:layer="layout" svg:width="4.508cm" svg:height="1.558cm" svg:x="3.58cm" svg:y="10.337cm">
          <text:p text:style-name="P3"><text:span text:style-name="T1">Evaporator</text:span></text:p>
        </draw:rect>
        <draw:connector draw:style-name="gr4" draw:text-style-name="P5" draw:layer="layout" svg:x1="2.596cm" svg:y1="8.09cm" svg:x2="3.58cm" svg:y2="11.116cm" draw:start-shape="id22" draw:start-glue-point="2" draw:end-shape="id23" draw:end-glue-point="3" svg:d="M2596 8090v3026h984" svg:viewBox="0 0 985 3027">
          <text:p/>
        </draw:connector>
        <draw:connector draw:style-name="gr4" draw:text-style-name="P5" draw:layer="layout" svg:x1="8.088cm" svg:y1="11.116cm" svg:x2="25.125cm" svg:y2="9.823cm" draw:start-shape="id23" draw:start-glue-point="1" draw:end-shape="id24" draw:end-glue-point="2" svg:d="M8088 11116h17037v-1293" svg:viewBox="0 0 17038 1294">
          <text:p/>
        </draw:connector>
        <draw:frame draw:style-name="gr5" draw:text-style-name="P6" draw:layer="layout" svg:width="1.781cm" svg:height="0.093cm" svg:x="4.366cm" svg:y="4.074cm">
          <draw:text-box>
            <text:p/>
          </draw:text-box>
        </draw:frame>
        <draw:connector draw:style-name="gr6" draw:text-style-name="P5" draw:layer="layout" draw:line-skew="0cm 2.021cm -0.898cm" svg:x1="13.395cm" svg:y1="8.204cm" svg:x2="2.596cm" svg:y2="6.82cm" draw:start-shape="id25" draw:start-glue-point="2" draw:end-shape="id22" draw:end-glue-point="0" svg:d="M13395 8204v552h-3922v-3361h-6877v1425" svg:viewBox="0 0 10800 3362">
          <text:p/>
        </draw:connector>
        <draw:custom-shape draw:style-name="gr7" draw:text-style-name="P7" draw:layer="layout" svg:width="1.316cm" svg:height="2.705cm" draw:transform="rotate (-1.5707963267949) translate (7.222cm 8.74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24" draw:id="id24">
          <draw:g>
            <draw:circle draw:style-name="gr53" draw:text-style-name="P8" draw:layer="layout" svg:width="2.39cm" svg:height="2.39cm" draw:transform="rotate (-3.14159265358979) translate (26.32cm 9.823cm)">
              <text:p/>
            </draw:circle>
            <draw:line draw:style-name="gr54" draw:text-style-name="P8" draw:layer="layout" svg:x1="24.271cm" svg:y1="9.48cm" svg:x2="26.196cm" svg:y2="9.161cm">
              <text:p/>
            </draw:line>
            <draw:line draw:style-name="gr55" draw:text-style-name="P8" draw:layer="layout" svg:x1="26.248cm" svg:y1="8.213cm" svg:x2="24.201cm" svg:y2="7.872cm">
              <text:p/>
            </draw:line>
          </draw:g>
          <draw:frame draw:style-name="gr56" draw:text-style-name="P31" draw:layer="layout" svg:width="2.191cm" svg:height="0.963cm" svg:x="24.049cm" svg:y="8.194cm">
            <draw:text-box>
              <text:p text:style-name="P9"><text:span text:style-name="T9">Comp</text:span></text:p>
            </draw:text-box>
          </draw:frame>
        </draw:g>
        <draw:connector draw:style-name="gr30" draw:text-style-name="P5" draw:layer="layout" draw:line-skew="2.844cm" svg:x1="18.669cm" svg:y1="3.867cm" svg:x2="11.237cm" svg:y2="2.544cm" draw:start-shape="id26" draw:start-glue-point="0" draw:end-shape="id27" draw:end-glue-point="0" svg:d="M18669 3867h-699v-1850h-6733v527" svg:viewBox="0 0 7433 1851">
          <text:p/>
        </draw:connector>
        <draw:g xml:id="id22" draw:id="id22">
          <draw:custom-shape draw:style-name="gr57" draw:text-style-name="P11" draw:layer="layout" svg:width="0.641cm" svg:height="0.641cm" svg:x="2.276cm" svg:y="7.44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11" draw:layer="layout" svg:width="0.641cm" svg:height="0.641cm" draw:transform="rotate (-3.14159265358979) translate (2.917cm 7.46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12" draw:layer="layout" svg:width="18.087cm" svg:height="11.4cm" svg:x="8.609cm" svg:y="1.051cm">
          <text:p/>
        </draw:rect>
        <draw:frame draw:style-name="gr15" draw:text-style-name="P32" draw:layer="layout" svg:width="18.009cm" svg:height="1.277cm" svg:x="8.647cm" svg:y="12.6cm">
          <draw:text-box>
            <text:p text:style-name="P3"><text:span text:style-name="T10">Condensing/ Gas Cooling Unit</text:span></text:p>
          </draw:text-box>
        </draw:frame>
        <draw:rect draw:style-name="gr16" draw:text-style-name="P12" draw:layer="layout" svg:width="6.437cm" svg:height="8.648cm" svg:x="1.935cm" svg:y="3.712cm">
          <text:p/>
        </draw:rect>
        <draw:frame draw:style-name="gr15" draw:text-style-name="P32" draw:layer="layout" svg:width="6.319cm" svg:height="1.277cm" svg:x="2.014cm" svg:y="12.719cm">
          <draw:text-box>
            <text:p text:style-name="P3"><text:span text:style-name="T10">Cooling Unit</text:span></text:p>
          </draw:text-box>
        </draw:frame>
        <draw:frame draw:style-name="gr17" draw:text-style-name="P28" draw:layer="layout" svg:width="0.853cm" svg:height="0.963cm" svg:x="17.929cm" svg:y="1.422cm">
          <draw:text-box>
            <text:p text:style-name="P9"><text:span text:style-name="T2">3</text:span></text:p>
          </draw:text-box>
        </draw:frame>
        <draw:frame draw:style-name="gr17" draw:text-style-name="P28" draw:layer="layout" svg:width="0.853cm" svg:height="0.963cm" svg:x="5.795cm" svg:y="4.381cm">
          <draw:text-box>
            <text:p text:style-name="P9"><text:span text:style-name="T2">6</text:span></text:p>
          </draw:text-box>
        </draw:frame>
        <draw:frame draw:style-name="gr17" draw:text-style-name="P28" draw:layer="layout" svg:width="0.853cm" svg:height="0.963cm" svg:x="2.352cm" svg:y="11.302cm">
          <draw:text-box>
            <text:p text:style-name="P9"><text:span text:style-name="T2">7</text:span></text:p>
          </draw:text-box>
        </draw:frame>
        <draw:g xml:id="id27" draw:id="id27">
          <draw:custom-shape draw:style-name="gr59" draw:text-style-name="P11" draw:layer="layout" svg:width="0.641cm" svg:height="0.641cm" svg:x="10.917cm" svg:y="3.1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0" draw:text-style-name="P11" draw:layer="layout" svg:width="0.641cm" svg:height="0.641cm" draw:transform="rotate (-3.14159265358979) translate (11.558cm 3.18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5" draw:layer="layout" svg:x1="25.125cm" svg:y1="7.433cm" svg:x2="23.692cm" svg:y2="3.867cm" draw:start-shape="id24" draw:start-glue-point="0" draw:end-shape="id26" draw:end-glue-point="2" svg:d="M25125 7433v-3566h-1433" svg:viewBox="0 0 1434 3567">
          <text:p/>
        </draw:connector>
        <draw:connector draw:style-name="gr6" draw:text-style-name="P5" draw:layer="layout" svg:x1="11.237cm" svg:y1="3.814cm" svg:x2="11.989cm" svg:y2="5.836cm" draw:start-shape="id27" draw:start-glue-point="2" draw:end-shape="id25" draw:end-glue-point="3" svg:d="M11237 3814v2022h752" svg:viewBox="0 0 753 2023">
          <text:p/>
        </draw:connector>
        <draw:connector draw:style-name="gr6" draw:text-style-name="P5" draw:layer="layout" draw:line-skew="-0.243cm -2.445cm" svg:x1="13.395cm" svg:y1="3.469cm" svg:x2="23.93cm" svg:y2="8.628cm" draw:start-shape="id25" draw:start-glue-point="0" draw:end-shape="id24" draw:end-glue-point="3" svg:d="M13395 3469v-795h3524v5954h7011" svg:viewBox="0 0 10536 5955">
          <text:p/>
        </draw:connector>
        <draw:frame draw:style-name="gr17" draw:text-style-name="P28" draw:layer="layout" svg:width="0.853cm" svg:height="0.963cm" svg:x="25.315cm" svg:y="10.218cm">
          <draw:text-box>
            <text:p text:style-name="P9"><text:span text:style-name="T2">1</text:span></text:p>
          </draw:text-box>
        </draw:frame>
        <draw:frame draw:style-name="gr17" draw:text-style-name="P28" draw:layer="layout" svg:width="0.853cm" svg:height="0.963cm" svg:x="25.172cm" svg:y="4.525cm">
          <draw:text-box>
            <text:p text:style-name="P9"><text:span text:style-name="T2">2</text:span></text:p>
          </draw:text-box>
        </draw:frame>
        <draw:frame draw:style-name="gr17" draw:text-style-name="P28" draw:layer="layout" svg:width="0.853cm" svg:height="0.963cm" svg:x="10.53cm" svg:y="4.523cm">
          <draw:text-box>
            <text:p text:style-name="P9"><text:span text:style-name="T2">4</text:span></text:p>
          </draw:text-box>
        </draw:frame>
        <draw:frame draw:style-name="gr17" draw:text-style-name="P28" draw:layer="layout" svg:width="0.853cm" svg:height="0.963cm" svg:x="17.102cm" svg:y="7.472cm">
          <draw:text-box>
            <text:p text:style-name="P9"><text:span text:style-name="T2">5</text:span></text:p>
          </draw:text-box>
        </draw:frame>
        <draw:frame draw:style-name="gr18" draw:text-style-name="P14" draw:layer="layout" svg:width="3.321cm" svg:height="0.887cm" svg:x="19.592cm" svg:y="3.398cm">
          <draw:text-box>
            <text:p text:style-name="P3"><text:span text:style-name="T1">Condenser</text:span></text:p>
          </draw:text-box>
        </draw:frame>
        <draw:custom-shape draw:style-name="gr61" draw:text-style-name="P29" draw:layer="layout" svg:width="4.454cm" svg:height="1.472cm" svg:x="3.603cm" svg:y="7.143cm">
          <text:p text:style-name="P5"><text:span text:style-name="T6">T</text:span><text:span text:style-name="T7">sour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1" draw:text-style-name="P29" draw:layer="layout" svg:width="4.454cm" svg:height="1.472cm" svg:x="18.866cm" svg:y="6.738cm">
          <text:p text:style-name="P5"><text:span text:style-name="T6">T</text:span><text:span text:style-name="T7">sin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5" draw:style-name="dp1" draw:master-page-name="Default">
        <office:forms form:automatic-focus="false" form:apply-design-mode="false"/>
        <draw:rect draw:style-name="gr1" draw:text-style-name="P1" xml:id="id32" draw:id="id32" draw:layer="layout" svg:width="1.381cm" svg:height="5.023cm" draw:transform="rotate (1.5707963267949) translate (18.669cm 4.557cm)">
          <text:p/>
        </draw:rect>
        <draw:g xml:id="id31" draw:id="id31">
          <draw:glue-point draw:id="4" svg:x="-4.945cm" svg:y="-3.918cm"/>
          <draw:glue-point draw:id="5" svg:x="4.94cm" svg:y="-3.299cm"/>
          <draw:g>
            <draw:glue-point draw:id="4" svg:x="-5.088cm" svg:y="-3.227cm"/>
            <draw:custom-shape draw:style-name="gr62" draw:text-style-name="P18" draw:layer="layout" svg:width="2.784cm" svg:height="1.776cm" svg:x="12.012cm" svg:y="6.428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63" draw:text-style-name="P8" draw:layer="layout" svg:width="2.784cm" svg:height="2.959cm" svg:x="12.012cm" svg:y="3.469cm">
              <text:p/>
              <draw:enhanced-geometry svg:viewBox="0 0 21600 21600" draw:mirror-horizontal="false" draw:mirror-vertical="false" draw:type="rectangle" draw:enhanced-path="M 0 0 L 21600 0 21600 21600 0 21600 0 0 Z N"/>
            </draw:custom-shape>
            <draw:frame draw:style-name="gr23" draw:text-style-name="P30" draw:layer="layout" svg:width="2.812cm" svg:height="2.074cm" svg:x="11.989cm" svg:y="3.982cm">
              <draw:text-box>
                <text:p text:style-name="P3"><text:span text:style-name="T8">Flash</text:span></text:p>
                <text:p text:style-name="P3"><text:span text:style-name="T8">Econ.</text:span></text:p>
              </draw:text-box>
            </draw:frame>
          </draw:g>
        </draw:g>
        <draw:custom-shape draw:style-name="gr64" draw:text-style-name="P2" draw:layer="layout" svg:width="1.748cm" svg:height="2.705cm" draw:transform="rotate (-1.5707963267949) translate (22.719cm 4.72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4" xml:id="id29" draw:id="id29" draw:layer="layout" svg:width="4.508cm" svg:height="1.558cm" svg:x="3.58cm" svg:y="10.337cm">
          <text:p text:style-name="P3"><text:span text:style-name="T1">Evaporator</text:span></text:p>
        </draw:rect>
        <draw:connector draw:style-name="gr4" draw:text-style-name="P5" draw:layer="layout" svg:x1="2.596cm" svg:y1="8.09cm" svg:x2="3.58cm" svg:y2="11.116cm" draw:start-shape="id28" draw:start-glue-point="2" draw:end-shape="id29" draw:end-glue-point="3" svg:d="M2596 8090v3026h984" svg:viewBox="0 0 985 3027">
          <text:p/>
        </draw:connector>
        <draw:connector draw:style-name="gr4" draw:text-style-name="P5" draw:layer="layout" svg:x1="8.088cm" svg:y1="11.116cm" svg:x2="25.125cm" svg:y2="9.823cm" draw:start-shape="id29" draw:start-glue-point="1" draw:end-shape="id30" draw:end-glue-point="2" svg:d="M8088 11116h17037v-1293" svg:viewBox="0 0 17038 1294">
          <text:p/>
        </draw:connector>
        <draw:frame draw:style-name="gr5" draw:text-style-name="P6" draw:layer="layout" svg:width="1.781cm" svg:height="0.093cm" svg:x="4.366cm" svg:y="4.074cm">
          <draw:text-box>
            <text:p/>
          </draw:text-box>
        </draw:frame>
        <draw:connector draw:style-name="gr6" draw:text-style-name="P5" draw:layer="layout" draw:line-skew="0cm 2.021cm -0.898cm" svg:x1="13.395cm" svg:y1="8.204cm" svg:x2="2.596cm" svg:y2="6.82cm" draw:start-shape="id31" draw:start-glue-point="2" draw:end-shape="id28" draw:end-glue-point="0" svg:d="M13395 8204v552h-3922v-3361h-6877v1425" svg:viewBox="0 0 10800 3362">
          <text:p/>
        </draw:connector>
        <draw:custom-shape draw:style-name="gr65" draw:text-style-name="P7" draw:layer="layout" svg:width="1.316cm" svg:height="2.705cm" draw:transform="rotate (-1.5707963267949) translate (7.222cm 8.74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30" draw:id="id30">
          <draw:g>
            <draw:circle draw:style-name="gr66" draw:text-style-name="P8" draw:layer="layout" svg:width="2.39cm" svg:height="2.39cm" draw:transform="rotate (-3.14159265358979) translate (26.32cm 9.823cm)">
              <text:p/>
            </draw:circle>
            <draw:line draw:style-name="gr67" draw:text-style-name="P8" draw:layer="layout" svg:x1="24.271cm" svg:y1="9.48cm" svg:x2="26.196cm" svg:y2="9.161cm">
              <text:p/>
            </draw:line>
            <draw:line draw:style-name="gr68" draw:text-style-name="P8" draw:layer="layout" svg:x1="26.248cm" svg:y1="8.213cm" svg:x2="24.201cm" svg:y2="7.872cm">
              <text:p/>
            </draw:line>
          </draw:g>
          <draw:frame draw:style-name="gr56" draw:text-style-name="P31" draw:layer="layout" svg:width="2.191cm" svg:height="0.963cm" svg:x="24.049cm" svg:y="8.194cm">
            <draw:text-box>
              <text:p text:style-name="P9"><text:span text:style-name="T9">Comp</text:span></text:p>
            </draw:text-box>
          </draw:frame>
        </draw:g>
        <draw:connector draw:style-name="gr30" draw:text-style-name="P5" draw:layer="layout" draw:line-skew="2.844cm" svg:x1="18.669cm" svg:y1="3.867cm" svg:x2="11.237cm" svg:y2="2.544cm" draw:start-shape="id32" draw:start-glue-point="0" draw:end-shape="id33" draw:end-glue-point="0" svg:d="M18669 3867h-699v-1850h-6733v527" svg:viewBox="0 0 7433 1851">
          <text:p/>
        </draw:connector>
        <draw:g xml:id="id28" draw:id="id28">
          <draw:custom-shape draw:style-name="gr69" draw:text-style-name="P11" draw:layer="layout" svg:width="0.641cm" svg:height="0.641cm" svg:x="2.276cm" svg:y="7.44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11" draw:layer="layout" svg:width="0.641cm" svg:height="0.641cm" draw:transform="rotate (-3.14159265358979) translate (2.917cm 7.46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12" draw:layer="layout" svg:width="18.087cm" svg:height="11.4cm" svg:x="8.609cm" svg:y="1.051cm">
          <text:p/>
        </draw:rect>
        <draw:frame draw:style-name="gr15" draw:text-style-name="P32" draw:layer="layout" svg:width="18.009cm" svg:height="1.277cm" svg:x="8.647cm" svg:y="12.6cm">
          <draw:text-box>
            <text:p text:style-name="P3"><text:span text:style-name="T10">Condensing/ Gas Cooling Unit</text:span></text:p>
          </draw:text-box>
        </draw:frame>
        <draw:rect draw:style-name="gr16" draw:text-style-name="P12" draw:layer="layout" svg:width="6.437cm" svg:height="8.648cm" svg:x="1.935cm" svg:y="3.712cm">
          <text:p/>
        </draw:rect>
        <draw:frame draw:style-name="gr15" draw:text-style-name="P32" draw:layer="layout" svg:width="6.319cm" svg:height="1.277cm" svg:x="2.014cm" svg:y="12.719cm">
          <draw:text-box>
            <text:p text:style-name="P3"><text:span text:style-name="T10">Cooling Unit</text:span></text:p>
          </draw:text-box>
        </draw:frame>
        <draw:frame draw:style-name="gr17" draw:text-style-name="P28" draw:layer="layout" svg:width="0.853cm" svg:height="0.963cm" svg:x="17.929cm" svg:y="1.422cm">
          <draw:text-box>
            <text:p text:style-name="P9"><text:span text:style-name="T2">5</text:span></text:p>
          </draw:text-box>
        </draw:frame>
        <draw:frame draw:style-name="gr17" draw:text-style-name="P28" draw:layer="layout" svg:width="0.853cm" svg:height="0.963cm" svg:x="5.795cm" svg:y="4.381cm">
          <draw:text-box>
            <text:p text:style-name="P9"><text:span text:style-name="T2">7</text:span></text:p>
          </draw:text-box>
        </draw:frame>
        <draw:frame draw:style-name="gr17" draw:text-style-name="P28" draw:layer="layout" svg:width="0.853cm" svg:height="0.963cm" svg:x="2.352cm" svg:y="11.302cm">
          <draw:text-box>
            <text:p text:style-name="P9"><text:span text:style-name="T2">8</text:span></text:p>
          </draw:text-box>
        </draw:frame>
        <draw:g xml:id="id33" draw:id="id33">
          <draw:custom-shape draw:style-name="gr71" draw:text-style-name="P11" draw:layer="layout" svg:width="0.641cm" svg:height="0.641cm" svg:x="10.917cm" svg:y="3.1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2" draw:text-style-name="P11" draw:layer="layout" svg:width="0.641cm" svg:height="0.641cm" draw:transform="rotate (-3.14159265358979) translate (11.558cm 3.18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5" draw:layer="layout" svg:x1="25.125cm" svg:y1="7.433cm" svg:x2="23.692cm" svg:y2="3.867cm" draw:start-shape="id30" draw:start-glue-point="0" draw:end-shape="id32" draw:end-glue-point="2" svg:d="M25125 7433v-3566h-1433" svg:viewBox="0 0 1434 3567">
          <text:p/>
        </draw:connector>
        <draw:connector draw:style-name="gr6" draw:text-style-name="P5" draw:layer="layout" svg:x1="11.237cm" svg:y1="3.814cm" svg:x2="11.989cm" svg:y2="5.836cm" draw:start-shape="id33" draw:start-glue-point="2" draw:end-shape="id31" draw:end-glue-point="3" svg:d="M11237 3814v2022h752" svg:viewBox="0 0 753 2023">
          <text:p/>
        </draw:connector>
        <draw:connector draw:style-name="gr6" draw:text-style-name="P5" draw:layer="layout" draw:line-skew="-0.243cm -2.445cm" svg:x1="13.395cm" svg:y1="3.469cm" svg:x2="23.93cm" svg:y2="8.628cm" draw:start-shape="id31" draw:start-glue-point="0" draw:end-shape="id30" draw:end-glue-point="3" svg:d="M13395 3469v-795h3524v5954h7011" svg:viewBox="0 0 10536 5955">
          <text:p/>
        </draw:connector>
        <draw:frame draw:style-name="gr17" draw:text-style-name="P28" draw:layer="layout" svg:width="0.853cm" svg:height="0.963cm" svg:x="25.315cm" svg:y="10.218cm">
          <draw:text-box>
            <text:p text:style-name="P9"><text:span text:style-name="T2">1</text:span></text:p>
          </draw:text-box>
        </draw:frame>
        <draw:frame draw:style-name="gr17" draw:text-style-name="P28" draw:layer="layout" svg:width="0.853cm" svg:height="0.963cm" svg:x="25.172cm" svg:y="4.525cm">
          <draw:text-box>
            <text:p text:style-name="P9"><text:span text:style-name="T2">4</text:span></text:p>
          </draw:text-box>
        </draw:frame>
        <draw:frame draw:style-name="gr17" draw:text-style-name="P28" draw:layer="layout" svg:width="0.853cm" svg:height="0.963cm" svg:x="10.53cm" svg:y="4.523cm">
          <draw:text-box>
            <text:p text:style-name="P9"><text:span text:style-name="T2">6</text:span></text:p>
          </draw:text-box>
        </draw:frame>
        <draw:frame draw:style-name="gr17" draw:text-style-name="P28" draw:layer="layout" svg:width="0.853cm" svg:height="0.963cm" svg:x="17.102cm" svg:y="7.472cm">
          <draw:text-box>
            <text:p text:style-name="P9"><text:span text:style-name="T2">3</text:span></text:p>
          </draw:text-box>
        </draw:frame>
        <draw:frame draw:style-name="gr18" draw:text-style-name="P14" draw:layer="layout" svg:width="3.321cm" svg:height="0.887cm" svg:x="19.592cm" svg:y="3.398cm">
          <draw:text-box>
            <text:p text:style-name="P3"><text:span text:style-name="T1">Condenser</text:span></text:p>
          </draw:text-box>
        </draw:frame>
        <draw:custom-shape draw:style-name="gr61" draw:text-style-name="P29" draw:layer="layout" svg:width="4.454cm" svg:height="1.472cm" svg:x="3.603cm" svg:y="7.143cm">
          <text:p text:style-name="P5"><text:span text:style-name="T6">T</text:span><text:span text:style-name="T7">sour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1" draw:text-style-name="P29" draw:layer="layout" svg:width="4.454cm" svg:height="1.472cm" svg:x="18.866cm" svg:y="6.738cm">
          <text:p text:style-name="P5"><text:span text:style-name="T6">T</text:span><text:span text:style-name="T7">sin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6" draw:style-name="dp1" draw:master-page-name="Default">
        <office:forms form:automatic-focus="false" form:apply-design-mode="false"/>
        <draw:custom-shape draw:style-name="gr73" draw:text-style-name="P33" draw:layer="layout" svg:width="0.554cm" svg:height="0.554cm" svg:x="12.286cm" svg:y="19.933cm">
          <draw:glue-point draw:id="12" svg:x="-5.92cm" svg:y="-6.841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rect draw:style-name="gr19" draw:text-style-name="P1" xml:id="id42" draw:id="id42" draw:layer="layout" svg:width="1.381cm" svg:height="5.023cm" draw:transform="rotate (-3.14159265358979) translate (23.629cm 10.512cm)">
          <text:p text:style-name="P23"><text:span text:style-name="T5">Gas Cooler</text:span></text:p>
        </draw:rect>
        <draw:custom-shape draw:style-name="gr20" draw:text-style-name="P17" xml:id="id36" draw:id="id36"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35" draw:id="id35">
          <draw:ellipse draw:style-name="gr74" draw:text-style-name="P34" draw:layer="layout" svg:width="2.388cm" svg:height="2.39cm" svg:x="17.831cm" svg:y="9.859cm">
            <text:p/>
          </draw:ellipse>
          <draw:line draw:style-name="gr75" draw:text-style-name="P34" draw:layer="layout" svg:x1="19.879cm" svg:y1="10.202cm" svg:x2="17.954cm" svg:y2="10.521cm">
            <text:p/>
          </draw:line>
          <draw:line draw:style-name="gr76" draw:text-style-name="P34" draw:layer="layout" svg:x1="17.902cm" svg:y1="11.469cm" svg:x2="19.949cm" svg:y2="11.81cm">
            <text:p/>
          </draw:line>
        </draw:g>
        <draw:g xml:id="id37" draw:id="id37">
          <draw:circle draw:style-name="gr77" draw:text-style-name="P8" draw:layer="layout" svg:width="2.39cm" svg:height="2.39cm" draw:transform="rotate (-3.14159265358979) translate (24.14cm 14.623cm)">
            <text:p/>
          </draw:circle>
          <draw:line draw:style-name="gr78" draw:text-style-name="P8" draw:layer="layout" svg:x1="22.091cm" svg:y1="14.28cm" svg:x2="24.016cm" svg:y2="13.961cm">
            <text:p/>
          </draw:line>
          <draw:line draw:style-name="gr79" draw:text-style-name="P8" draw:layer="layout" svg:x1="24.068cm" svg:y1="13.013cm" svg:x2="22.021cm" svg:y2="12.672cm">
            <text:p/>
          </draw:line>
        </draw:g>
        <draw:g xml:id="id34" draw:id="id34">
          <draw:glue-point draw:id="4" svg:x="-4.945cm" svg:y="-3.918cm"/>
          <draw:glue-point draw:id="5" svg:x="4.94cm" svg:y="-3.299cm"/>
          <draw:g>
            <draw:custom-shape draw:style-name="gr80" draw:text-style-name="P18"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81" draw:text-style-name="P8"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3" draw:text-style-name="P19" draw:layer="layout" svg:width="2.812cm" svg:height="2.074cm" svg:x="17.605cm" svg:y="3.279cm">
              <draw:text-box>
                <text:p text:style-name="P3"><text:span text:style-name="T4">Liquid</text:span></text:p>
                <text:p text:style-name="P3"><text:span text:style-name="T4">Sep</text:span></text:p>
              </draw:text-box>
            </draw:frame>
          </draw:g>
        </draw:g>
        <draw:connector draw:style-name="gr24" draw:text-style-name="P17" draw:layer="layout" svg:x1="19.011cm" svg:y1="7.501cm" svg:x2="19.025cm" svg:y2="9.859cm" draw:start-shape="id34" draw:start-glue-point="2" draw:end-shape="id35" draw:end-glue-point="0" svg:d="M19011 7501v1180h14v1178" svg:viewBox="0 0 15 2359">
          <text:p/>
        </draw:connector>
        <draw:connector draw:style-name="gr24" draw:text-style-name="P17" draw:layer="layout" svg:x1="19.025cm" svg:y1="12.249cm" svg:x2="22.499cm" svg:y2="16.389cm" draw:start-shape="id35" draw:start-glue-point="2" draw:end-shape="id36" draw:end-glue-point="6" svg:d="M19025 12249v4140h3474" svg:viewBox="0 0 3475 4141">
          <text:p/>
        </draw:connector>
        <draw:custom-shape draw:style-name="gr2" draw:text-style-name="P2" draw:layer="layout" svg:width="2.71cm" svg:height="2.705cm" draw:transform="rotate (-3.14159265358979)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9cm" svg:x2="22.945cm" svg:y2="14.623cm" draw:start-shape="id36" draw:start-glue-point="4" draw:end-shape="id37" draw:end-glue-point="2" svg:d="M22928 15990v-551l17-265v-551" svg:viewBox="0 0 18 1368">
          <text:p/>
        </draw:connector>
        <draw:rect draw:style-name="gr3" draw:text-style-name="P25" xml:id="id39" draw:id="id39" draw:layer="layout" svg:width="4.508cm" svg:height="1.558cm" draw:transform="rotate (1.5707963267949) translate (10.509cm 16.127cm)">
          <text:p text:style-name="P3"><text:span text:style-name="T5">Evaporator</text:span></text:p>
        </draw:rect>
        <draw:g xml:id="id40" draw:id="id40">
          <draw:custom-shape draw:style-name="gr82" draw:text-style-name="P27"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1.237cm" svg:height="1.278cm" draw:transform="rotate (-3.14159265358979) translate (9.286cm 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7.615cm" svg:x2="11.288cm" svg:y2="16.127cm" draw:start-shape="id38" draw:start-glue-point="2" draw:end-shape="id39" draw:end-glue-point="3" svg:d="M8676 17615v501h2612v-1989" svg:viewBox="0 0 2613 1990">
          <text:p/>
        </draw:connector>
        <draw:connector draw:style-name="gr6" draw:text-style-name="P5" draw:layer="layout" svg:x1="8.66cm" svg:y1="6.37cm" svg:x2="8.676cm" svg:y2="8.305cm" draw:start-shape="id40" draw:start-glue-point="2" draw:end-shape="id41" draw:end-glue-point="0" svg:d="M8660 6370v943h16v992" svg:viewBox="0 0 17 1936">
          <text:p/>
        </draw:connector>
        <draw:connector draw:style-name="gr83" draw:text-style-name="P5" draw:layer="layout" svg:x1="10.112cm" svg:y1="9.111cm" svg:x2="21.75cm" svg:y2="13.428cm" draw:start-shape="id41" draw:start-glue-point="5" draw:end-shape="id37" draw:end-glue-point="3" svg:d="M10112 9111h5803v4317h5835" svg:viewBox="0 0 11639 4318">
          <text:p/>
        </draw:connector>
        <draw:connector draw:style-name="gr6" draw:text-style-name="P5" draw:layer="layout" svg:x1="22.945cm" svg:y1="12.233cm" svg:x2="22.939cm" svg:y2="10.512cm" draw:start-shape="id37" draw:start-glue-point="0" draw:end-shape="id42" draw:end-glue-point="0" svg:d="M22945 12233v-885h-6v-836" svg:viewBox="0 0 7 1722">
          <text:p/>
        </draw:connector>
        <draw:g xml:id="id38" draw:id="id38">
          <draw:custom-shape draw:style-name="gr82" draw:text-style-name="P27" draw:layer="layout" svg:width="1.236cm" svg:height="1.281cm" svg:x="8.051cm" svg:y="16.33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1.237cm" svg:height="1.278cm" draw:transform="rotate (-3.14159265358979) translate (9.302cm 16.31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3.041cm" svg:x2="8.676cm" svg:y2="15.041cm" draw:start-shape="id41" draw:start-glue-point="2" draw:end-shape="id38" draw:end-glue-point="0" svg:d="M8676 13041v2000" svg:viewBox="0 0 1 2001">
          <text:p/>
        </draw:connector>
        <draw:connector draw:style-name="gr4" draw:text-style-name="P5" draw:layer="layout" svg:x1="11.288cm" svg:y1="11.619cm" svg:x2="13.021cm" svg:y2="7.393cm" draw:start-shape="id39" draw:start-glue-point="1" draw:end-shape="id43" draw:end-glue-point="6" svg:d="M11288 11619v-4226h1733" svg:viewBox="0 0 1734 4227">
          <text:p/>
        </draw:connector>
        <draw:connector draw:style-name="gr6" draw:text-style-name="P5" draw:layer="layout" svg:x1="19.011cm" svg:y1="2.766cm" svg:x2="15.881cm" svg:y2="4.872cm" draw:start-shape="id34" draw:start-glue-point="0" draw:end-shape="id43" draw:end-glue-point="4" svg:d="M19011 2766v-552h-2281v2658h-849" svg:viewBox="0 0 3131 2659">
          <text:p/>
        </draw:connector>
        <draw:frame draw:style-name="gr5" draw:text-style-name="P6" draw:layer="layout" svg:width="1.781cm" svg:height="0.093cm" svg:x="9.177cm" svg:y="3.714cm">
          <draw:text-box>
            <text:p/>
          </draw:text-box>
        </draw:frame>
        <draw:connector draw:style-name="gr6" draw:text-style-name="P5" draw:layer="layout" svg:x1="22.939cm" svg:y1="5.489cm" svg:x2="20.4cm" svg:y2="3.571cm" draw:start-shape="id42" draw:start-glue-point="2" draw:end-shape="id34" draw:end-glue-point="5" svg:d="M22939 5489v-1918h-2539" svg:viewBox="0 0 2540 1919">
          <text:p/>
        </draw:connector>
        <draw:g xml:id="id41" draw:id="id41">
          <draw:glue-point draw:id="4" svg:x="-4.945cm" svg:y="-3.918cm"/>
          <draw:glue-point draw:id="5" svg:x="4.94cm" svg:y="-3.299cm"/>
          <draw:g>
            <draw:custom-shape draw:style-name="gr84" draw:text-style-name="P35" draw:layer="layout" svg:width="2.784cm" svg:height="1.776cm" svg:x="7.222cm" svg:y="11.2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85" draw:text-style-name="P8" draw:layer="layout" svg:width="2.784cm" svg:height="2.96cm" svg:x="7.222cm" svg:y="8.305cm">
              <text:p/>
              <draw:enhanced-geometry svg:viewBox="0 0 21600 21600" draw:mirror-horizontal="false" draw:mirror-vertical="false" draw:type="rectangle" draw:enhanced-path="M 0 0 L 21600 0 21600 21600 0 21600 0 0 Z N"/>
            </draw:custom-shape>
            <draw:frame draw:style-name="gr86" draw:text-style-name="P22" draw:layer="layout" svg:width="2.548cm" svg:height="2.41cm" svg:x="7.582cm" svg:y="8.842cm">
              <draw:text-box>
                <text:p text:style-name="P3">Flash</text:p>
                <text:p text:style-name="P3">Econ</text:p>
              </draw:text-box>
            </draw:frame>
          </draw:g>
        </draw:g>
        <draw:rect draw:style-name="gr26" draw:text-style-name="P26" xml:id="id43" draw:id="id43" draw:layer="layout" svg:width="2.861cm" svg:height="4.688cm" svg:x="13.02cm" svg:y="3.72cm">
          <draw:glue-point draw:id="4" svg:x="5.002cm" svg:y="-2.543cm"/>
          <draw:glue-point draw:id="5" svg:x="-4.997cm" svg:y="-2.672cm"/>
          <draw:glue-point draw:id="6" svg:x="-4.997cm" svg:y="2.835cm"/>
          <draw:glue-point draw:id="7" svg:x="5.002cm" svg:y="2.669cm"/>
          <text:p text:style-name="P3"><text:span text:style-name="T5">Reg</text:span></text:p>
        </draw:rect>
        <draw:connector draw:style-name="gr6" draw:text-style-name="P5" draw:layer="layout" draw:line-skew="0cm -1.04cm" svg:x1="13.021cm" svg:y1="4.812cm" svg:x2="8.66cm" svg:y2="3.795cm" draw:start-shape="id43" draw:start-glue-point="5" draw:end-shape="id40" draw:end-glue-point="0" svg:d="M13021 4812h-1868v-2559h-2493v1542" svg:viewBox="0 0 4362 2560">
          <text:p/>
        </draw:connector>
        <draw:connector draw:style-name="gr4" draw:text-style-name="P5" draw:layer="layout" draw:line-skew="-2.087cm 0.544cm" svg:x1="15.881cm" svg:y1="7.315cm" svg:x2="22.928cm" svg:y2="16.788cm" draw:start-shape="id43" draw:start-glue-point="7" draw:end-shape="id36" draw:end-glue-point="8" svg:d="M15881 7315h1197v10569h5850v-1096" svg:viewBox="0 0 7048 10570">
          <text:p/>
        </draw:connector>
        <draw:custom-shape draw:style-name="gr7" draw:text-style-name="P7" draw:layer="layout" svg:width="2.71cm" svg:height="2.705cm" draw:transform="rotate (-3.14159265358979) translate (14.894cm 15.373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28" draw:layer="layout" svg:width="2.195cm" svg:height="0.963cm" svg:x="21.869cm" svg:y="12.994cm">
          <draw:text-box>
            <text:p text:style-name="P9"><text:span text:style-name="T2">Comp</text:span></text:p>
          </draw:text-box>
        </draw:frame>
        <draw:frame draw:style-name="gr87" draw:text-style-name="P28" draw:layer="layout" svg:width="2.226cm" svg:height="1.115cm" svg:x="17.992cm" svg:y="10.509cm">
          <draw:text-box>
            <text:p text:style-name="P9"><text:span text:style-name="T2">Motor</text:span></text:p>
          </draw:text-box>
        </draw:frame>
      </draw:page>
      <draw:page draw:name="page7" draw:style-name="dp1" draw:master-page-name="Default">
        <office:forms form:automatic-focus="false" form:apply-design-mode="false"/>
        <draw:custom-shape draw:style-name="gr73" draw:text-style-name="P33" draw:layer="layout" svg:width="0.554cm" svg:height="0.554cm" svg:x="12.286cm" svg:y="19.933cm">
          <draw:glue-point draw:id="12" svg:x="-5.92cm" svg:y="-6.841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rect draw:style-name="gr19" draw:text-style-name="P1" xml:id="id48" draw:id="id48" draw:layer="layout" svg:width="1.381cm" svg:height="5.023cm" draw:transform="rotate (-3.14159265358979) translate (23.629cm 10.512cm)">
          <text:p text:style-name="P23"><text:span text:style-name="T5">Gas Cooler</text:span></text:p>
        </draw:rect>
        <draw:custom-shape draw:style-name="gr20" draw:text-style-name="P17" xml:id="id46" draw:id="id46"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45" draw:id="id45">
          <draw:ellipse draw:style-name="gr88" draw:text-style-name="P34" draw:layer="layout" svg:width="2.388cm" svg:height="2.39cm" svg:x="17.831cm" svg:y="9.859cm">
            <text:p/>
          </draw:ellipse>
          <draw:line draw:style-name="gr89" draw:text-style-name="P34" draw:layer="layout" svg:x1="19.879cm" svg:y1="10.202cm" svg:x2="17.954cm" svg:y2="10.521cm">
            <text:p/>
          </draw:line>
          <draw:line draw:style-name="gr90" draw:text-style-name="P34" draw:layer="layout" svg:x1="17.902cm" svg:y1="11.469cm" svg:x2="19.949cm" svg:y2="11.81cm">
            <text:p/>
          </draw:line>
        </draw:g>
        <draw:g xml:id="id47" draw:id="id47">
          <draw:circle draw:style-name="gr91" draw:text-style-name="P8" draw:layer="layout" svg:width="2.39cm" svg:height="2.39cm" draw:transform="rotate (-3.14159265358979) translate (24.14cm 14.623cm)">
            <text:p/>
          </draw:circle>
          <draw:line draw:style-name="gr92" draw:text-style-name="P8" draw:layer="layout" svg:x1="22.091cm" svg:y1="14.28cm" svg:x2="24.016cm" svg:y2="13.961cm">
            <text:p/>
          </draw:line>
          <draw:line draw:style-name="gr93" draw:text-style-name="P8" draw:layer="layout" svg:x1="24.068cm" svg:y1="13.013cm" svg:x2="22.021cm" svg:y2="12.672cm">
            <text:p/>
          </draw:line>
        </draw:g>
        <draw:g xml:id="id44" draw:id="id44">
          <draw:glue-point draw:id="4" svg:x="-4.945cm" svg:y="-3.918cm"/>
          <draw:glue-point draw:id="5" svg:x="4.94cm" svg:y="-3.299cm"/>
          <draw:g>
            <draw:custom-shape draw:style-name="gr94" draw:text-style-name="P18"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95" draw:text-style-name="P8"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3" draw:text-style-name="P19" draw:layer="layout" svg:width="2.812cm" svg:height="2.074cm" svg:x="17.605cm" svg:y="3.279cm">
              <draw:text-box>
                <text:p text:style-name="P3"><text:span text:style-name="T4">Liquid</text:span></text:p>
                <text:p text:style-name="P3"><text:span text:style-name="T4">Sep</text:span></text:p>
              </draw:text-box>
            </draw:frame>
          </draw:g>
        </draw:g>
        <draw:connector draw:style-name="gr24" draw:text-style-name="P17" draw:layer="layout" svg:x1="19.011cm" svg:y1="7.501cm" svg:x2="19.025cm" svg:y2="9.859cm" draw:start-shape="id44" draw:start-glue-point="2" draw:end-shape="id45" draw:end-glue-point="0" svg:d="M19011 7501v1180h14v1178" svg:viewBox="0 0 15 2359">
          <text:p/>
        </draw:connector>
        <draw:connector draw:style-name="gr24" draw:text-style-name="P17" draw:layer="layout" svg:x1="19.025cm" svg:y1="12.249cm" svg:x2="22.499cm" svg:y2="16.389cm" draw:start-shape="id45" draw:start-glue-point="2" draw:end-shape="id46" draw:end-glue-point="6" svg:d="M19025 12249v4140h3474" svg:viewBox="0 0 3475 4141">
          <text:p/>
        </draw:connector>
        <draw:custom-shape draw:style-name="gr2" draw:text-style-name="P2" draw:layer="layout" svg:width="2.71cm" svg:height="2.705cm" draw:transform="rotate (-3.14159265358979)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9cm" svg:x2="22.945cm" svg:y2="14.623cm" draw:start-shape="id46" draw:start-glue-point="4" draw:end-shape="id47" draw:end-glue-point="2" svg:d="M22928 15990v-551l17-265v-551" svg:viewBox="0 0 18 1368">
          <text:p/>
        </draw:connector>
        <draw:rect draw:style-name="gr3" draw:text-style-name="P25" xml:id="id49" draw:id="id49" draw:layer="layout" svg:width="4.508cm" svg:height="1.558cm" draw:transform="rotate (-1.5707963267949) translate (10.696cm 10.834cm)">
          <text:p text:style-name="P3"><text:span text:style-name="T5">Evaporator</text:span></text:p>
        </draw:rect>
        <draw:connector draw:style-name="gr6" draw:text-style-name="P5" draw:layer="layout" svg:x1="22.945cm" svg:y1="12.233cm" svg:x2="22.939cm" svg:y2="10.512cm" draw:start-shape="id47" draw:start-glue-point="0" draw:end-shape="id48" draw:end-glue-point="0" svg:d="M22945 12233v-885h-6v-836" svg:viewBox="0 0 7 1722">
          <text:p/>
        </draw:connector>
        <draw:connector draw:style-name="gr4" draw:text-style-name="P5" draw:layer="layout" draw:line-skew="0cm -0.245cm" svg:x1="9.917cm" svg:y1="15.342cm" svg:x2="13.121cm" svg:y2="11.893cm" draw:start-shape="id49" draw:start-glue-point="1" draw:end-shape="id50" draw:end-glue-point="6" svg:d="M9917 15342v501h1746v-3950h1458" svg:viewBox="0 0 3205 3951">
          <text:p/>
        </draw:connector>
        <draw:connector draw:style-name="gr6" draw:text-style-name="P5" draw:layer="layout" svg:x1="19.011cm" svg:y1="2.766cm" svg:x2="15.981cm" svg:y2="9.372cm" draw:start-shape="id44" draw:start-glue-point="0" draw:end-shape="id50" draw:end-glue-point="4" svg:d="M19011 2766v-552h-2231v7158h-799" svg:viewBox="0 0 3031 7159">
          <text:p/>
        </draw:connector>
        <draw:frame draw:style-name="gr5" draw:text-style-name="P6" draw:layer="layout" svg:width="1.781cm" svg:height="0.093cm" svg:x="9.177cm" svg:y="8.214cm">
          <draw:text-box>
            <text:p/>
          </draw:text-box>
        </draw:frame>
        <draw:connector draw:style-name="gr6" draw:text-style-name="P5" draw:layer="layout" svg:x1="22.939cm" svg:y1="5.489cm" svg:x2="20.4cm" svg:y2="3.571cm" draw:start-shape="id48" draw:start-glue-point="2" draw:end-shape="id44" draw:end-glue-point="5" svg:d="M22939 5489v-1918h-2539" svg:viewBox="0 0 2540 1919">
          <text:p/>
        </draw:connector>
        <draw:rect draw:style-name="gr26" draw:text-style-name="P26" xml:id="id50" draw:id="id50" draw:layer="layout" svg:width="2.861cm" svg:height="4.688cm" svg:x="13.12cm" svg:y="8.22cm">
          <draw:glue-point draw:id="4" svg:x="5.002cm" svg:y="-2.543cm"/>
          <draw:glue-point draw:id="5" svg:x="-4.997cm" svg:y="-2.672cm"/>
          <draw:glue-point draw:id="6" svg:x="-4.997cm" svg:y="2.835cm"/>
          <draw:glue-point draw:id="7" svg:x="5.002cm" svg:y="2.669cm"/>
          <text:p text:style-name="P3"><text:span text:style-name="T5">Reg</text:span></text:p>
        </draw:rect>
        <draw:connector draw:style-name="gr4" draw:text-style-name="P5" draw:layer="layout" draw:line-skew="-2.087cm 0.544cm" svg:x1="15.981cm" svg:y1="11.815cm" svg:x2="22.928cm" svg:y2="16.788cm" draw:start-shape="id50" draw:start-glue-point="7" draw:end-shape="id46" draw:end-glue-point="8" svg:d="M15981 11815h1147v6069h5800v-1096" svg:viewBox="0 0 6948 6070">
          <text:p/>
        </draw:connector>
        <draw:custom-shape draw:style-name="gr7" draw:text-style-name="P7" draw:layer="layout" svg:width="2.71cm" svg:height="2.705cm" svg:x="6.316cm" svg:y="12.131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28" draw:layer="layout" svg:width="2.195cm" svg:height="0.963cm" svg:x="21.869cm" svg:y="12.994cm">
          <draw:text-box>
            <text:p text:style-name="P9"><text:span text:style-name="T2">Comp</text:span></text:p>
          </draw:text-box>
        </draw:frame>
        <draw:frame draw:style-name="gr87" draw:text-style-name="P28" draw:layer="layout" svg:width="2.226cm" svg:height="1.115cm" svg:x="17.992cm" svg:y="10.509cm">
          <draw:text-box>
            <text:p text:style-name="P9"><text:span text:style-name="T2">Motor</text:span></text:p>
          </draw:text-box>
        </draw:frame>
        <draw:connector draw:style-name="gr4" draw:text-style-name="P5" draw:layer="layout" svg:x1="9.923cm" svg:y1="9.908cm" svg:x2="9.917cm" svg:y2="10.834cm" draw:start-shape="id51" draw:start-glue-point="2" draw:end-shape="id49" draw:end-glue-point="3" svg:d="M9923 9908v463h-6v463" svg:viewBox="0 0 7 927">
          <text:p/>
        </draw:connector>
        <draw:g xml:id="id51" draw:id="id51">
          <draw:custom-shape draw:style-name="gr82" draw:text-style-name="P27" draw:layer="layout" svg:width="1.236cm" svg:height="1.281cm" svg:x="9.297cm" svg:y="8.62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1.237cm" svg:height="1.278cm" draw:transform="rotate (-3.14159265358979) translate (10.549cm 8.611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5" draw:layer="layout" draw:line-skew="0cm -0.488cm" svg:x1="13.121cm" svg:y1="9.312cm" svg:x2="9.923cm" svg:y2="7.333cm" draw:start-shape="id50" draw:start-glue-point="5" draw:end-shape="id51" draw:end-glue-point="0" svg:d="M13121 9312h-1286v-2969h-1912v990" svg:viewBox="0 0 3199 2970">
          <text:p/>
        </draw:connector>
      </draw:page>
      <draw:page draw:name="page8" draw:style-name="dp1" draw:master-page-name="Default">
        <office:forms form:automatic-focus="false" form:apply-design-mode="false"/>
        <draw:rect draw:style-name="gr96" draw:text-style-name="P36" xml:id="id57" draw:id="id57" draw:layer="layout" svg:width="1.381cm" svg:height="5.023cm" draw:transform="rotate (-3.14159265358979) translate (21.466cm 13.285cm)">
          <text:p text:style-name="P23"><text:span text:style-name="T5">HX</text:span></text:p>
        </draw:rect>
        <draw:custom-shape draw:style-name="gr20" draw:text-style-name="P17" xml:id="id53" draw:id="id53" draw:layer="layout" svg:width="0.857cm" svg:height="0.798cm" svg:x="20.351cm" svg:y="1.347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56" draw:id="id56">
          <draw:glue-point draw:id="4" svg:x="-4.945cm" svg:y="-3.918cm"/>
          <draw:glue-point draw:id="5" svg:x="4.94cm" svg:y="-3.299cm"/>
          <draw:g>
            <draw:custom-shape draw:style-name="gr97" draw:text-style-name="P35" draw:layer="layout" svg:width="2.784cm" svg:height="1.776cm" svg:x="17.079cm" svg:y="16.94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98" draw:text-style-name="P8" draw:layer="layout" svg:width="2.784cm" svg:height="2.959cm" svg:x="17.079cm" svg:y="13.987cm">
              <text:p/>
              <draw:enhanced-geometry svg:viewBox="0 0 21600 21600" draw:mirror-horizontal="false" draw:mirror-vertical="false" draw:type="rectangle" draw:enhanced-path="M 0 0 L 21600 0 21600 21600 0 21600 0 0 Z N"/>
            </draw:custom-shape>
            <draw:frame draw:style-name="gr23" draw:text-style-name="P37" draw:layer="layout" svg:width="2.812cm" svg:height="2.074cm" svg:x="17.056cm" svg:y="14.5cm">
              <draw:text-box>
                <text:p text:style-name="P3"><text:span text:style-name="T6">Sep</text:span></text:p>
              </draw:text-box>
            </draw:frame>
          </draw:g>
        </draw:g>
        <draw:frame draw:style-name="gr5" draw:text-style-name="P6" draw:layer="layout" svg:width="1.781cm" svg:height="0.093cm" svg:x="24.892cm" svg:y="14.054cm">
          <draw:text-box>
            <text:p/>
          </draw:text-box>
        </draw:frame>
        <draw:rect draw:style-name="gr26" draw:text-style-name="P26" xml:id="id52" draw:id="id52" draw:layer="layout" svg:width="2.861cm" svg:height="4.688cm" svg:x="13.378cm" svg:y="6.132cm">
          <draw:glue-point draw:id="4" svg:x="4.998cm" svg:y="-2.54cm"/>
          <draw:glue-point draw:id="5" svg:x="-4.991cm" svg:y="-2.668cm"/>
          <draw:glue-point draw:id="6" svg:x="-4.991cm" svg:y="2.832cm"/>
          <draw:glue-point draw:id="7" svg:x="4.998cm" svg:y="2.666cm"/>
          <text:p text:style-name="P3"><text:span text:style-name="T5">Reg</text:span></text:p>
        </draw:rect>
        <draw:custom-shape draw:style-name="gr7" draw:text-style-name="P7" draw:layer="layout" svg:width="2.71cm" svg:height="2.705cm" draw:transform="rotate (-3.14159265358979) translate (24.296cm 11.86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59" draw:id="id59">
          <draw:g>
            <draw:circle draw:style-name="gr99" draw:text-style-name="P8" draw:layer="layout" svg:width="2.39cm" svg:height="2.39cm" draw:transform="rotate (-3.14159265358979) translate (9.356cm 15.463cm)">
              <text:p/>
            </draw:circle>
            <draw:line draw:style-name="gr100" draw:text-style-name="P8" draw:layer="layout" svg:x1="7.307cm" svg:y1="15.12cm" svg:x2="9.232cm" svg:y2="14.801cm">
              <text:p/>
            </draw:line>
            <draw:line draw:style-name="gr101" draw:text-style-name="P8" draw:layer="layout" svg:x1="9.284cm" svg:y1="13.853cm" svg:x2="7.237cm" svg:y2="13.512cm">
              <text:p/>
            </draw:line>
          </draw:g>
          <draw:frame draw:style-name="gr11" draw:text-style-name="P28" draw:layer="layout" svg:width="2.195cm" svg:height="0.963cm" svg:x="7.085cm" svg:y="13.803cm">
            <draw:text-box>
              <text:p text:style-name="P9"><text:span text:style-name="T2">Comp</text:span></text:p>
            </draw:text-box>
          </draw:frame>
        </draw:g>
        <draw:g>
          <draw:g xml:id="id55" draw:id="id55">
            <draw:ellipse draw:style-name="gr102" draw:text-style-name="P34" draw:layer="layout" svg:width="2.388cm" svg:height="2.39cm" svg:x="24.111cm" svg:y="6.866cm">
              <text:p/>
            </draw:ellipse>
            <draw:line draw:style-name="gr103" draw:text-style-name="P34" draw:layer="layout" svg:x1="26.159cm" svg:y1="7.209cm" svg:x2="24.234cm" svg:y2="7.528cm">
              <text:p/>
            </draw:line>
            <draw:line draw:style-name="gr104" draw:text-style-name="P34" draw:layer="layout" svg:x1="24.182cm" svg:y1="8.476cm" svg:x2="26.229cm" svg:y2="8.817cm">
              <text:p/>
            </draw:line>
          </draw:g>
          <draw:frame draw:style-name="gr87" draw:text-style-name="P28" draw:layer="layout" svg:width="2.226cm" svg:height="1.115cm" svg:x="24.273cm" svg:y="7.585cm">
            <draw:text-box>
              <text:p text:style-name="P9"><text:span text:style-name="T2">Pump</text:span></text:p>
            </draw:text-box>
          </draw:frame>
        </draw:g>
        <draw:rect draw:style-name="gr19" draw:text-style-name="P1" xml:id="id60" draw:id="id60" draw:layer="layout" svg:width="1.381cm" svg:height="5.023cm" draw:transform="rotate (-3.14159265358979) translate (8.842cm 10.598cm)">
          <text:p text:style-name="P23"><text:span text:style-name="T5">HX</text:span></text:p>
        </draw:rect>
        <draw:custom-shape draw:style-name="gr20" draw:text-style-name="P17" xml:id="id62" draw:id="id62" draw:layer="layout" svg:width="0.857cm" svg:height="0.798cm" svg:x="7.715cm" svg:y="17.14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58" draw:id="id58">
          <draw:glue-point draw:id="4" svg:x="-4.945cm" svg:y="-3.918cm"/>
          <draw:glue-point draw:id="5" svg:x="4.94cm" svg:y="-3.299cm"/>
          <draw:g>
            <draw:custom-shape draw:style-name="gr105" draw:text-style-name="P18" draw:layer="layout" svg:width="2.784cm" svg:height="1.776cm" svg:x="2.954cm" svg:y="6.662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06" draw:text-style-name="P8" draw:layer="layout" svg:width="2.784cm" svg:height="2.959cm" svg:x="2.954cm" svg:y="3.703cm">
              <text:p/>
              <draw:enhanced-geometry svg:viewBox="0 0 21600 21600" draw:mirror-horizontal="false" draw:mirror-vertical="false" draw:type="rectangle" draw:enhanced-path="M 0 0 L 21600 0 21600 21600 0 21600 0 0 Z N"/>
            </draw:custom-shape>
            <draw:frame draw:style-name="gr23" draw:text-style-name="P19" draw:layer="layout" svg:width="2.812cm" svg:height="2.074cm" svg:x="2.931cm" svg:y="4.216cm">
              <draw:text-box>
                <text:p text:style-name="P3"><text:span text:style-name="T6">Sep</text:span></text:p>
                <text:p text:style-name="P3"><text:span text:style-name="T4"/></text:p>
              </draw:text-box>
            </draw:frame>
          </draw:g>
        </draw:g>
        <draw:custom-shape draw:style-name="gr2" draw:text-style-name="P2" draw:layer="layout" svg:width="2.71cm" svg:height="2.705cm" svg:x="8.999cm" svg:y="6.75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54" draw:id="id54">
          <draw:g>
            <draw:circle draw:style-name="gr107" draw:text-style-name="P8" draw:layer="layout" svg:width="2.39cm" svg:height="2.39cm" svg:x="19.587cm" svg:y="3.906cm">
              <text:p/>
            </draw:circle>
            <draw:line draw:style-name="gr108" draw:text-style-name="P8" draw:layer="layout" svg:x1="21.636cm" svg:y1="4.249cm" svg:x2="19.711cm" svg:y2="4.568cm">
              <text:p/>
            </draw:line>
            <draw:line draw:style-name="gr109" draw:text-style-name="P8" draw:layer="layout" svg:x1="19.659cm" svg:y1="5.516cm" svg:x2="21.706cm" svg:y2="5.857cm">
              <text:p/>
            </draw:line>
          </draw:g>
          <draw:frame draw:style-name="gr110" draw:text-style-name="P28" draw:layer="layout" svg:width="4.409cm" svg:height="0.963cm" svg:x="20.064cm" svg:y="4.611cm">
            <draw:text-box>
              <text:p text:style-name="P9"><text:span text:style-name="T2">Exp</text:span></text:p>
            </draw:text-box>
          </draw:frame>
        </draw:g>
        <draw:g xml:id="id61" draw:id="id61">
          <draw:g>
            <draw:ellipse draw:style-name="gr111" draw:text-style-name="P34" draw:layer="layout" svg:width="2.388cm" svg:height="2.39cm" svg:x="3.166cm" svg:y="9.479cm">
              <text:p/>
            </draw:ellipse>
            <draw:line draw:style-name="gr112" draw:text-style-name="P34" draw:layer="layout" svg:x1="5.214cm" svg:y1="9.822cm" svg:x2="3.289cm" svg:y2="10.141cm">
              <text:p/>
            </draw:line>
            <draw:line draw:style-name="gr113" draw:text-style-name="P34" draw:layer="layout" svg:x1="3.237cm" svg:y1="11.089cm" svg:x2="5.284cm" svg:y2="11.43cm">
              <text:p/>
            </draw:line>
          </draw:g>
          <draw:frame draw:style-name="gr87" draw:text-style-name="P28" draw:layer="layout" svg:width="2.226cm" svg:height="1.115cm" svg:x="3.292cm" svg:y="10.117cm">
            <draw:text-box>
              <text:p text:style-name="P9"><text:span text:style-name="T2">Motor</text:span></text:p>
            </draw:text-box>
          </draw:frame>
        </draw:g>
        <draw:connector draw:style-name="gr114" draw:text-style-name="P5" draw:layer="layout" svg:x1="16.237cm" svg:y1="7.286cm" svg:x2="20.351cm" svg:y2="1.746cm" draw:start-shape="id52" draw:start-glue-point="4" draw:end-shape="id53" draw:end-glue-point="6" svg:d="M16237 7286h2033v-5540h2081" svg:viewBox="0 0 4115 5541">
          <text:p/>
        </draw:connector>
        <draw:connector draw:style-name="gr115" draw:text-style-name="P5" draw:layer="layout" svg:x1="20.78cm" svg:y1="2.145cm" svg:x2="22.03cm" svg:y2="3.906cm" draw:start-shape="id53" draw:start-glue-point="8" draw:end-shape="id54" draw:end-glue-point="0" svg:d="M20780 2145v881h1250v880" svg:viewBox="0 0 1251 1762">
          <text:p/>
        </draw:connector>
        <draw:connector draw:style-name="gr116" draw:text-style-name="P5" draw:layer="layout" svg:x1="25.305cm" svg:y1="6.866cm" svg:x2="21.208cm" svg:y2="1.746cm" draw:start-shape="id55" draw:start-glue-point="0" draw:end-shape="id53" draw:end-glue-point="10" svg:d="M25305 6866v-5120h-4097" svg:viewBox="0 0 4098 5121">
          <text:p/>
        </draw:connector>
        <draw:connector draw:style-name="gr116" draw:text-style-name="P5" draw:layer="layout" svg:x1="18.462cm" svg:y1="18.722cm" svg:x2="25.305cm" svg:y2="9.256cm" draw:start-shape="id56" draw:start-glue-point="2" draw:end-shape="id55" draw:end-glue-point="2" svg:d="M18462 18722v553h6843v-10019" svg:viewBox="0 0 6844 10020">
          <text:p/>
        </draw:connector>
        <draw:connector draw:style-name="gr115" draw:text-style-name="P5" draw:layer="layout" svg:x1="22.03cm" svg:y1="6.296cm" svg:x2="20.776cm" svg:y2="8.262cm" draw:start-shape="id54" draw:start-glue-point="2" draw:end-shape="id57" draw:end-glue-point="2" svg:d="M22030 6296v1008h-1254v958" svg:viewBox="0 0 1255 1967">
          <text:p/>
        </draw:connector>
        <draw:connector draw:style-name="gr115" draw:text-style-name="P5" draw:layer="layout" svg:x1="20.776cm" svg:y1="13.285cm" svg:x2="19.851cm" svg:y2="14.792cm" draw:start-shape="id57" draw:start-glue-point="0" draw:end-shape="id56" draw:end-glue-point="5" svg:d="M20776 13285v1507h-925" svg:viewBox="0 0 926 1508">
          <text:p/>
        </draw:connector>
        <draw:connector draw:style-name="gr114" draw:text-style-name="P5" draw:layer="layout" svg:x1="18.462cm" svg:y1="13.987cm" svg:x2="16.237cm" svg:y2="9.725cm" draw:start-shape="id56" draw:start-glue-point="0" draw:end-shape="id52" draw:end-glue-point="7" svg:d="M18462 13987v-4262h-2225" svg:viewBox="0 0 2226 4263">
          <text:p/>
        </draw:connector>
        <draw:connector draw:style-name="gr117" draw:text-style-name="P5" draw:layer="layout" draw:line-skew="0cm 2.887cm" svg:x1="4.337cm" svg:y1="3.703cm" svg:x2="13.381cm" svg:y2="7.226cm" draw:start-shape="id58" draw:start-glue-point="0" draw:end-shape="id52" draw:end-glue-point="5" svg:d="M4337 3703v-552h8134v4075h910" svg:viewBox="0 0 9045 4076">
          <text:p/>
        </draw:connector>
        <draw:connector draw:style-name="gr118" draw:text-style-name="P5" draw:layer="layout" svg:x1="8.161cm" svg:y1="13.073cm" svg:x2="8.152cm" svg:y2="10.598cm" draw:start-shape="id59" draw:start-glue-point="0" draw:end-shape="id60" draw:end-glue-point="0" svg:d="M8161 13073v-1262h-9v-1213" svg:viewBox="0 0 10 2476">
          <text:p/>
        </draw:connector>
        <draw:connector draw:style-name="gr118" draw:text-style-name="P5" draw:layer="layout" svg:x1="8.152cm" svg:y1="5.575cm" svg:x2="5.726cm" svg:y2="4.508cm" draw:start-shape="id60" draw:start-glue-point="2" draw:end-shape="id58" draw:end-glue-point="5" svg:d="M8152 5575v-1067h-2426" svg:viewBox="0 0 2427 1068">
          <text:p/>
        </draw:connector>
        <draw:connector draw:style-name="gr119" draw:text-style-name="P5" draw:layer="layout" svg:x1="4.337cm" svg:y1="8.438cm" svg:x2="4.36cm" svg:y2="9.479cm" draw:start-shape="id58" draw:start-glue-point="2" draw:end-shape="id61" draw:end-glue-point="0" svg:d="M4337 8438v521h23v520" svg:viewBox="0 0 24 1042">
          <text:p/>
        </draw:connector>
        <draw:connector draw:style-name="gr117" draw:text-style-name="P5" draw:layer="layout" svg:x1="13.381cm" svg:y1="9.803cm" svg:x2="8.572cm" svg:y2="17.541cm" draw:start-shape="id52" draw:start-glue-point="6" draw:end-shape="id62" draw:end-glue-point="10" svg:d="M13381 9803h-2381v7738h-2428" svg:viewBox="0 0 4810 7739">
          <text:p/>
        </draw:connector>
        <draw:connector draw:style-name="gr118" draw:text-style-name="P5" draw:layer="layout" svg:x1="8.144cm" svg:y1="17.142cm" svg:x2="8.161cm" svg:y2="15.463cm" draw:start-shape="id62" draw:start-glue-point="4" draw:end-shape="id59" draw:end-glue-point="2" svg:d="M8144 17142v-839h17v-840" svg:viewBox="0 0 18 1680">
          <text:p/>
        </draw:connector>
        <draw:connector draw:style-name="gr119" draw:text-style-name="P5" draw:layer="layout" svg:x1="4.36cm" svg:y1="11.869cm" svg:x2="7.715cm" svg:y2="17.541cm" draw:start-shape="id61" draw:start-glue-point="2" draw:end-shape="id62" draw:end-glue-point="6" svg:d="M4360 11869v5672h3355" svg:viewBox="0 0 3356 5673">
          <text:p/>
        </draw:connector>
      </draw:page>
      <draw:page draw:name="page9" draw:style-name="dp1" draw:master-page-name="Default">
        <office:forms form:automatic-focus="false" form:apply-design-mode="false"/>
        <draw:rect draw:style-name="gr19" draw:text-style-name="P1" xml:id="id69" draw:id="id69" draw:layer="layout" svg:width="1.381cm" svg:height="5.023cm" draw:transform="rotate (1.5707963267949) translate (13.085cm 4.355cm)">
          <draw:glue-point draw:id="4" svg:x="4.935cm" svg:y="3.106cm"/>
          <draw:glue-point draw:id="5" svg:x="-4.999cm" svg:y="3.301cm"/>
          <text:p text:style-name="P23"><text:span text:style-name="T5"><text:s/></text:span><text:span text:style-name="T5">Cooler</text:span></text:p>
        </draw:rect>
        <draw:custom-shape draw:style-name="gr20" draw:text-style-name="P17" xml:id="id64" draw:id="id64" draw:layer="layout" svg:width="0.857cm" svg:height="0.798cm" svg:x="23.289cm" svg:y="9.166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68" draw:id="id68">
          <draw:glue-point draw:id="4" svg:x="-4.945cm" svg:y="-3.918cm"/>
          <draw:glue-point draw:id="5" svg:x="4.94cm" svg:y="-3.299cm"/>
          <draw:g>
            <draw:custom-shape draw:style-name="gr120" draw:text-style-name="P18" draw:layer="layout" svg:width="2.784cm" svg:height="1.776cm" svg:x="19.774cm" svg:y="5.507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21" draw:text-style-name="P8" draw:layer="layout" svg:width="2.784cm" svg:height="2.959cm" svg:x="19.774cm" svg:y="2.548cm">
              <text:p/>
              <draw:enhanced-geometry svg:viewBox="0 0 21600 21600" draw:mirror-horizontal="false" draw:mirror-vertical="false" draw:type="rectangle" draw:enhanced-path="M 0 0 L 21600 0 21600 21600 0 21600 0 0 Z N"/>
            </draw:custom-shape>
            <draw:frame draw:style-name="gr23" draw:text-style-name="P19" draw:layer="layout" svg:width="2.812cm" svg:height="2.074cm" svg:x="19.751cm" svg:y="3.061cm">
              <draw:text-box>
                <text:p text:style-name="P3"><text:span text:style-name="T4">Liquid</text:span></text:p>
                <text:p text:style-name="P3"><text:span text:style-name="T4">Sep</text:span></text:p>
              </draw:text-box>
            </draw:frame>
          </draw:g>
        </draw:g>
        <draw:connector draw:style-name="gr24" draw:text-style-name="P17" draw:layer="layout" svg:x1="15.598cm" svg:y1="8.14cm" svg:x2="23.289cm" svg:y2="9.565cm" draw:start-shape="id63" draw:start-glue-point="2" draw:end-shape="id64" draw:end-glue-point="6" svg:d="M15598 8140v1425h7691" svg:viewBox="0 0 7692 1426">
          <text:p/>
        </draw:connector>
        <draw:custom-shape draw:style-name="gr2" draw:text-style-name="P2" draw:layer="layout" svg:width="1.7cm" svg:height="2.705cm" draw:transform="rotate (1.5707963267949) translate (14.215cm 2.891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3.718cm" svg:y1="9.166cm" svg:x2="23.709cm" svg:y2="8.143cm" draw:start-shape="id64" draw:start-glue-point="4" draw:end-shape="id65" draw:end-glue-point="2" svg:d="M23718 9166v-551l-9 79v-551" svg:viewBox="0 0 10 1024">
          <text:p/>
        </draw:connector>
        <draw:rect draw:style-name="gr3" draw:text-style-name="P25" xml:id="id67" draw:id="id67" draw:layer="layout" svg:width="4.508cm" svg:height="1.558cm" svg:x="3.415cm" svg:y="6.885cm">
          <text:p text:style-name="P3"><text:span text:style-name="T5">Evaporator</text:span></text:p>
        </draw:rect>
        <draw:custom-shape draw:style-name="gr7" draw:text-style-name="P7" draw:layer="layout" svg:width="1.895cm" svg:height="2.705cm" draw:transform="rotate (1.5707963267949) translate (4.29cm 10.41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65" draw:id="id65">
            <draw:circle draw:style-name="gr122" draw:text-style-name="P8" draw:layer="layout" svg:width="2.39cm" svg:height="2.39cm" draw:transform="rotate (-3.14159265358979) translate (24.904cm 8.143cm)">
              <text:p/>
            </draw:circle>
            <draw:line draw:style-name="gr123" draw:text-style-name="P8" draw:layer="layout" svg:x1="22.855cm" svg:y1="7.8cm" svg:x2="24.78cm" svg:y2="7.481cm">
              <text:p/>
            </draw:line>
            <draw:line draw:style-name="gr124" draw:text-style-name="P8" draw:layer="layout" svg:x1="24.832cm" svg:y1="6.533cm" svg:x2="22.785cm" svg:y2="6.192cm">
              <text:p/>
            </draw:line>
          </draw:g>
          <draw:frame draw:style-name="gr11" draw:text-style-name="P28" draw:layer="layout" svg:width="2.195cm" svg:height="0.963cm" svg:x="22.633cm" svg:y="6.514cm">
            <draw:text-box>
              <text:p text:style-name="P9"><text:span text:style-name="T2">Comp</text:span></text:p>
            </draw:text-box>
          </draw:frame>
        </draw:g>
        <draw:g xml:id="id70" draw:id="id70">
          <draw:g xml:id="id63" draw:id="id63">
            <draw:ellipse draw:style-name="gr125" draw:text-style-name="P34" draw:layer="layout" svg:width="2.388cm" svg:height="2.39cm" svg:x="14.404cm" svg:y="5.75cm">
              <text:p/>
            </draw:ellipse>
            <draw:line draw:style-name="gr126" draw:text-style-name="P34" draw:layer="layout" svg:x1="16.452cm" svg:y1="6.093cm" svg:x2="14.527cm" svg:y2="6.412cm">
              <text:p/>
            </draw:line>
            <draw:line draw:style-name="gr127" draw:text-style-name="P34" draw:layer="layout" svg:x1="14.475cm" svg:y1="7.36cm" svg:x2="16.522cm" svg:y2="7.701cm">
              <text:p/>
            </draw:line>
          </draw:g>
          <draw:frame draw:style-name="gr87" draw:text-style-name="P28" draw:layer="layout" svg:width="2.226cm" svg:height="1.115cm" svg:x="14.565cm" svg:y="6.4cm">
            <draw:text-box>
              <text:p text:style-name="P9"><text:span text:style-name="T2">Motor</text:span></text:p>
            </draw:text-box>
          </draw:frame>
        </draw:g>
        <draw:connector draw:style-name="gr4" draw:text-style-name="P5" draw:layer="layout" svg:x1="2.611cm" svg:y1="7.198cm" svg:x2="3.415cm" svg:y2="7.664cm" draw:start-shape="id66" draw:start-glue-point="2" draw:end-shape="id67" draw:end-glue-point="3" svg:d="M2611 7198v466h804" svg:viewBox="0 0 805 467">
          <text:p/>
        </draw:connector>
        <draw:g xml:id="id66" draw:id="id66">
          <draw:custom-shape draw:style-name="gr82" draw:text-style-name="P27" draw:layer="layout" svg:width="0.928cm" svg:height="0.962cm" svg:x="2.141cm" svg:y="6.236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0.929cm" svg:height="0.959cm" draw:transform="rotate (-3.14159265358979) translate (3.081cm 6.22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5" draw:layer="layout" svg:x1="23.709cm" svg:y1="5.753cm" svg:x2="22.546cm" svg:y2="3.353cm" draw:start-shape="id65" draw:start-glue-point="0" draw:end-shape="id68" draw:end-glue-point="5" svg:d="M23709 5753v-2400h-1163" svg:viewBox="0 0 1164 2401">
          <text:p/>
        </draw:connector>
        <draw:connector draw:style-name="gr6" draw:text-style-name="P5" draw:layer="layout" svg:x1="21.157cm" svg:y1="2.548cm" svg:x2="18.108cm" svg:y2="3.665cm" draw:start-shape="id68" draw:start-glue-point="0" draw:end-shape="id69" draw:end-glue-point="2" svg:d="M21157 2548v-552h-2241v1669h-808" svg:viewBox="0 0 3050 1670">
          <text:p/>
        </draw:connector>
        <draw:connector draw:style-name="gr6" draw:text-style-name="P5" draw:layer="layout" svg:x1="21.157cm" svg:y1="7.283cm" svg:x2="18.074cm" svg:y2="4.092cm" draw:start-shape="id68" draw:start-glue-point="2" draw:end-shape="id69" draw:end-glue-point="4" svg:d="M21157 7283v553h-2241v-3744h-842" svg:viewBox="0 0 3084 3745">
          <text:p/>
        </draw:connector>
        <draw:connector draw:style-name="gr6" draw:text-style-name="P5" draw:layer="layout" svg:x1="15.596cm" svg:y1="4.355cm" svg:x2="15.598cm" svg:y2="5.75cm" draw:start-shape="id69" draw:start-glue-point="3" draw:end-shape="id70" draw:end-glue-point="0" svg:d="M15596 4355v673h2v722" svg:viewBox="0 0 3 1396">
          <text:p/>
        </draw:connector>
        <draw:rect draw:style-name="gr26" draw:text-style-name="P26" xml:id="id71" draw:id="id71" draw:layer="layout" svg:width="2.861cm" svg:height="4.688cm" svg:x="8.784cm" svg:y="3.991cm">
          <draw:glue-point draw:id="4" svg:x="5.002cm" svg:y="-2.543cm"/>
          <draw:glue-point draw:id="5" svg:x="-4.997cm" svg:y="-2.672cm"/>
          <draw:glue-point draw:id="6" svg:x="-4.997cm" svg:y="2.835cm"/>
          <draw:glue-point draw:id="7" svg:x="5.002cm" svg:y="2.669cm"/>
          <text:p text:style-name="P3"><text:span text:style-name="T5">Reg.</text:span></text:p>
        </draw:rect>
        <draw:connector draw:style-name="gr6" draw:text-style-name="P5" draw:layer="layout" svg:x1="13.085cm" svg:y1="3.665cm" svg:x2="11.645cm" svg:y2="5.143cm" draw:start-shape="id69" draw:start-glue-point="0" draw:end-shape="id71" draw:end-glue-point="4" svg:d="M13085 3665h-720v1478h-720" svg:viewBox="0 0 1441 1479">
          <text:p/>
        </draw:connector>
        <draw:connector draw:style-name="gr6" draw:text-style-name="P5" draw:layer="layout" draw:line-skew="0cm -0.345cm" svg:x1="8.785cm" svg:y1="5.083cm" svg:x2="2.611cm" svg:y2="5.265cm" draw:start-shape="id71" draw:start-glue-point="5" draw:end-shape="id66" draw:end-glue-point="0" svg:d="M8785 5083h-2852v-665h-3322v847" svg:viewBox="0 0 6175 848">
          <text:p/>
        </draw:connector>
        <draw:connector draw:style-name="gr4" draw:text-style-name="P5" draw:layer="layout" svg:x1="7.923cm" svg:y1="7.664cm" svg:x2="8.785cm" svg:y2="7.664cm" draw:start-shape="id67" draw:start-glue-point="1" draw:end-shape="id71" draw:end-glue-point="6" svg:d="M7923 7664h862" svg:viewBox="0 0 863 1">
          <text:p/>
        </draw:connector>
        <draw:connector draw:style-name="gr4" draw:text-style-name="P5" draw:layer="layout" draw:line-skew="-4.314cm 0.291cm" svg:x1="11.645cm" svg:y1="7.586cm" svg:x2="23.718cm" svg:y2="9.964cm" draw:start-shape="id71" draw:start-glue-point="7" draw:end-shape="id64" draw:end-glue-point="8" svg:d="M11645 7586h1483v3221h10590v-843" svg:viewBox="0 0 12074 3222">
          <text:p/>
        </draw:connector>
      </draw:page>
      <draw:page draw:name="page10" draw:style-name="dp1" draw:master-page-name="Default">
        <office:forms form:automatic-focus="false" form:apply-design-mode="false"/>
        <draw:rect draw:style-name="gr19" draw:text-style-name="P1" xml:id="id74" draw:id="id74" draw:layer="layout" svg:width="1.381cm" svg:height="5.023cm" draw:transform="rotate (1.5707963267949) translate (13.185cm 4.955cm)">
          <draw:glue-point draw:id="4" svg:x="4.935cm" svg:y="3.106cm"/>
          <draw:glue-point draw:id="5" svg:x="-4.999cm" svg:y="3.301cm"/>
          <text:p text:style-name="P23"><text:span text:style-name="T5"><text:s/></text:span><text:span text:style-name="T5">Cooler</text:span></text:p>
        </draw:rect>
        <draw:custom-shape draw:style-name="gr2" draw:text-style-name="P2" draw:layer="layout" svg:width="1.7cm" svg:height="2.705cm" draw:transform="rotate (1.5707963267949) translate (14.415cm 3.426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25" xml:id="id73" draw:id="id73" draw:layer="layout" svg:width="4.508cm" svg:height="1.558cm" svg:x="13.586cm" svg:y="7.665cm">
          <text:p text:style-name="P3"><text:span text:style-name="T5">Evaporator</text:span></text:p>
        </draw:rect>
        <draw:custom-shape draw:style-name="gr7" draw:text-style-name="P7" draw:layer="layout" svg:width="1.895cm" svg:height="2.705cm" draw:transform="rotate (1.5707963267949) translate (14.497cm 11.236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75" draw:id="id75">
          <draw:g>
            <draw:circle draw:style-name="gr128" draw:text-style-name="P8" draw:layer="layout" svg:width="2.39cm" svg:height="2.39cm" draw:transform="rotate (-3.14159265358979) translate (21.055cm 7.49cm)">
              <text:p/>
            </draw:circle>
            <draw:line draw:style-name="gr129" draw:text-style-name="P8" draw:layer="layout" svg:x1="19.006cm" svg:y1="7.147cm" svg:x2="20.931cm" svg:y2="6.828cm">
              <text:p/>
            </draw:line>
            <draw:line draw:style-name="gr130" draw:text-style-name="P8" draw:layer="layout" svg:x1="20.983cm" svg:y1="5.88cm" svg:x2="18.936cm" svg:y2="5.539cm">
              <text:p/>
            </draw:line>
          </draw:g>
          <draw:frame draw:style-name="gr11" draw:text-style-name="P28" draw:layer="layout" svg:width="2.195cm" svg:height="0.963cm" svg:x="18.784cm" svg:y="5.861cm">
            <draw:text-box>
              <text:p text:style-name="P9"><text:span text:style-name="T2">Comp</text:span></text:p>
            </draw:text-box>
          </draw:frame>
        </draw:g>
        <draw:connector draw:style-name="gr4" draw:text-style-name="P5" draw:layer="layout" svg:x1="11.786cm" svg:y1="7.232cm" svg:x2="13.586cm" svg:y2="8.444cm" draw:start-shape="id72" draw:start-glue-point="2" draw:end-shape="id73" draw:end-glue-point="3" svg:d="M11786 7232v1212h1800" svg:viewBox="0 0 1801 1213">
          <text:p/>
        </draw:connector>
        <draw:g xml:id="id72" draw:id="id72">
          <draw:custom-shape draw:style-name="gr82" draw:text-style-name="P27" draw:layer="layout" svg:width="0.928cm" svg:height="0.962cm" svg:x="11.316cm" svg:y="6.2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0.929cm" svg:height="0.959cm" draw:transform="rotate (-3.14159265358979) translate (12.256cm 6.25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5" draw:layer="layout" svg:x1="13.185cm" svg:y1="4.265cm" svg:x2="11.786cm" svg:y2="5.299cm" draw:start-shape="id74" draw:start-glue-point="0" draw:end-shape="id72" draw:end-glue-point="0" svg:d="M13185 4265h-1399v1034" svg:viewBox="0 0 1400 1035">
          <text:p/>
        </draw:connector>
        <draw:connector draw:style-name="gr4" draw:text-style-name="P5" draw:layer="layout" svg:x1="18.094cm" svg:y1="8.444cm" svg:x2="19.86cm" svg:y2="7.49cm" draw:start-shape="id73" draw:start-glue-point="1" draw:end-shape="id75" draw:end-glue-point="2" svg:d="M18094 8444h1766v-954" svg:viewBox="0 0 1767 955">
          <text:p/>
        </draw:connector>
        <draw:connector draw:style-name="gr6" draw:text-style-name="P5" draw:layer="layout" svg:x1="19.86cm" svg:y1="5.1cm" svg:x2="18.208cm" svg:y2="4.265cm" draw:start-shape="id75" draw:start-glue-point="0" draw:end-shape="id74" draw:end-glue-point="2" svg:d="M19860 5100v-835h-1652" svg:viewBox="0 0 1653 836">
          <text:p/>
        </draw:connector>
      </draw:page>
      <draw:page draw:name="page11" draw:style-name="dp1" draw:master-page-name="Default">
        <office:forms form:automatic-focus="false" form:apply-design-mode="false"/>
        <draw:rect draw:style-name="gr19" draw:text-style-name="P16" xml:id="id84" draw:id="id84" draw:layer="layout" svg:width="1.381cm" svg:height="5.023cm" draw:transform="rotate (-3.14159265358979) translate (23.629cm 10.512cm)">
          <text:p text:style-name="P15"><text:span text:style-name="T3">Gas Cooler</text:span></text:p>
        </draw:rect>
        <draw:custom-shape draw:style-name="gr20" draw:text-style-name="P17" xml:id="id78" draw:id="id78"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77" draw:id="id77">
          <draw:ellipse draw:style-name="gr131" draw:text-style-name="P34" draw:layer="layout" svg:width="2.388cm" svg:height="2.39cm" svg:x="17.831cm" svg:y="9.859cm">
            <text:p/>
          </draw:ellipse>
          <draw:line draw:style-name="gr132" draw:text-style-name="P34" draw:layer="layout" svg:x1="19.879cm" svg:y1="10.202cm" svg:x2="17.954cm" svg:y2="10.521cm">
            <text:p/>
          </draw:line>
          <draw:line draw:style-name="gr133" draw:text-style-name="P34" draw:layer="layout" svg:x1="17.902cm" svg:y1="11.469cm" svg:x2="19.949cm" svg:y2="11.81cm">
            <text:p/>
          </draw:line>
        </draw:g>
        <draw:g xml:id="id79" draw:id="id79">
          <draw:circle draw:style-name="gr134" draw:text-style-name="P8" draw:layer="layout" svg:width="2.39cm" svg:height="2.39cm" draw:transform="rotate (-3.14159265358979) translate (24.14cm 14.623cm)">
            <text:p/>
          </draw:circle>
          <draw:line draw:style-name="gr135" draw:text-style-name="P8" draw:layer="layout" svg:x1="22.091cm" svg:y1="14.28cm" svg:x2="24.016cm" svg:y2="13.961cm">
            <text:p/>
          </draw:line>
          <draw:line draw:style-name="gr136" draw:text-style-name="P8" draw:layer="layout" svg:x1="24.068cm" svg:y1="13.013cm" svg:x2="22.021cm" svg:y2="12.672cm">
            <text:p/>
          </draw:line>
        </draw:g>
        <draw:g xml:id="id76" draw:id="id76">
          <draw:glue-point draw:id="4" svg:x="-4.945cm" svg:y="-3.918cm"/>
          <draw:glue-point draw:id="5" svg:x="4.94cm" svg:y="-3.299cm"/>
          <draw:g>
            <draw:custom-shape draw:style-name="gr137" draw:text-style-name="P18"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38" draw:text-style-name="P8"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3" draw:text-style-name="P19" draw:layer="layout" svg:width="2.812cm" svg:height="2.074cm" svg:x="17.605cm" svg:y="3.279cm">
              <draw:text-box>
                <text:p text:style-name="P3"><text:span text:style-name="T4">Liquid</text:span></text:p>
                <text:p text:style-name="P3"><text:span text:style-name="T4">Sep</text:span></text:p>
              </draw:text-box>
            </draw:frame>
          </draw:g>
        </draw:g>
        <draw:connector draw:style-name="gr24" draw:text-style-name="P17" draw:layer="layout" svg:x1="19.011cm" svg:y1="7.501cm" svg:x2="19.025cm" svg:y2="9.859cm" draw:start-shape="id76" draw:start-glue-point="2" draw:end-shape="id77" draw:end-glue-point="0" svg:d="M19011 7501v1180h14v1178" svg:viewBox="0 0 15 2359">
          <text:p/>
        </draw:connector>
        <draw:connector draw:style-name="gr24" draw:text-style-name="P17" draw:layer="layout" svg:x1="19.025cm" svg:y1="12.249cm" svg:x2="22.499cm" svg:y2="16.389cm" draw:start-shape="id77" draw:start-glue-point="2" draw:end-shape="id78" draw:end-glue-point="6" svg:d="M19025 12249v4140h3474" svg:viewBox="0 0 3475 4141">
          <text:p/>
        </draw:connector>
        <draw:custom-shape draw:style-name="gr2" draw:text-style-name="P2" draw:layer="layout" svg:width="2.71cm" svg:height="2.705cm" draw:transform="rotate (-3.14159265358979)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9cm" svg:x2="22.945cm" svg:y2="14.623cm" draw:start-shape="id78" draw:start-glue-point="4" draw:end-shape="id79" draw:end-glue-point="2" svg:d="M22928 15990v-551l17-265v-551" svg:viewBox="0 0 18 1368">
          <text:p/>
        </draw:connector>
        <draw:rect draw:style-name="gr3" draw:text-style-name="P20" xml:id="id81" draw:id="id81" draw:layer="layout" svg:width="4.508cm" svg:height="1.558cm" svg:x="11.763cm" svg:y="17.344cm">
          <text:p text:style-name="P3"><text:span text:style-name="T3">Evaporator</text:span></text:p>
        </draw:rect>
        <draw:g xml:id="id82" draw:id="id82">
          <draw:custom-shape draw:style-name="gr82" draw:text-style-name="P27"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1.237cm" svg:height="1.278cm" draw:transform="rotate (-3.14159265358979) translate (9.286cm 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7.615cm" svg:x2="11.763cm" svg:y2="18.123cm" draw:start-shape="id80" draw:start-glue-point="2" draw:end-shape="id81" draw:end-glue-point="3" svg:d="M8676 17615v508h3087" svg:viewBox="0 0 3088 509">
          <text:p/>
        </draw:connector>
        <draw:connector draw:style-name="gr6" draw:text-style-name="P5" draw:layer="layout" svg:x1="8.66cm" svg:y1="6.37cm" svg:x2="8.676cm" svg:y2="8.305cm" draw:start-shape="id82" draw:start-glue-point="2" draw:end-shape="id83" draw:end-glue-point="0" svg:d="M8660 6370v943h16v992" svg:viewBox="0 0 17 1936">
          <text:p/>
        </draw:connector>
        <draw:connector draw:style-name="gr83" draw:text-style-name="P5" draw:layer="layout" svg:x1="10.112cm" svg:y1="9.111cm" svg:x2="21.75cm" svg:y2="13.428cm" draw:start-shape="id83" draw:start-glue-point="5" draw:end-shape="id79" draw:end-glue-point="3" svg:d="M10112 9111h5803v4317h5835" svg:viewBox="0 0 11639 4318">
          <text:p/>
        </draw:connector>
        <draw:connector draw:style-name="gr6" draw:text-style-name="P5" draw:layer="layout" svg:x1="22.945cm" svg:y1="12.233cm" svg:x2="22.939cm" svg:y2="10.512cm" draw:start-shape="id79" draw:start-glue-point="0" draw:end-shape="id84" draw:end-glue-point="0" svg:d="M22945 12233v-885h-6v-836" svg:viewBox="0 0 7 1722">
          <text:p/>
        </draw:connector>
        <draw:g xml:id="id80" draw:id="id80">
          <draw:custom-shape draw:style-name="gr82" draw:text-style-name="P27" draw:layer="layout" svg:width="1.236cm" svg:height="1.281cm" svg:x="8.051cm" svg:y="16.33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1.237cm" svg:height="1.278cm" draw:transform="rotate (-3.14159265358979) translate (9.302cm 16.31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3.041cm" svg:x2="8.676cm" svg:y2="15.041cm" draw:start-shape="id83" draw:start-glue-point="2" draw:end-shape="id80" draw:end-glue-point="0" svg:d="M8676 13041v2000" svg:viewBox="0 0 1 2001">
          <text:p/>
        </draw:connector>
        <draw:connector draw:style-name="gr4" draw:text-style-name="P5" draw:layer="layout" svg:x1="16.271cm" svg:y1="18.123cm" svg:x2="22.928cm" svg:y2="16.788cm" draw:start-shape="id81" draw:start-glue-point="1" draw:end-shape="id78" draw:end-glue-point="8" svg:d="M16271 18123h6657v-1335" svg:viewBox="0 0 6658 1336">
          <text:p/>
        </draw:connector>
        <draw:connector draw:style-name="gr6" draw:text-style-name="P5" draw:layer="layout" svg:x1="19.011cm" svg:y1="2.766cm" svg:x2="8.66cm" svg:y2="3.795cm" draw:start-shape="id76" draw:start-glue-point="0" draw:end-shape="id82" draw:end-glue-point="0" svg:d="M19011 2766v-552h-10351v1581" svg:viewBox="0 0 10352 1582">
          <text:p/>
        </draw:connector>
        <draw:frame draw:style-name="gr5" draw:text-style-name="P6" draw:layer="layout" svg:width="1.781cm" svg:height="0.093cm" svg:x="9.177cm" svg:y="3.714cm">
          <draw:text-box>
            <text:p/>
          </draw:text-box>
        </draw:frame>
        <draw:connector draw:style-name="gr6" draw:text-style-name="P5" draw:layer="layout" svg:x1="22.939cm" svg:y1="5.489cm" svg:x2="20.4cm" svg:y2="3.571cm" draw:start-shape="id84" draw:start-glue-point="2" draw:end-shape="id76" draw:end-glue-point="5" svg:d="M22939 5489v-1918h-2539" svg:viewBox="0 0 2540 1919">
          <text:p/>
        </draw:connector>
        <draw:g xml:id="id83" draw:id="id83">
          <draw:glue-point draw:id="4" svg:x="-4.945cm" svg:y="-3.918cm"/>
          <draw:glue-point draw:id="5" svg:x="4.94cm" svg:y="-3.299cm"/>
          <draw:g>
            <draw:custom-shape draw:style-name="gr139" draw:text-style-name="P35" draw:layer="layout" svg:width="2.784cm" svg:height="1.776cm" svg:x="7.222cm" svg:y="11.2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40" draw:text-style-name="P8" draw:layer="layout" svg:width="2.784cm" svg:height="2.96cm" svg:x="7.222cm" svg:y="8.305cm">
              <text:p/>
              <draw:enhanced-geometry svg:viewBox="0 0 21600 21600" draw:mirror-horizontal="false" draw:mirror-vertical="false" draw:type="rectangle" draw:enhanced-path="M 0 0 L 21600 0 21600 21600 0 21600 0 0 Z N"/>
            </draw:custom-shape>
            <draw:frame draw:style-name="gr86" draw:text-style-name="P22" draw:layer="layout" svg:width="2.548cm" svg:height="2.41cm" svg:x="7.582cm" svg:y="8.842cm">
              <draw:text-box>
                <text:p text:style-name="P3">Flash</text:p>
                <text:p text:style-name="P3">Econ</text:p>
              </draw:text-box>
            </draw:frame>
          </draw:g>
        </draw:g>
        <draw:custom-shape draw:style-name="gr7" draw:text-style-name="P7" draw:layer="layout" svg:width="2.71cm" svg:height="2.705cm" draw:transform="rotate (-1.5707963267949) translate (15.336cm 14.54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2" draw:style-name="dp1" draw:master-page-name="Default">
        <office:forms form:automatic-focus="false" form:apply-design-mode="false"/>
        <draw:g>
          <draw:circle draw:style-name="gr141" draw:text-style-name="P8" draw:layer="layout" svg:width="2.39cm" svg:height="2.39cm" draw:transform="rotate (-3.14159265358979) translate (24.14cm 14.622cm)">
            <text:p/>
          </draw:circle>
          <draw:line draw:style-name="gr142" draw:text-style-name="P8" draw:layer="layout" svg:x1="22.091cm" svg:y1="14.279cm" svg:x2="24.016cm" svg:y2="13.96cm">
            <text:p/>
          </draw:line>
          <draw:line draw:style-name="gr143" draw:text-style-name="P8" draw:layer="layout" svg:x1="24.068cm" svg:y1="13.012cm" svg:x2="22.021cm" svg:y2="12.671cm">
            <text:p/>
          </draw:line>
        </draw:g>
        <draw:rect draw:style-name="gr19" draw:text-style-name="P16" xml:id="id91" draw:id="id91" draw:layer="layout" svg:width="1.381cm" svg:height="5.023cm" draw:transform="rotate (-3.14159265358979) translate (23.629cm 10.512cm)">
          <text:p text:style-name="P15"><text:span text:style-name="T3">Gas Cooler</text:span></text:p>
        </draw:rect>
        <draw:custom-shape draw:style-name="gr20" draw:text-style-name="P17" xml:id="id87" draw:id="id87"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86" draw:id="id86">
          <draw:ellipse draw:style-name="gr144" draw:text-style-name="P34" draw:layer="layout" svg:width="2.388cm" svg:height="2.39cm" svg:x="17.831cm" svg:y="9.859cm">
            <text:p/>
          </draw:ellipse>
          <draw:line draw:style-name="gr145" draw:text-style-name="P34" draw:layer="layout" svg:x1="19.879cm" svg:y1="10.202cm" svg:x2="17.954cm" svg:y2="10.521cm">
            <text:p/>
          </draw:line>
          <draw:line draw:style-name="gr146" draw:text-style-name="P34" draw:layer="layout" svg:x1="17.902cm" svg:y1="11.469cm" svg:x2="19.949cm" svg:y2="11.81cm">
            <text:p/>
          </draw:line>
        </draw:g>
        <draw:g xml:id="id88" draw:id="id88">
          <draw:circle draw:style-name="gr147" draw:text-style-name="P8" draw:layer="layout" svg:width="2.39cm" svg:height="2.39cm" draw:transform="rotate (-3.14159265358979) translate (24.14cm 14.623cm)">
            <text:p/>
          </draw:circle>
          <draw:line draw:style-name="gr148" draw:text-style-name="P8" draw:layer="layout" svg:x1="22.091cm" svg:y1="14.28cm" svg:x2="24.016cm" svg:y2="13.961cm">
            <text:p/>
          </draw:line>
          <draw:line draw:style-name="gr149" draw:text-style-name="P8" draw:layer="layout" svg:x1="24.068cm" svg:y1="13.013cm" svg:x2="22.021cm" svg:y2="12.672cm">
            <text:p/>
          </draw:line>
        </draw:g>
        <draw:g xml:id="id85" draw:id="id85">
          <draw:glue-point draw:id="4" svg:x="-4.945cm" svg:y="-3.918cm"/>
          <draw:glue-point draw:id="5" svg:x="4.94cm" svg:y="-3.299cm"/>
          <draw:g>
            <draw:custom-shape draw:style-name="gr150" draw:text-style-name="P18"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1" draw:text-style-name="P8"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3" draw:text-style-name="P19" draw:layer="layout" svg:width="2.812cm" svg:height="2.074cm" svg:x="17.605cm" svg:y="3.279cm">
              <draw:text-box>
                <text:p text:style-name="P3"><text:span text:style-name="T4">Liquid</text:span></text:p>
                <text:p text:style-name="P3"><text:span text:style-name="T4">Sep</text:span></text:p>
              </draw:text-box>
            </draw:frame>
          </draw:g>
        </draw:g>
        <draw:connector draw:style-name="gr24" draw:text-style-name="P17" draw:layer="layout" svg:x1="19.011cm" svg:y1="7.501cm" svg:x2="19.025cm" svg:y2="9.859cm" draw:start-shape="id85" draw:start-glue-point="2" draw:end-shape="id86" draw:end-glue-point="0" svg:d="M19011 7501v1180h14v1178" svg:viewBox="0 0 15 2359">
          <text:p/>
        </draw:connector>
        <draw:connector draw:style-name="gr24" draw:text-style-name="P17" draw:layer="layout" svg:x1="19.025cm" svg:y1="12.249cm" svg:x2="22.499cm" svg:y2="16.389cm" draw:start-shape="id86" draw:start-glue-point="2" draw:end-shape="id87" draw:end-glue-point="6" svg:d="M19025 12249v4140h3474" svg:viewBox="0 0 3475 4141">
          <text:p/>
        </draw:connector>
        <draw:custom-shape draw:style-name="gr2" draw:text-style-name="P2" draw:layer="layout" svg:width="2.71cm" svg:height="2.705cm" draw:transform="rotate (-3.14159265358979)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9cm" svg:x2="22.945cm" svg:y2="14.623cm" draw:start-shape="id87" draw:start-glue-point="4" draw:end-shape="id88" draw:end-glue-point="2" svg:d="M22928 15990v-551l17-265v-551" svg:viewBox="0 0 18 1368">
          <text:p/>
        </draw:connector>
        <draw:rect draw:style-name="gr3" draw:text-style-name="P20" xml:id="id90" draw:id="id90" draw:layer="layout" svg:width="4.508cm" svg:height="1.558cm" draw:transform="rotate (1.5707963267949) translate (10.509cm 16.127cm)">
          <text:p text:style-name="P3"><text:span text:style-name="T3">Evaporator</text:span></text:p>
        </draw:rect>
        <draw:g xml:id="id89" draw:id="id89">
          <draw:custom-shape draw:style-name="gr82" draw:text-style-name="P27"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1.237cm" svg:height="1.278cm" draw:transform="rotate (-3.14159265358979) translate (9.286cm 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draw:line-skew="1.291cm" svg:x1="8.66cm" svg:y1="6.37cm" svg:x2="11.288cm" svg:y2="16.127cm" draw:start-shape="id89" draw:start-glue-point="2" draw:end-shape="id90" draw:end-glue-point="3" svg:d="M8660 6370v11549h2628v-1792" svg:viewBox="0 0 2629 11550">
          <text:p/>
        </draw:connector>
        <draw:connector draw:style-name="gr6" draw:text-style-name="P5" draw:layer="layout" svg:x1="22.945cm" svg:y1="12.233cm" svg:x2="22.939cm" svg:y2="10.512cm" draw:start-shape="id88" draw:start-glue-point="0" draw:end-shape="id91" draw:end-glue-point="0" svg:d="M22945 12233v-885h-6v-836" svg:viewBox="0 0 7 1722">
          <text:p/>
        </draw:connector>
        <draw:connector draw:style-name="gr4" draw:text-style-name="P5" draw:layer="layout" svg:x1="11.288cm" svg:y1="11.619cm" svg:x2="13.021cm" svg:y2="7.393cm" draw:start-shape="id90" draw:start-glue-point="1" draw:end-shape="id92" draw:end-glue-point="6" svg:d="M11288 11619v-4226h1733" svg:viewBox="0 0 1734 4227">
          <text:p/>
        </draw:connector>
        <draw:connector draw:style-name="gr6" draw:text-style-name="P5" draw:layer="layout" svg:x1="19.011cm" svg:y1="2.766cm" svg:x2="15.881cm" svg:y2="4.872cm" draw:start-shape="id85" draw:start-glue-point="0" draw:end-shape="id92" draw:end-glue-point="4" svg:d="M19011 2766v-552h-2281v2658h-849" svg:viewBox="0 0 3131 2659">
          <text:p/>
        </draw:connector>
        <draw:frame draw:style-name="gr5" draw:text-style-name="P6" draw:layer="layout" svg:width="1.781cm" svg:height="0.093cm" svg:x="9.177cm" svg:y="3.714cm">
          <draw:text-box>
            <text:p/>
          </draw:text-box>
        </draw:frame>
        <draw:connector draw:style-name="gr6" draw:text-style-name="P5" draw:layer="layout" svg:x1="22.939cm" svg:y1="5.489cm" svg:x2="20.4cm" svg:y2="3.571cm" draw:start-shape="id91" draw:start-glue-point="2" draw:end-shape="id85" draw:end-glue-point="5" svg:d="M22939 5489v-1918h-2539" svg:viewBox="0 0 2540 1919">
          <text:p/>
        </draw:connector>
        <draw:rect draw:style-name="gr26" draw:text-style-name="P21" xml:id="id92" draw:id="id92" draw:layer="layout" svg:width="2.861cm" svg:height="4.688cm" svg:x="13.02cm" svg:y="3.72cm">
          <draw:glue-point draw:id="4" svg:x="5.002cm" svg:y="-2.543cm"/>
          <draw:glue-point draw:id="5" svg:x="-4.997cm" svg:y="-2.672cm"/>
          <draw:glue-point draw:id="6" svg:x="-4.997cm" svg:y="2.835cm"/>
          <draw:glue-point draw:id="7" svg:x="5.002cm" svg:y="2.669cm"/>
          <text:p text:style-name="P3"><text:span text:style-name="T3">Reg</text:span></text:p>
        </draw:rect>
        <draw:connector draw:style-name="gr6" draw:text-style-name="P5" draw:layer="layout" draw:line-skew="0cm -1.04cm" svg:x1="13.021cm" svg:y1="4.812cm" svg:x2="8.66cm" svg:y2="3.795cm" draw:start-shape="id92" draw:start-glue-point="5" draw:end-shape="id89" draw:end-glue-point="0" svg:d="M13021 4812h-1868v-2559h-2493v1542" svg:viewBox="0 0 4362 2560">
          <text:p/>
        </draw:connector>
        <draw:connector draw:style-name="gr4" draw:text-style-name="P5" draw:layer="layout" draw:line-skew="-2.087cm 0.544cm" svg:x1="15.881cm" svg:y1="7.315cm" svg:x2="22.928cm" svg:y2="16.788cm" draw:start-shape="id92" draw:start-glue-point="7" draw:end-shape="id87" draw:end-glue-point="8" svg:d="M15881 7315h1197v10569h5850v-1096" svg:viewBox="0 0 7048 10570">
          <text:p/>
        </draw:connector>
        <draw:custom-shape draw:style-name="gr7" draw:text-style-name="P7" draw:layer="layout" svg:width="2.71cm" svg:height="2.705cm" draw:transform="rotate (-3.14159265358979) translate (14.894cm 15.373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3" draw:style-name="dp1" draw:master-page-name="Default">
        <office:forms form:automatic-focus="false" form:apply-design-mode="false"/>
        <draw:rect draw:style-name="gr19" draw:text-style-name="P16" xml:id="id101" draw:id="id101" draw:layer="layout" svg:width="1.381cm" svg:height="5.023cm" draw:transform="rotate (-3.14159265358979) translate (23.629cm 10.512cm)">
          <text:p text:style-name="P15"><text:span text:style-name="T3">Gas Cooler</text:span></text:p>
        </draw:rect>
        <draw:custom-shape draw:style-name="gr20" draw:text-style-name="P17" xml:id="id95" draw:id="id95"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94" draw:id="id94">
          <draw:ellipse draw:style-name="gr152" draw:text-style-name="P34" draw:layer="layout" svg:width="2.388cm" svg:height="2.39cm" svg:x="17.831cm" svg:y="9.859cm">
            <text:p/>
          </draw:ellipse>
          <draw:line draw:style-name="gr153" draw:text-style-name="P34" draw:layer="layout" svg:x1="19.879cm" svg:y1="10.202cm" svg:x2="17.954cm" svg:y2="10.521cm">
            <text:p/>
          </draw:line>
          <draw:line draw:style-name="gr154" draw:text-style-name="P34" draw:layer="layout" svg:x1="17.902cm" svg:y1="11.469cm" svg:x2="19.949cm" svg:y2="11.81cm">
            <text:p/>
          </draw:line>
        </draw:g>
        <draw:g xml:id="id96" draw:id="id96">
          <draw:circle draw:style-name="gr155" draw:text-style-name="P8" draw:layer="layout" svg:width="2.39cm" svg:height="2.39cm" draw:transform="rotate (-3.14159265358979) translate (24.14cm 14.623cm)">
            <text:p/>
          </draw:circle>
          <draw:line draw:style-name="gr156" draw:text-style-name="P8" draw:layer="layout" svg:x1="22.091cm" svg:y1="14.28cm" svg:x2="24.016cm" svg:y2="13.961cm">
            <text:p/>
          </draw:line>
          <draw:line draw:style-name="gr157" draw:text-style-name="P8" draw:layer="layout" svg:x1="24.068cm" svg:y1="13.013cm" svg:x2="22.021cm" svg:y2="12.672cm">
            <text:p/>
          </draw:line>
        </draw:g>
        <draw:g xml:id="id93" draw:id="id93">
          <draw:glue-point draw:id="4" svg:x="-4.945cm" svg:y="-3.918cm"/>
          <draw:glue-point draw:id="5" svg:x="4.94cm" svg:y="-3.299cm"/>
          <draw:g>
            <draw:custom-shape draw:style-name="gr158" draw:text-style-name="P18"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9" draw:text-style-name="P8"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3" draw:text-style-name="P19" draw:layer="layout" svg:width="2.812cm" svg:height="2.074cm" svg:x="17.605cm" svg:y="3.279cm">
              <draw:text-box>
                <text:p text:style-name="P3"><text:span text:style-name="T4">Liquid</text:span></text:p>
                <text:p text:style-name="P3"><text:span text:style-name="T4">Sep</text:span></text:p>
              </draw:text-box>
            </draw:frame>
          </draw:g>
        </draw:g>
        <draw:connector draw:style-name="gr24" draw:text-style-name="P17" draw:layer="layout" svg:x1="19.011cm" svg:y1="7.501cm" svg:x2="19.025cm" svg:y2="9.859cm" draw:start-shape="id93" draw:start-glue-point="2" draw:end-shape="id94" draw:end-glue-point="0" svg:d="M19011 7501v1180h14v1178" svg:viewBox="0 0 15 2359">
          <text:p/>
        </draw:connector>
        <draw:connector draw:style-name="gr24" draw:text-style-name="P17" draw:layer="layout" svg:x1="19.025cm" svg:y1="12.249cm" svg:x2="22.499cm" svg:y2="16.389cm" draw:start-shape="id94" draw:start-glue-point="2" draw:end-shape="id95" draw:end-glue-point="6" svg:d="M19025 12249v4140h3474" svg:viewBox="0 0 3475 4141">
          <text:p/>
        </draw:connector>
        <draw:custom-shape draw:style-name="gr2" draw:text-style-name="P2" draw:layer="layout" svg:width="2.71cm" svg:height="2.705cm" draw:transform="rotate (-3.14159265358979)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9cm" svg:x2="22.945cm" svg:y2="14.623cm" draw:start-shape="id95" draw:start-glue-point="4" draw:end-shape="id96" draw:end-glue-point="2" svg:d="M22928 15990v-551l17-265v-551" svg:viewBox="0 0 18 1368">
          <text:p/>
        </draw:connector>
        <draw:rect draw:style-name="gr3" draw:text-style-name="P20" xml:id="id98" draw:id="id98" draw:layer="layout" svg:width="4.508cm" svg:height="1.558cm" draw:transform="rotate (1.5707963267949) translate (10.509cm 16.127cm)">
          <text:p text:style-name="P3"><text:span text:style-name="T3">Evaporator</text:span></text:p>
        </draw:rect>
        <draw:g xml:id="id99" draw:id="id99">
          <draw:custom-shape draw:style-name="gr82" draw:text-style-name="P27"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1.237cm" svg:height="1.278cm" draw:transform="rotate (-3.14159265358979) translate (9.286cm 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7.615cm" svg:x2="11.288cm" svg:y2="16.127cm" draw:start-shape="id97" draw:start-glue-point="2" draw:end-shape="id98" draw:end-glue-point="3" svg:d="M8676 17615v501h2612v-1989" svg:viewBox="0 0 2613 1990">
          <text:p/>
        </draw:connector>
        <draw:connector draw:style-name="gr6" draw:text-style-name="P5" draw:layer="layout" svg:x1="8.66cm" svg:y1="6.37cm" svg:x2="8.676cm" svg:y2="8.305cm" draw:start-shape="id99" draw:start-glue-point="2" draw:end-shape="id100" draw:end-glue-point="0" svg:d="M8660 6370v943h16v992" svg:viewBox="0 0 17 1936">
          <text:p/>
        </draw:connector>
        <draw:connector draw:style-name="gr83" draw:text-style-name="P5" draw:layer="layout" svg:x1="10.112cm" svg:y1="9.111cm" svg:x2="21.75cm" svg:y2="13.428cm" draw:start-shape="id100" draw:start-glue-point="5" draw:end-shape="id96" draw:end-glue-point="3" svg:d="M10112 9111h5803v4317h5835" svg:viewBox="0 0 11639 4318">
          <text:p/>
        </draw:connector>
        <draw:connector draw:style-name="gr6" draw:text-style-name="P5" draw:layer="layout" svg:x1="22.945cm" svg:y1="12.233cm" svg:x2="22.939cm" svg:y2="10.512cm" draw:start-shape="id96" draw:start-glue-point="0" draw:end-shape="id101" draw:end-glue-point="0" svg:d="M22945 12233v-885h-6v-836" svg:viewBox="0 0 7 1722">
          <text:p/>
        </draw:connector>
        <draw:g xml:id="id97" draw:id="id97">
          <draw:custom-shape draw:style-name="gr82" draw:text-style-name="P27" draw:layer="layout" svg:width="1.236cm" svg:height="1.281cm" svg:x="8.051cm" svg:y="16.33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1.237cm" svg:height="1.278cm" draw:transform="rotate (-3.14159265358979) translate (9.302cm 16.31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3.041cm" svg:x2="8.676cm" svg:y2="15.041cm" draw:start-shape="id100" draw:start-glue-point="2" draw:end-shape="id97" draw:end-glue-point="0" svg:d="M8676 13041v2000" svg:viewBox="0 0 1 2001">
          <text:p/>
        </draw:connector>
        <draw:connector draw:style-name="gr4" draw:text-style-name="P5" draw:layer="layout" svg:x1="11.288cm" svg:y1="11.619cm" svg:x2="13.021cm" svg:y2="7.393cm" draw:start-shape="id98" draw:start-glue-point="1" draw:end-shape="id102" draw:end-glue-point="6" svg:d="M11288 11619v-4226h1733" svg:viewBox="0 0 1734 4227">
          <text:p/>
        </draw:connector>
        <draw:connector draw:style-name="gr6" draw:text-style-name="P5" draw:layer="layout" svg:x1="19.011cm" svg:y1="2.766cm" svg:x2="15.881cm" svg:y2="4.872cm" draw:start-shape="id93" draw:start-glue-point="0" draw:end-shape="id102" draw:end-glue-point="4" svg:d="M19011 2766v-552h-2281v2658h-849" svg:viewBox="0 0 3131 2659">
          <text:p/>
        </draw:connector>
        <draw:frame draw:style-name="gr5" draw:text-style-name="P6" draw:layer="layout" svg:width="1.781cm" svg:height="0.093cm" svg:x="9.177cm" svg:y="3.714cm">
          <draw:text-box>
            <text:p/>
          </draw:text-box>
        </draw:frame>
        <draw:connector draw:style-name="gr6" draw:text-style-name="P5" draw:layer="layout" svg:x1="22.939cm" svg:y1="5.489cm" svg:x2="20.4cm" svg:y2="3.571cm" draw:start-shape="id101" draw:start-glue-point="2" draw:end-shape="id93" draw:end-glue-point="5" svg:d="M22939 5489v-1918h-2539" svg:viewBox="0 0 2540 1919">
          <text:p/>
        </draw:connector>
        <draw:g xml:id="id100" draw:id="id100">
          <draw:glue-point draw:id="4" svg:x="-4.945cm" svg:y="-3.918cm"/>
          <draw:glue-point draw:id="5" svg:x="4.94cm" svg:y="-3.299cm"/>
          <draw:g>
            <draw:custom-shape draw:style-name="gr160" draw:text-style-name="P35" draw:layer="layout" svg:width="2.784cm" svg:height="1.776cm" svg:x="7.222cm" svg:y="11.2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61" draw:text-style-name="P8" draw:layer="layout" svg:width="2.784cm" svg:height="2.96cm" svg:x="7.222cm" svg:y="8.305cm">
              <text:p/>
              <draw:enhanced-geometry svg:viewBox="0 0 21600 21600" draw:mirror-horizontal="false" draw:mirror-vertical="false" draw:type="rectangle" draw:enhanced-path="M 0 0 L 21600 0 21600 21600 0 21600 0 0 Z N"/>
            </draw:custom-shape>
            <draw:frame draw:style-name="gr86" draw:text-style-name="P22" draw:layer="layout" svg:width="2.548cm" svg:height="2.41cm" svg:x="7.582cm" svg:y="8.842cm">
              <draw:text-box>
                <text:p text:style-name="P3">Flash</text:p>
                <text:p text:style-name="P3">Econ</text:p>
              </draw:text-box>
            </draw:frame>
          </draw:g>
        </draw:g>
        <draw:rect draw:style-name="gr26" draw:text-style-name="P21" xml:id="id102" draw:id="id102" draw:layer="layout" svg:width="2.861cm" svg:height="4.688cm" svg:x="13.02cm" svg:y="3.72cm">
          <draw:glue-point draw:id="4" svg:x="5.002cm" svg:y="-2.543cm"/>
          <draw:glue-point draw:id="5" svg:x="-4.997cm" svg:y="-2.672cm"/>
          <draw:glue-point draw:id="6" svg:x="-4.997cm" svg:y="2.835cm"/>
          <draw:glue-point draw:id="7" svg:x="5.002cm" svg:y="2.669cm"/>
          <text:p text:style-name="P3"><text:span text:style-name="T3">Reg</text:span></text:p>
        </draw:rect>
        <draw:connector draw:style-name="gr6" draw:text-style-name="P5" draw:layer="layout" draw:line-skew="0cm -1.04cm" svg:x1="13.021cm" svg:y1="4.812cm" svg:x2="8.66cm" svg:y2="3.795cm" draw:start-shape="id102" draw:start-glue-point="5" draw:end-shape="id99" draw:end-glue-point="0" svg:d="M13021 4812h-1868v-2559h-2493v1542" svg:viewBox="0 0 4362 2560">
          <text:p/>
        </draw:connector>
        <draw:connector draw:style-name="gr4" draw:text-style-name="P5" draw:layer="layout" draw:line-skew="-2.087cm 0.544cm" svg:x1="15.881cm" svg:y1="7.315cm" svg:x2="22.928cm" svg:y2="16.788cm" draw:start-shape="id102" draw:start-glue-point="7" draw:end-shape="id95" draw:end-glue-point="8" svg:d="M15881 7315h1197v10569h5850v-1096" svg:viewBox="0 0 7048 10570">
          <text:p/>
        </draw:connector>
        <draw:custom-shape draw:style-name="gr7" draw:text-style-name="P7" draw:layer="layout" svg:width="2.71cm" svg:height="2.705cm" draw:transform="rotate (-3.14159265358979) translate (14.894cm 15.373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4" draw:style-name="dp1" draw:master-page-name="Default">
        <office:forms form:automatic-focus="false" form:apply-design-mode="false"/>
        <draw:rect draw:style-name="gr19" draw:text-style-name="P16" xml:id="id111" draw:id="id111" draw:layer="layout" svg:width="1.381cm" svg:height="5.023cm" draw:transform="rotate (-3.14159265358979) translate (23.629cm 10.511cm)">
          <text:p text:style-name="P15"><text:span text:style-name="T3">Gas Cooler</text:span></text:p>
        </draw:rect>
        <draw:custom-shape draw:style-name="gr20" draw:text-style-name="P17" xml:id="id105" draw:id="id105" draw:layer="layout" svg:width="0.857cm" svg:height="0.798cm" svg:x="22.499cm" svg:y="15.98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104" draw:id="id104">
          <draw:ellipse draw:style-name="gr162" draw:text-style-name="P34" draw:layer="layout" svg:width="2.388cm" svg:height="2.39cm" svg:x="17.831cm" svg:y="9.858cm">
            <text:p/>
          </draw:ellipse>
          <draw:line draw:style-name="gr163" draw:text-style-name="P34" draw:layer="layout" svg:x1="19.879cm" svg:y1="10.201cm" svg:x2="17.954cm" svg:y2="10.52cm">
            <text:p/>
          </draw:line>
          <draw:line draw:style-name="gr164" draw:text-style-name="P34" draw:layer="layout" svg:x1="17.902cm" svg:y1="11.468cm" svg:x2="19.949cm" svg:y2="11.809cm">
            <text:p/>
          </draw:line>
        </draw:g>
        <draw:g xml:id="id106" draw:id="id106">
          <draw:circle draw:style-name="gr165" draw:text-style-name="P8" draw:layer="layout" svg:width="2.39cm" svg:height="2.39cm" draw:transform="rotate (-3.14159265358979) translate (24.14cm 14.622cm)">
            <text:p/>
          </draw:circle>
          <draw:line draw:style-name="gr166" draw:text-style-name="P8" draw:layer="layout" svg:x1="22.091cm" svg:y1="14.279cm" svg:x2="24.016cm" svg:y2="13.96cm">
            <text:p/>
          </draw:line>
          <draw:line draw:style-name="gr167" draw:text-style-name="P8" draw:layer="layout" svg:x1="24.068cm" svg:y1="13.012cm" svg:x2="22.021cm" svg:y2="12.671cm">
            <text:p/>
          </draw:line>
        </draw:g>
        <draw:g xml:id="id103" draw:id="id103">
          <draw:glue-point draw:id="4" svg:x="-4.945cm" svg:y="-3.918cm"/>
          <draw:glue-point draw:id="5" svg:x="4.94cm" svg:y="-3.299cm"/>
          <draw:g>
            <draw:custom-shape draw:style-name="gr168" draw:text-style-name="P18" draw:layer="layout" svg:width="2.784cm" svg:height="1.776cm" svg:x="17.628cm" svg:y="5.724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69" draw:text-style-name="P8" draw:layer="layout" svg:width="2.784cm" svg:height="2.959cm" svg:x="17.628cm" svg:y="2.765cm">
              <text:p/>
              <draw:enhanced-geometry svg:viewBox="0 0 21600 21600" draw:mirror-horizontal="false" draw:mirror-vertical="false" draw:type="rectangle" draw:enhanced-path="M 0 0 L 21600 0 21600 21600 0 21600 0 0 Z N"/>
            </draw:custom-shape>
            <draw:frame draw:style-name="gr23" draw:text-style-name="P19" draw:layer="layout" svg:width="2.812cm" svg:height="2.074cm" svg:x="17.605cm" svg:y="3.278cm">
              <draw:text-box>
                <text:p text:style-name="P3"><text:span text:style-name="T4">Liquid</text:span></text:p>
                <text:p text:style-name="P3"><text:span text:style-name="T4">Sep</text:span></text:p>
              </draw:text-box>
            </draw:frame>
          </draw:g>
        </draw:g>
        <draw:connector draw:style-name="gr24" draw:text-style-name="P17" draw:layer="layout" svg:x1="19.011cm" svg:y1="7.5cm" svg:x2="19.025cm" svg:y2="9.858cm" draw:start-shape="id103" draw:start-glue-point="2" draw:end-shape="id104" draw:end-glue-point="0" svg:d="M19011 7500v1180h14v1178" svg:viewBox="0 0 15 2359">
          <text:p/>
        </draw:connector>
        <draw:connector draw:style-name="gr24" draw:text-style-name="P17" draw:layer="layout" svg:x1="19.025cm" svg:y1="12.248cm" svg:x2="22.499cm" svg:y2="16.388cm" draw:start-shape="id104" draw:start-glue-point="2" draw:end-shape="id105" draw:end-glue-point="6" svg:d="M19025 12248v4140h3474" svg:viewBox="0 0 3475 4141">
          <text:p/>
        </draw:connector>
        <draw:custom-shape draw:style-name="gr2" draw:text-style-name="P2" draw:layer="layout" svg:width="2.71cm" svg:height="2.705cm" draw:transform="rotate (-3.14159265358979) translate (22.071cm 9.436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89cm" svg:x2="22.945cm" svg:y2="14.622cm" draw:start-shape="id105" draw:start-glue-point="4" draw:end-shape="id106" draw:end-glue-point="2" svg:d="M22928 15989v-551l17-265v-551" svg:viewBox="0 0 18 1368">
          <text:p/>
        </draw:connector>
        <draw:rect draw:style-name="gr3" draw:text-style-name="P20" xml:id="id108" draw:id="id108" draw:layer="layout" svg:width="4.508cm" svg:height="1.558cm" draw:transform="rotate (1.5707963267949) translate (10.509cm 16.126cm)">
          <text:p text:style-name="P3"><text:span text:style-name="T3">Evaporator</text:span></text:p>
        </draw:rect>
        <draw:g xml:id="id109" draw:id="id109">
          <draw:custom-shape draw:style-name="gr82" draw:text-style-name="P27" draw:layer="layout" svg:width="1.236cm" svg:height="1.281cm" svg:x="8.034cm" svg:y="5.08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1.237cm" svg:height="1.278cm" draw:transform="rotate (-3.14159265358979) translate (9.286cm 5.07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7.614cm" svg:x2="11.288cm" svg:y2="16.126cm" draw:start-shape="id107" draw:start-glue-point="2" draw:end-shape="id108" draw:end-glue-point="3" svg:d="M8676 17614v501h2612v-1989" svg:viewBox="0 0 2613 1990">
          <text:p/>
        </draw:connector>
        <draw:connector draw:style-name="gr6" draw:text-style-name="P5" draw:layer="layout" svg:x1="8.66cm" svg:y1="6.369cm" svg:x2="8.676cm" svg:y2="8.304cm" draw:start-shape="id109" draw:start-glue-point="2" draw:end-shape="id110" draw:end-glue-point="0" svg:d="M8660 6369v943h16v992" svg:viewBox="0 0 17 1936">
          <text:p/>
        </draw:connector>
        <draw:connector draw:style-name="gr83" draw:text-style-name="P5" draw:layer="layout" svg:x1="10.112cm" svg:y1="9.11cm" svg:x2="21.75cm" svg:y2="13.427cm" draw:start-shape="id110" draw:start-glue-point="5" draw:end-shape="id106" draw:end-glue-point="3" svg:d="M10112 9110h5803v4317h5835" svg:viewBox="0 0 11639 4318">
          <text:p/>
        </draw:connector>
        <draw:connector draw:style-name="gr6" draw:text-style-name="P5" draw:layer="layout" svg:x1="22.945cm" svg:y1="12.232cm" svg:x2="22.939cm" svg:y2="10.511cm" draw:start-shape="id106" draw:start-glue-point="0" draw:end-shape="id111" draw:end-glue-point="0" svg:d="M22945 12232v-885h-6v-836" svg:viewBox="0 0 7 1722">
          <text:p/>
        </draw:connector>
        <draw:g xml:id="id107" draw:id="id107">
          <draw:custom-shape draw:style-name="gr82" draw:text-style-name="P27" draw:layer="layout" svg:width="1.236cm" svg:height="1.281cm" svg:x="8.051cm" svg:y="16.33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1.237cm" svg:height="1.278cm" draw:transform="rotate (-3.14159265358979) translate (9.302cm 16.31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3.04cm" svg:x2="8.676cm" svg:y2="15.04cm" draw:start-shape="id110" draw:start-glue-point="2" draw:end-shape="id107" draw:end-glue-point="0" svg:d="M8676 13040v2000" svg:viewBox="0 0 1 2001">
          <text:p/>
        </draw:connector>
        <draw:connector draw:style-name="gr4" draw:text-style-name="P5" draw:layer="layout" svg:x1="11.288cm" svg:y1="11.618cm" svg:x2="13.021cm" svg:y2="7.392cm" draw:start-shape="id108" draw:start-glue-point="1" draw:end-shape="id112" draw:end-glue-point="6" svg:d="M11288 11618v-4226h1733" svg:viewBox="0 0 1734 4227">
          <text:p/>
        </draw:connector>
        <draw:connector draw:style-name="gr6" draw:text-style-name="P5" draw:layer="layout" svg:x1="19.011cm" svg:y1="2.765cm" svg:x2="15.881cm" svg:y2="4.871cm" draw:start-shape="id103" draw:start-glue-point="0" draw:end-shape="id112" draw:end-glue-point="4" svg:d="M19011 2765v-552h-2281v2658h-849" svg:viewBox="0 0 3131 2659">
          <text:p/>
        </draw:connector>
        <draw:frame draw:style-name="gr5" draw:text-style-name="P6" draw:layer="layout" svg:width="1.781cm" svg:height="0.093cm" svg:x="9.177cm" svg:y="3.713cm">
          <draw:text-box>
            <text:p/>
          </draw:text-box>
        </draw:frame>
        <draw:connector draw:style-name="gr6" draw:text-style-name="P5" draw:layer="layout" svg:x1="22.939cm" svg:y1="5.488cm" svg:x2="20.4cm" svg:y2="3.57cm" draw:start-shape="id111" draw:start-glue-point="2" draw:end-shape="id103" draw:end-glue-point="5" svg:d="M22939 5488v-1918h-2539" svg:viewBox="0 0 2540 1919">
          <text:p/>
        </draw:connector>
        <draw:g xml:id="id110" draw:id="id110">
          <draw:glue-point draw:id="4" svg:x="-4.945cm" svg:y="-3.918cm"/>
          <draw:glue-point draw:id="5" svg:x="4.94cm" svg:y="-3.299cm"/>
          <draw:g>
            <draw:custom-shape draw:style-name="gr170" draw:text-style-name="P35" draw:layer="layout" svg:width="2.784cm" svg:height="1.776cm" svg:x="7.222cm" svg:y="11.264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71" draw:text-style-name="P8" draw:layer="layout" svg:width="2.784cm" svg:height="2.96cm" svg:x="7.222cm" svg:y="8.304cm">
              <text:p/>
              <draw:enhanced-geometry svg:viewBox="0 0 21600 21600" draw:mirror-horizontal="false" draw:mirror-vertical="false" draw:type="rectangle" draw:enhanced-path="M 0 0 L 21600 0 21600 21600 0 21600 0 0 Z N"/>
            </draw:custom-shape>
            <draw:frame draw:style-name="gr86" draw:text-style-name="P22" draw:layer="layout" svg:width="2.548cm" svg:height="2.41cm" svg:x="7.582cm" svg:y="8.841cm">
              <draw:text-box>
                <text:p text:style-name="P3">Flash</text:p>
                <text:p text:style-name="P3">Econ</text:p>
              </draw:text-box>
            </draw:frame>
          </draw:g>
        </draw:g>
        <draw:rect draw:style-name="gr26" draw:text-style-name="P21" xml:id="id112" draw:id="id112" draw:layer="layout" svg:width="2.861cm" svg:height="4.688cm" svg:x="13.02cm" svg:y="3.719cm">
          <draw:glue-point draw:id="4" svg:x="5.002cm" svg:y="-2.543cm"/>
          <draw:glue-point draw:id="5" svg:x="-4.997cm" svg:y="-2.672cm"/>
          <draw:glue-point draw:id="6" svg:x="-4.997cm" svg:y="2.835cm"/>
          <draw:glue-point draw:id="7" svg:x="5.002cm" svg:y="2.669cm"/>
          <text:p text:style-name="P3"><text:span text:style-name="T3">Reg</text:span></text:p>
        </draw:rect>
        <draw:connector draw:style-name="gr6" draw:text-style-name="P5" draw:layer="layout" draw:line-skew="0cm -1.04cm" svg:x1="13.021cm" svg:y1="4.811cm" svg:x2="8.66cm" svg:y2="3.794cm" draw:start-shape="id112" draw:start-glue-point="5" draw:end-shape="id109" draw:end-glue-point="0" svg:d="M13021 4811h-1868v-2559h-2493v1542" svg:viewBox="0 0 4362 2560">
          <text:p/>
        </draw:connector>
        <draw:connector draw:style-name="gr4" draw:text-style-name="P5" draw:layer="layout" draw:line-skew="-2.087cm 0.544cm" svg:x1="15.881cm" svg:y1="7.314cm" svg:x2="22.928cm" svg:y2="16.787cm" draw:start-shape="id112" draw:start-glue-point="7" draw:end-shape="id105" draw:end-glue-point="8" svg:d="M15881 7314h1197v10569h5850v-1096" svg:viewBox="0 0 7048 10570">
          <text:p/>
        </draw:connector>
        <draw:custom-shape draw:style-name="gr7" draw:text-style-name="P7" draw:layer="layout" svg:width="2.71cm" svg:height="2.705cm" draw:transform="rotate (-3.14159265358979) translate (14.894cm 15.37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5" draw:style-name="dp1" draw:master-page-name="Default">
        <office:forms form:automatic-focus="false" form:apply-design-mode="false"/>
        <draw:frame draw:style-name="gr172" draw:text-style-name="P12" draw:layer="layout" svg:width="24.936cm" svg:height="17.554cm" svg:x="1cm" svg:y="2.2cm">
          <draw:image xlink:href="Pictures/100000000000050000000377E152E4243A7DCE61.jpg" xlink:type="simple" xlink:show="embed" xlink:actuate="onLoad">
            <text:p/>
          </draw:image>
          <draw:glue-point draw:id="4" svg:x="-2.975cm" svg:y="3.651cm"/>
          <draw:glue-point draw:id="5" svg:x="-4.806cm" svg:y="0.056cm"/>
          <draw:glue-point draw:id="6" svg:x="-1.413cm" svg:y="0.785cm"/>
        </draw:frame>
        <draw:polyline draw:style-name="gr173" draw:text-style-name="P5" xml:id="id113" draw:id="id113" draw:layer="layout" svg:width="12.24cm" svg:height="14.042cm" draw:transform="rotate (-1.5707963267949) translate (20.0619999998951cm 5.726999999961cm)" svg:viewBox="0 0 12241 14043" draw:points="6600,1250 0,2180 0,10118 6658,10118 6629,14043 12241,14014 12241,0 6629,727">
          <text:p/>
        </draw:polyline>
        <draw:connector draw:style-name="gr174" draw:text-style-name="P5" draw:layer="layout" draw:type="line" svg:x1="13.04cm" svg:y1="5.727cm" svg:x2="13.04cm" svg:y2="5.727cm" draw:start-shape="id113" draw:end-shape="id113" svg:d="M13040 5727z" svg:viewBox="0 0 1 1">
          <text:p/>
        </draw:connector>
        <draw:line draw:style-name="gr173" draw:text-style-name="P5" draw:layer="layout" svg:x1="9.944cm" svg:y1="12.385cm" svg:x2="19.423cm" svg:y2="12.356cm">
          <text:p/>
        </draw:line>
        <draw:custom-shape draw:style-name="gr175" draw:text-style-name="P33" draw:layer="layout" svg:width="0.436cm" svg:height="0.408cm" svg:x="0.233cm" svg:y="20.9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17.678cm" svg:y="5.4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9.74cm" svg:y="5.5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9.74cm" svg:y="12.1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5.844cm" svg:y="12.1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5.844cm" svg:y="17.76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11.805cm" svg:y="5.4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17.998cm" svg:y="17.7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19.8cm" svg:y="17.7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16.835cm" svg:y="12.1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19.16cm" svg:y="12.1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33" draw:layer="layout" svg:width="0.436cm" svg:height="0.408cm" svg:x="18.579cm" svg:y="12.152cm">
          <text:p/>
          <draw:enhanced-geometry svg:viewBox="0 0 21600 21600" draw:glue-points="10800 0 3160 3160 0 10800 3160 18440 10800 21600 18440 18440 21600 10800 18440 3160" draw:text-areas="3200 3200 18400 18400" draw:type="ellipse" draw:enhanced-path="U 10800 10800 10800 10800 0 360 Z N"/>
        </draw:custom-shape>
      </draw:page>
      <draw:page draw:name="page16" draw:style-name="dp1" draw:master-page-name="Default">
        <office:forms form:automatic-focus="false" form:apply-design-mode="false"/>
        <draw:rect draw:style-name="gr19" draw:text-style-name="P16" xml:id="id122" draw:id="id122" draw:layer="layout" svg:width="0.96cm" svg:height="3.492cm" draw:transform="rotate (-3.14159265358979) translate (12.758cm 8.086cm)">
          <text:p text:style-name="P15"><text:span text:style-name="T3">Gas Cooler</text:span></text:p>
        </draw:rect>
        <draw:custom-shape draw:style-name="gr20" draw:text-style-name="P17" xml:id="id116" draw:id="id116" draw:layer="layout" svg:width="0.596cm" svg:height="0.554cm" svg:x="11.972cm" svg:y="15.194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115" draw:id="id115">
          <draw:circle draw:style-name="gr176" draw:text-style-name="P34" draw:layer="layout" svg:width="1.661cm" svg:height="1.661cm" svg:x="7.327cm" svg:y="8.532cm">
            <text:p/>
          </draw:circle>
          <draw:line draw:style-name="gr177" draw:text-style-name="P34" draw:layer="layout" svg:x1="8.751cm" svg:y1="8.77cm" svg:x2="7.413cm" svg:y2="8.992cm">
            <text:p/>
          </draw:line>
          <draw:line draw:style-name="gr178" draw:text-style-name="P34" draw:layer="layout" svg:x1="7.377cm" svg:y1="9.651cm" svg:x2="8.8cm" svg:y2="9.888cm">
            <text:p/>
          </draw:line>
        </draw:g>
        <draw:g xml:id="id117" draw:id="id117">
          <draw:circle draw:style-name="gr179" draw:text-style-name="P8" draw:layer="layout" svg:width="1.661cm" svg:height="1.661cm" draw:transform="rotate (-3.14159265358979) translate (13.113cm 12.643cm)">
            <text:p/>
          </draw:circle>
          <draw:line draw:style-name="gr180" draw:text-style-name="P8" draw:layer="layout" svg:x1="11.689cm" svg:y1="12.405cm" svg:x2="13.027cm" svg:y2="12.183cm">
            <text:p/>
          </draw:line>
          <draw:line draw:style-name="gr181" draw:text-style-name="P8" draw:layer="layout" svg:x1="13.063cm" svg:y1="11.524cm" svg:x2="11.64cm" svg:y2="11.287cm">
            <text:p/>
          </draw:line>
        </draw:g>
        <draw:g xml:id="id114" draw:id="id114">
          <draw:glue-point draw:id="4" svg:x="-4.945cm" svg:y="-3.918cm"/>
          <draw:glue-point draw:id="5" svg:x="4.94cm" svg:y="-3.299cm"/>
          <draw:custom-shape draw:style-name="gr182" draw:text-style-name="P18" draw:layer="layout" svg:width="1.935cm" svg:height="1.234cm" svg:x="7.188cm" svg:y="5.454cm">
            <text:p/>
            <draw:enhanced-geometry svg:viewBox="0 0 21600 21600" draw:glue-points="10800 0 5400 10800 10800 21600 16200 10800" draw:text-areas="5400 0 16200 10800" draw:type="flowchart-merge" draw:enhanced-path="M 0 0 L 21600 0 10800 21600 0 0 Z N"/>
          </draw:custom-shape>
          <draw:custom-shape draw:style-name="gr183" draw:text-style-name="P8" draw:layer="layout" svg:width="1.935cm" svg:height="2.057cm" svg:x="7.188cm" svg:y="3.397cm">
            <text:p/>
            <draw:enhanced-geometry svg:viewBox="0 0 21600 21600" draw:type="rectangle" draw:enhanced-path="M 0 0 L 21600 0 21600 21600 0 21600 0 0 Z N"/>
          </draw:custom-shape>
        </draw:g>
        <draw:connector draw:style-name="gr24" draw:text-style-name="P17" draw:layer="layout" svg:x1="8.155cm" svg:y1="6.688cm" svg:x2="8.157cm" svg:y2="8.532cm" draw:start-shape="id114" draw:start-glue-point="2" draw:end-shape="id115" draw:end-glue-point="0" svg:d="M8155 6688v923h2v921" svg:viewBox="0 0 3 1845">
          <text:p/>
        </draw:connector>
        <draw:connector draw:style-name="gr24" draw:text-style-name="P17" draw:layer="layout" svg:x1="8.157cm" svg:y1="10.193cm" svg:x2="11.972cm" svg:y2="15.471cm" draw:start-shape="id115" draw:start-glue-point="2" draw:end-shape="id116" draw:end-glue-point="6" svg:d="M8157 10193v5278h3815" svg:viewBox="0 0 3816 5279">
          <text:p/>
        </draw:connector>
        <draw:custom-shape draw:style-name="gr2" draw:text-style-name="P2" draw:layer="layout" svg:width="1.884cm" svg:height="1.88cm" draw:transform="rotate (-3.14159265358979) translate (11.675cm 7.338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12.27cm" svg:y1="15.194cm" svg:x2="12.282cm" svg:y2="12.643cm" draw:start-shape="id116" draw:start-glue-point="4" draw:end-shape="id117" draw:end-glue-point="2" svg:d="M12270 15194v-551l12-1449v-551" svg:viewBox="0 0 13 2552">
          <text:p/>
        </draw:connector>
        <draw:rect draw:style-name="gr3" draw:text-style-name="P20" xml:id="id119" draw:id="id119" draw:layer="layout" svg:width="3.134cm" svg:height="1.496cm" svg:x="8.245cm" svg:y="16.535cm">
          <text:p text:style-name="P3"><text:span text:style-name="T3">Evap</text:span></text:p>
        </draw:rect>
        <draw:g xml:id="id120" draw:id="id120">
          <draw:custom-shape draw:style-name="gr82" draw:text-style-name="P27" draw:layer="layout" svg:width="0.859cm" svg:height="0.89cm" svg:x="4.965cm" svg:y="9.01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0.86cm" svg:height="0.888cm" draw:transform="rotate (-3.14159265358979) translate (5.835cm 9.00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5.391cm" svg:y1="17.723cm" svg:x2="8.245cm" svg:y2="17.283cm" draw:start-shape="id118" draw:start-glue-point="2" draw:end-shape="id119" draw:end-glue-point="3" svg:d="M5391 17723v502h1645v-942h1209" svg:viewBox="0 0 2855 943">
          <text:p/>
        </draw:connector>
        <draw:connector draw:style-name="gr6" draw:text-style-name="P5" draw:layer="layout" svg:x1="5.4cm" svg:y1="9.906cm" svg:x2="5.349cm" svg:y2="11.252cm" draw:start-shape="id120" draw:start-glue-point="2" draw:end-shape="id121" draw:end-glue-point="0" svg:d="M5400 9906v648h-51v698" svg:viewBox="0 0 52 1347">
          <text:p/>
        </draw:connector>
        <draw:connector draw:style-name="gr83" draw:text-style-name="P5" draw:layer="layout" svg:x1="6.362cm" svg:y1="11.812cm" svg:x2="11.452cm" svg:y2="11.812cm" draw:start-shape="id121" draw:start-glue-point="5" draw:end-shape="id117" draw:end-glue-point="3" svg:d="M6362 11812h5090" svg:viewBox="0 0 5091 1">
          <text:p/>
        </draw:connector>
        <draw:connector draw:style-name="gr6" draw:text-style-name="P5" draw:layer="layout" svg:x1="12.282cm" svg:y1="10.982cm" svg:x2="12.278cm" svg:y2="8.086cm" draw:start-shape="id117" draw:start-glue-point="0" draw:end-shape="id122" draw:end-glue-point="0" svg:d="M12282 10982v-1313h-4v-1583" svg:viewBox="0 0 5 2897">
          <text:p/>
        </draw:connector>
        <draw:g xml:id="id118" draw:id="id118">
          <draw:custom-shape draw:style-name="gr82" draw:text-style-name="P27" draw:layer="layout" svg:width="0.859cm" svg:height="0.89cm" svg:x="4.956cm" svg:y="16.83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27" draw:layer="layout" svg:width="0.86cm" svg:height="0.888cm" draw:transform="rotate (-3.14159265358979) translate (5.826cm 16.82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5.349cm" svg:y1="14.543cm" svg:x2="5.391cm" svg:y2="15.934cm" draw:start-shape="id121" draw:start-glue-point="2" draw:end-shape="id118" draw:end-glue-point="0" svg:d="M5349 14543v721h42v670" svg:viewBox="0 0 43 1392">
          <text:p/>
        </draw:connector>
        <draw:connector draw:style-name="gr4" draw:text-style-name="P5" draw:layer="layout" svg:x1="11.379cm" svg:y1="17.283cm" svg:x2="12.27cm" svg:y2="15.748cm" draw:start-shape="id119" draw:start-glue-point="1" draw:end-shape="id116" draw:end-glue-point="8" svg:d="M11379 17283h891v-1535" svg:viewBox="0 0 892 1536">
          <text:p/>
        </draw:connector>
        <draw:connector draw:style-name="gr6" draw:text-style-name="P5" draw:layer="layout" svg:x1="8.155cm" svg:y1="3.397cm" svg:x2="5.4cm" svg:y2="8.117cm" draw:start-shape="id114" draw:start-glue-point="0" draw:end-shape="id120" draw:end-glue-point="0" svg:d="M8155 3397v-552h-2755v5272" svg:viewBox="0 0 2756 5273">
          <text:p/>
        </draw:connector>
        <draw:frame draw:style-name="gr184" draw:text-style-name="P6" draw:layer="layout" svg:width="1.47cm" svg:height="0.252cm" svg:x="10.992cm" svg:y="4.724cm">
          <draw:text-box>
            <text:p/>
          </draw:text-box>
        </draw:frame>
        <draw:frame draw:style-name="gr184" draw:text-style-name="P6" draw:layer="layout" svg:width="1.47cm" svg:height="0.252cm" svg:x="7.823cm" svg:y="6.913cm">
          <draw:text-box>
            <text:p/>
          </draw:text-box>
        </draw:frame>
        <draw:frame draw:style-name="gr184" draw:text-style-name="P6" draw:layer="layout" svg:width="1.47cm" svg:height="0.252cm" svg:x="7.758cm" svg:y="6.848cm">
          <draw:text-box>
            <text:p/>
          </draw:text-box>
        </draw:frame>
        <draw:frame draw:style-name="gr185" draw:text-style-name="P6" draw:layer="layout" svg:width="1.47cm" svg:height="0.065cm" svg:x="5.08cm" svg:y="6.26cm">
          <draw:text-box>
            <text:p/>
          </draw:text-box>
        </draw:frame>
        <draw:frame draw:style-name="gr184" draw:text-style-name="P6" draw:layer="layout" svg:width="1.47cm" svg:height="0.252cm" svg:x="7.876cm" svg:y="5.999cm">
          <draw:text-box>
            <text:p/>
          </draw:text-box>
        </draw:frame>
        <draw:connector draw:style-name="gr6" draw:text-style-name="P5" draw:layer="layout" svg:x1="12.278cm" svg:y1="4.594cm" svg:x2="9.11cm" svg:y2="3.957cm" draw:start-shape="id122" draw:start-glue-point="2" draw:end-shape="id114" draw:end-glue-point="5" svg:d="M12278 4594v-822h-1792v185h-1376" svg:viewBox="0 0 3169 823">
          <text:p/>
        </draw:connector>
        <draw:g xml:id="id121" draw:id="id121">
          <draw:glue-point draw:id="4" svg:x="-4.945cm" svg:y="-3.918cm"/>
          <draw:glue-point draw:id="5" svg:x="4.94cm" svg:y="-3.299cm"/>
          <draw:g>
            <draw:custom-shape draw:style-name="gr186" draw:text-style-name="P35" draw:layer="layout" svg:width="1.935cm" svg:height="1.234cm" svg:x="4.422cm" svg:y="13.309cm">
              <text:p/>
              <draw:enhanced-geometry svg:viewBox="0 0 21600 21600" draw:glue-points="10800 0 5400 10800 10800 21600 16200 10800" draw:text-areas="5400 0 16200 10800" draw:type="flowchart-merge" draw:enhanced-path="M 0 0 L 21600 0 10800 21600 0 0 Z N"/>
            </draw:custom-shape>
            <draw:custom-shape draw:style-name="gr187" draw:text-style-name="P8" draw:layer="layout" svg:width="1.935cm" svg:height="2.057cm" svg:x="4.422cm" svg:y="11.252cm">
              <text:p/>
              <draw:enhanced-geometry svg:viewBox="0 0 21600 21600" draw:type="rectangle" draw:enhanced-path="M 0 0 L 21600 0 21600 21600 0 21600 0 0 Z N"/>
            </draw:custom-shape>
            <draw:frame draw:style-name="gr188" draw:text-style-name="P10" draw:layer="layout" svg:width="2.051cm" svg:height="1.675cm" svg:x="4.324cm" svg:y="11.486cm">
              <draw:text-box>
                <text:p text:style-name="P9">Flash</text:p>
                <text:p text:style-name="P9">Econ</text:p>
              </draw:text-box>
            </draw:fram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Times" svg:font-family="Time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8" draw:display-name="Gradient 8" draw:style="linear" draw:start-color="#ff0000" draw:end-color="#0000ff" draw:start-intensity="100%" draw:end-intensity="100%" draw:angle="0" draw:border="0%"/>
    <draw:gradient draw:name="Gradient_20_9" draw:display-name="Gradient 9" draw:style="rectangular" draw:cx="50%" draw:cy="50%" draw:start-color="#0000ff" draw:end-color="#ffffff" draw:start-intensity="100%" draw:end-intensity="100%" draw:angle="450" draw:border="5%"/>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4.2$MacOSX_X86_64 LibreOffice_project/3d5603e1122f0f102b62521720ab13a38a4e0eb0</meta:generator>
    <meta:creation-date>2008-04-15T14:38:07</meta:creation-date>
    <dc:date>2017-02-22T10:40:14.668638000</dc:date>
    <dc:language>en-US</dc:language>
    <meta:editing-cycles>31</meta:editing-cycles>
    <meta:editing-duration>P9DT18H27M54S</meta:editing-duration>
    <meta:print-date>2017-02-22T10:39:24.492455000</meta:print-date>
    <meta:document-statistic meta:object-count="637"/>
    <meta:user-defined meta:name="Info 1"/>
    <meta:user-defined meta:name="Info 2"/>
    <meta:user-defined meta:name="Info 3"/>
    <meta:user-defined meta:name="Info 4"/>
  </office:meta>
</office:document-meta>
</file>